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Inconsolata, Menlo, Consolas, 'Bitstream Vera Sans Mono', 'Courier New', monospace"/>
    <style:font-face style:name="Consolas" svg:font-family="Consolas, 'Bitstream Vera Sans Mono', 'Courier New', Courier, monospace"/>
    <style:font-face style:name="Helvetica" svg:font-family="Helvetica, Arial, sans-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7972in" table:align="left"/>
    </style:style>
    <style:style style:name="Table1.A" style:family="table-column">
      <style:table-column-properties style:column-width="3.7972in"/>
    </style:style>
    <style:style style:name="Table1.A1" style:family="table-cell">
      <style:table-cell-properties style:vertical-align="middle" fo:padding="0in" fo:border="none"/>
    </style:style>
    <style:style style:name="Table2" style:family="table">
      <style:table-properties style:width="1.5in" table:align="left"/>
    </style:style>
    <style:style style:name="Table2.A" style:family="table-column">
      <style:table-column-properties style:column-width="1.5in"/>
    </style:style>
    <style:style style:name="Table2.A1" style:family="table-cell">
      <style:table-cell-properties style:vertical-align="middle" fo:padding="0in" fo:border="none"/>
    </style:style>
    <style:style style:name="Table3" style:family="table">
      <style:table-properties style:width="3.0347in" table:align="left"/>
    </style:style>
    <style:style style:name="Table3.A" style:family="table-column">
      <style:table-column-properties style:column-width="3.0347in"/>
    </style:style>
    <style:style style:name="Table3.A1" style:family="table-cell">
      <style:table-cell-properties style:vertical-align="middle" fo:padding="0in" fo:border="none"/>
    </style:style>
    <style:style style:name="Table4" style:family="table">
      <style:table-properties style:width="3.7972in" table:align="left"/>
    </style:style>
    <style:style style:name="Table4.A" style:family="table-column">
      <style:table-column-properties style:column-width="3.7972in"/>
    </style:style>
    <style:style style:name="Table4.A1" style:family="table-cell">
      <style:table-cell-properties style:vertical-align="middle" fo:padding="0in" fo:border="none"/>
    </style:style>
    <style:style style:name="Table5" style:family="table">
      <style:table-properties style:width="6.6931in" table:align="left"/>
    </style:style>
    <style:style style:name="Table5.A" style:family="table-column">
      <style:table-column-properties style:column-width="6.6931in"/>
    </style:style>
    <style:style style:name="Table5.A1" style:family="table-cell">
      <style:table-cell-properties style:vertical-align="middle" fo:padding="0in" fo:border="none"/>
    </style:style>
    <style:style style:name="Table6" style:family="table">
      <style:table-properties style:width="1.6986in" table:align="left"/>
    </style:style>
    <style:style style:name="Table6.A" style:family="table-column">
      <style:table-column-properties style:column-width="1.6986in"/>
    </style:style>
    <style:style style:name="Table6.A1" style:family="table-cell">
      <style:table-cell-properties style:vertical-align="middle" fo:padding="0in" fo:border="none"/>
    </style:style>
    <style:style style:name="Table7" style:family="table">
      <style:table-properties style:width="4.4778in" table:align="left"/>
    </style:style>
    <style:style style:name="Table7.A" style:family="table-column">
      <style:table-column-properties style:column-width="4.4778in"/>
    </style:style>
    <style:style style:name="Table7.A1" style:family="table-cell">
      <style:table-cell-properties style:vertical-align="middle" fo:padding="0in" fo:border="none"/>
    </style:style>
    <style:style style:name="Table8" style:family="table">
      <style:table-properties style:width="3.0521in" table:align="left"/>
    </style:style>
    <style:style style:name="Table8.A" style:family="table-column">
      <style:table-column-properties style:column-width="3.0521in"/>
    </style:style>
    <style:style style:name="Table8.A1" style:family="table-cell">
      <style:table-cell-properties style:vertical-align="middle" fo:padding="0in" fo:border="none"/>
    </style:style>
    <style:style style:name="Table9" style:family="table">
      <style:table-properties style:width="3.0521in" table:align="left"/>
    </style:style>
    <style:style style:name="Table9.A" style:family="table-column">
      <style:table-column-properties style:column-width="3.0521in"/>
    </style:style>
    <style:style style:name="Table9.A1" style:family="table-cell">
      <style:table-cell-properties style:vertical-align="middle" fo:padding="0in" fo:border="none"/>
    </style:style>
    <style:style style:name="Table10" style:family="table">
      <style:table-properties style:width="1.9785in" table:align="left"/>
    </style:style>
    <style:style style:name="Table10.A" style:family="table-column">
      <style:table-column-properties style:column-width="1.9785in"/>
    </style:style>
    <style:style style:name="Table10.A1" style:family="table-cell">
      <style:table-cell-properties style:vertical-align="middle" fo:padding="0in" fo:border="none"/>
    </style:style>
    <style:style style:name="Table11" style:family="table">
      <style:table-properties style:width="2.8347in" table:align="left"/>
    </style:style>
    <style:style style:name="Table11.A" style:family="table-column">
      <style:table-column-properties style:column-width="2.8347in"/>
    </style:style>
    <style:style style:name="Table11.A1" style:family="table-cell">
      <style:table-cell-properties style:vertical-align="middle" fo:padding="0in" fo:border="none"/>
    </style:style>
    <style:style style:name="Table12" style:family="table">
      <style:table-properties style:width="5.5424in" table:align="left"/>
    </style:style>
    <style:style style:name="Table12.A" style:family="table-column">
      <style:table-column-properties style:column-width="5.5424in"/>
    </style:style>
    <style:style style:name="Table12.A1" style:family="table-cell">
      <style:table-cell-properties style:vertical-align="middle" fo:padding="0in" fo:border="none"/>
    </style:style>
    <style:style style:name="Table13" style:family="table">
      <style:table-properties style:width="5.9in" table:align="left"/>
    </style:style>
    <style:style style:name="Table13.A" style:family="table-column">
      <style:table-column-properties style:column-width="5.9in"/>
    </style:style>
    <style:style style:name="Table13.A1" style:family="table-cell">
      <style:table-cell-properties style:vertical-align="middle" fo:padding="0in" fo:border="none"/>
    </style:style>
    <style:style style:name="Table14" style:family="table">
      <style:table-properties style:width="4.7375in" table:align="left"/>
    </style:style>
    <style:style style:name="Table14.A" style:family="table-column">
      <style:table-column-properties style:column-width="4.7375in"/>
    </style:style>
    <style:style style:name="Table14.A1" style:family="table-cell">
      <style:table-cell-properties style:vertical-align="middle" fo:padding="0in" fo:border="none"/>
    </style:style>
    <style:style style:name="Table15" style:family="table">
      <style:table-properties style:width="6.6931in" table:align="left"/>
    </style:style>
    <style:style style:name="Table15.A" style:family="table-column">
      <style:table-column-properties style:column-width="6.6931in"/>
    </style:style>
    <style:style style:name="Table15.A1" style:family="table-cell">
      <style:table-cell-properties style:vertical-align="middle" fo:padding="0in" fo:border="none"/>
    </style:style>
    <style:style style:name="Table16" style:family="table">
      <style:table-properties style:width="5.3694in" table:align="left"/>
    </style:style>
    <style:style style:name="Table16.A" style:family="table-column">
      <style:table-column-properties style:column-width="5.3694in"/>
    </style:style>
    <style:style style:name="Table16.A1" style:family="table-cell">
      <style:table-cell-properties style:vertical-align="middle" fo:padding="0in" fo:border="none"/>
    </style:style>
    <style:style style:name="Table17" style:family="table">
      <style:table-properties style:width="1.4396in" table:align="left"/>
    </style:style>
    <style:style style:name="Table17.A" style:family="table-column">
      <style:table-column-properties style:column-width="1.4396in"/>
    </style:style>
    <style:style style:name="Table17.A1" style:family="table-cell">
      <style:table-cell-properties style:vertical-align="middle" fo:padding="0in" fo:border="none"/>
    </style:style>
    <style:style style:name="Table18" style:family="table">
      <style:table-properties style:width="1.9604in" table:align="left"/>
    </style:style>
    <style:style style:name="Table18.A" style:family="table-column">
      <style:table-column-properties style:column-width="1.9604in"/>
    </style:style>
    <style:style style:name="Table18.A1" style:family="table-cell">
      <style:table-cell-properties style:vertical-align="middle" fo:padding="0in" fo:border="none"/>
    </style:style>
    <style:style style:name="Table19" style:family="table">
      <style:table-properties style:width="1.9257in" table:align="left"/>
    </style:style>
    <style:style style:name="Table19.A" style:family="table-column">
      <style:table-column-properties style:column-width="1.9257in"/>
    </style:style>
    <style:style style:name="Table19.A1" style:family="table-cell">
      <style:table-cell-properties style:vertical-align="middle" fo:padding="0in" fo:border="none"/>
    </style:style>
    <style:style style:name="Table20" style:family="table">
      <style:table-properties style:width="2.5278in" table:align="left"/>
    </style:style>
    <style:style style:name="Table20.A" style:family="table-column">
      <style:table-column-properties style:column-width="2.5278in"/>
    </style:style>
    <style:style style:name="Table20.A1" style:family="table-cell">
      <style:table-cell-properties style:vertical-align="middle" fo:padding="0in" fo:border="none"/>
    </style:style>
    <style:style style:name="Table21" style:family="table">
      <style:table-properties style:width="4.3653in" table:align="left"/>
    </style:style>
    <style:style style:name="Table21.A" style:family="table-column">
      <style:table-column-properties style:column-width="4.3653in"/>
    </style:style>
    <style:style style:name="Table21.A1" style:family="table-cell">
      <style:table-cell-properties style:vertical-align="middle" fo:padding="0in" fo:border="none"/>
    </style:style>
    <style:style style:name="Table22" style:family="table">
      <style:table-properties style:width="2.5701in" table:align="left"/>
    </style:style>
    <style:style style:name="Table22.A" style:family="table-column">
      <style:table-column-properties style:column-width="2.5701in"/>
    </style:style>
    <style:style style:name="Table22.A1" style:family="table-cell">
      <style:table-cell-properties style:vertical-align="middle" fo:padding="0in" fo:border="none"/>
    </style:style>
    <style:style style:name="Table23" style:family="table">
      <style:table-properties style:width="1.6361in" table:align="left"/>
    </style:style>
    <style:style style:name="Table23.A" style:family="table-column">
      <style:table-column-properties style:column-width="1.6361in"/>
    </style:style>
    <style:style style:name="Table23.A1" style:family="table-cell">
      <style:table-cell-properties style:vertical-align="middle" fo:padding="0in" fo:border="none"/>
    </style:style>
    <style:style style:name="Table24" style:family="table">
      <style:table-properties style:width="3.7681in" table:align="left"/>
    </style:style>
    <style:style style:name="Table24.A" style:family="table-column">
      <style:table-column-properties style:column-width="3.7681in"/>
    </style:style>
    <style:style style:name="Table24.A1" style:family="table-cell">
      <style:table-cell-properties style:vertical-align="middle" fo:padding="0in" fo:border="none"/>
    </style:style>
    <style:style style:name="Table25" style:family="table">
      <style:table-properties style:width="2.2111in" table:align="left"/>
    </style:style>
    <style:style style:name="Table25.A" style:family="table-column">
      <style:table-column-properties style:column-width="2.2111in"/>
    </style:style>
    <style:style style:name="Table25.A1" style:family="table-cell">
      <style:table-cell-properties style:vertical-align="middle" fo:padding="0in" fo:border="none"/>
    </style:style>
    <style:style style:name="Table26" style:family="table">
      <style:table-properties style:width="4.3826in" table:align="left" fo:background-color="#ffffff">
        <style:background-image/>
      </style:table-properties>
    </style:style>
    <style:style style:name="Table26.A" style:family="table-column">
      <style:table-column-properties style:column-width="1.0354in"/>
    </style:style>
    <style:style style:name="Table26.B" style:family="table-column">
      <style:table-column-properties style:column-width="1.266in"/>
    </style:style>
    <style:style style:name="Table26.C" style:family="table-column">
      <style:table-column-properties style:column-width="2.0813in"/>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left="0.1042in" fo:padding-right="0.1042in" fo:padding-top="0.0938in" fo:padding-bottom="0.0938in" fo:border-left="0.75pt solid #cccccc" fo:border-right="0.75pt solid #cccccc" fo:border-top="0.75pt solid #cccccc" fo:border-bottom="1.5pt solid #cccccc">
        <style:background-image/>
      </style:table-cell-properties>
    </style:style>
    <style:style style:name="Table26.A2" style:family="table-cell">
      <style:table-cell-properties style:vertical-align="middle" fo:background-color="transparent" fo:padding-left="0.1042in" fo:padding-right="0.1042in" fo:padding-top="0.0938in" fo:padding-bottom="0.0938in" fo:border="0.05pt solid #cccccc">
        <style:background-image/>
      </style:table-cell-properties>
    </style:style>
    <style:style style:name="Table27" style:family="table">
      <style:table-properties style:width="4.0153in" table:align="left"/>
    </style:style>
    <style:style style:name="Table27.A" style:family="table-column">
      <style:table-column-properties style:column-width="4.0153in"/>
    </style:style>
    <style:style style:name="Table27.A1" style:family="table-cell">
      <style:table-cell-properties style:vertical-align="middle" fo:padding="0in" fo:border="none"/>
    </style:style>
    <style:style style:name="Table28" style:family="table">
      <style:table-properties style:width="4.3319in" table:align="left"/>
    </style:style>
    <style:style style:name="Table28.A" style:family="table-column">
      <style:table-column-properties style:column-width="4.3319in"/>
    </style:style>
    <style:style style:name="Table28.A1" style:family="table-cell">
      <style:table-cell-properties style:vertical-align="middle" fo:padding="0in" fo:border="none"/>
    </style:style>
    <style:style style:name="Table29" style:family="table">
      <style:table-properties style:width="4.6833in" table:align="left"/>
    </style:style>
    <style:style style:name="Table29.A" style:family="table-column">
      <style:table-column-properties style:column-width="4.6833in"/>
    </style:style>
    <style:style style:name="Table29.A1" style:family="table-cell">
      <style:table-cell-properties style:vertical-align="middle" fo:padding="0in" fo:border="none"/>
    </style:style>
    <style:style style:name="Table30" style:family="table">
      <style:table-properties style:width="6.6931in" table:align="left"/>
    </style:style>
    <style:style style:name="Table30.A" style:family="table-column">
      <style:table-column-properties style:column-width="6.6931in"/>
    </style:style>
    <style:style style:name="Table30.A1" style:family="table-cell">
      <style:table-cell-properties style:vertical-align="middle" fo:padding="0in" fo:border="none"/>
    </style:style>
    <style:style style:name="Table31" style:family="table">
      <style:table-properties style:width="4.0153in" table:align="left"/>
    </style:style>
    <style:style style:name="Table31.A" style:family="table-column">
      <style:table-column-properties style:column-width="4.0153in"/>
    </style:style>
    <style:style style:name="Table31.A1" style:family="table-cell">
      <style:table-cell-properties style:vertical-align="middle" fo:padding="0in" fo:border="none"/>
    </style:style>
    <style:style style:name="Table32" style:family="table">
      <style:table-properties style:width="4.3319in" table:align="left"/>
    </style:style>
    <style:style style:name="Table32.A" style:family="table-column">
      <style:table-column-properties style:column-width="4.3319in"/>
    </style:style>
    <style:style style:name="Table32.A1" style:family="table-cell">
      <style:table-cell-properties style:vertical-align="middle" fo:padding="0in" fo:border="none"/>
    </style:style>
    <style:style style:name="Table33" style:family="table">
      <style:table-properties style:width="3.7313in" table:align="left"/>
    </style:style>
    <style:style style:name="Table33.A" style:family="table-column">
      <style:table-column-properties style:column-width="3.7313in"/>
    </style:style>
    <style:style style:name="Table33.A1" style:family="table-cell">
      <style:table-cell-properties style:vertical-align="middle" fo:padding="0in" fo:border="none"/>
    </style:style>
    <style:style style:name="Table34" style:family="table">
      <style:table-properties style:width="3.8354in" table:align="left"/>
    </style:style>
    <style:style style:name="Table34.A" style:family="table-column">
      <style:table-column-properties style:column-width="3.8354in"/>
    </style:style>
    <style:style style:name="Table34.A1" style:family="table-cell">
      <style:table-cell-properties style:vertical-align="middle" fo:padding="0in" fo:border="none"/>
    </style:style>
    <style:style style:name="Table35" style:family="table">
      <style:table-properties style:width="4.1188in" table:align="left"/>
    </style:style>
    <style:style style:name="Table35.A" style:family="table-column">
      <style:table-column-properties style:column-width="4.1188in"/>
    </style:style>
    <style:style style:name="Table35.A1" style:family="table-cell">
      <style:table-cell-properties style:vertical-align="middle" fo:padding="0in" fo:border="none"/>
    </style:style>
    <style:style style:name="Table36" style:family="table">
      <style:table-properties style:width="2.9944in" table:align="left"/>
    </style:style>
    <style:style style:name="Table36.A" style:family="table-column">
      <style:table-column-properties style:column-width="2.9944in"/>
    </style:style>
    <style:style style:name="Table36.A1" style:family="table-cell">
      <style:table-cell-properties style:vertical-align="middle" fo:padding="0in" fo:border="none"/>
    </style:style>
    <style:style style:name="Table37" style:family="table">
      <style:table-properties style:width="3.8167in" table:align="left"/>
    </style:style>
    <style:style style:name="Table37.A" style:family="table-column">
      <style:table-column-properties style:column-width="3.8167in"/>
    </style:style>
    <style:style style:name="Table37.A1" style:family="table-cell">
      <style:table-cell-properties style:vertical-align="middle" fo:padding="0in" fo:border="none"/>
    </style:style>
    <style:style style:name="Table38" style:family="table">
      <style:table-properties style:width="2.9944in" table:align="left"/>
    </style:style>
    <style:style style:name="Table38.A" style:family="table-column">
      <style:table-column-properties style:column-width="2.9944in"/>
    </style:style>
    <style:style style:name="Table38.A1" style:family="table-cell">
      <style:table-cell-properties style:vertical-align="middle" fo:padding="0in" fo:border="none"/>
    </style:style>
    <style:style style:name="Table39" style:family="table">
      <style:table-properties style:width="1.8257in" table:align="left"/>
    </style:style>
    <style:style style:name="Table39.A" style:family="table-column">
      <style:table-column-properties style:column-width="1.8257in"/>
    </style:style>
    <style:style style:name="Table39.A1" style:family="table-cell">
      <style:table-cell-properties style:vertical-align="middle" fo:padding="0in" fo:border="none"/>
    </style:style>
    <style:style style:name="Table40" style:family="table">
      <style:table-properties style:width="1.4667in" table:align="left"/>
    </style:style>
    <style:style style:name="Table40.A" style:family="table-column">
      <style:table-column-properties style:column-width="1.4667in"/>
    </style:style>
    <style:style style:name="Table40.A1" style:family="table-cell">
      <style:table-cell-properties style:vertical-align="middle" fo:padding="0in" fo:border="none"/>
    </style:style>
    <style:style style:name="Table41" style:family="table">
      <style:table-properties style:width="3.0188in" table:align="left"/>
    </style:style>
    <style:style style:name="Table41.A" style:family="table-column">
      <style:table-column-properties style:column-width="3.0188in"/>
    </style:style>
    <style:style style:name="Table41.A1" style:family="table-cell">
      <style:table-cell-properties style:vertical-align="middle" fo:padding="0in" fo:border="none"/>
    </style:style>
    <style:style style:name="Table42" style:family="table">
      <style:table-properties style:width="3.5319in" table:align="left"/>
    </style:style>
    <style:style style:name="Table42.A" style:family="table-column">
      <style:table-column-properties style:column-width="3.5319in"/>
    </style:style>
    <style:style style:name="Table42.A1" style:family="table-cell">
      <style:table-cell-properties style:vertical-align="middle" fo:padding="0in" fo:border="none"/>
    </style:style>
    <style:style style:name="Table43" style:family="table">
      <style:table-properties style:width="3.5319in" table:align="left"/>
    </style:style>
    <style:style style:name="Table43.A" style:family="table-column">
      <style:table-column-properties style:column-width="3.5319in"/>
    </style:style>
    <style:style style:name="Table43.A1" style:family="table-cell">
      <style:table-cell-properties style:vertical-align="middle" fo:padding="0in" fo:border="none"/>
    </style:style>
    <style:style style:name="Table44" style:family="table">
      <style:table-properties style:width="4.3042in" table:align="left"/>
    </style:style>
    <style:style style:name="Table44.A" style:family="table-column">
      <style:table-column-properties style:column-width="4.3042in"/>
    </style:style>
    <style:style style:name="Table44.A1" style:family="table-cell">
      <style:table-cell-properties style:vertical-align="middle" fo:padding="0in" fo:border="none"/>
    </style:style>
    <style:style style:name="Table45" style:family="table">
      <style:table-properties style:width="1.7069in" table:align="left"/>
    </style:style>
    <style:style style:name="Table45.A" style:family="table-column">
      <style:table-column-properties style:column-width="1.7069in"/>
    </style:style>
    <style:style style:name="Table45.A1" style:family="table-cell">
      <style:table-cell-properties style:vertical-align="middle" fo:padding="0in" fo:border="none"/>
    </style:style>
    <style:style style:name="Table46" style:family="table">
      <style:table-properties style:width="4.4778in" table:align="left"/>
    </style:style>
    <style:style style:name="Table46.A" style:family="table-column">
      <style:table-column-properties style:column-width="4.4778in"/>
    </style:style>
    <style:style style:name="Table46.A1" style:family="table-cell">
      <style:table-cell-properties style:vertical-align="middle" fo:padding="0in" fo:border="none"/>
    </style:style>
    <style:style style:name="Table47" style:family="table">
      <style:table-properties style:width="3.9146in" table:align="left"/>
    </style:style>
    <style:style style:name="Table47.A" style:family="table-column">
      <style:table-column-properties style:column-width="3.9146in"/>
    </style:style>
    <style:style style:name="Table47.A1" style:family="table-cell">
      <style:table-cell-properties style:vertical-align="middle" fo:padding="0in" fo:border="none"/>
    </style:style>
    <style:style style:name="Table48" style:family="table">
      <style:table-properties style:width="4.4778in" table:align="left"/>
    </style:style>
    <style:style style:name="Table48.A" style:family="table-column">
      <style:table-column-properties style:column-width="4.4778in"/>
    </style:style>
    <style:style style:name="Table48.A1" style:family="table-cell">
      <style:table-cell-properties style:vertical-align="middle" fo:padding="0in" fo:border="none"/>
    </style:style>
    <style:style style:name="Table49" style:family="table">
      <style:table-properties style:width="4.4035in" table:align="left"/>
    </style:style>
    <style:style style:name="Table49.A" style:family="table-column">
      <style:table-column-properties style:column-width="4.4035in"/>
    </style:style>
    <style:style style:name="Table49.A1" style:family="table-cell">
      <style:table-cell-properties style:vertical-align="middle" fo:padding="0in" fo:border="none"/>
    </style:style>
    <style:style style:name="Table50" style:family="table">
      <style:table-properties style:width="3.3153in" table:align="left"/>
    </style:style>
    <style:style style:name="Table50.A" style:family="table-column">
      <style:table-column-properties style:column-width="3.3153in"/>
    </style:style>
    <style:style style:name="Table50.A1" style:family="table-cell">
      <style:table-cell-properties style:vertical-align="middle" fo:padding="0in" fo:border="none"/>
    </style:style>
    <style:style style:name="Table51" style:family="table">
      <style:table-properties style:width="3.2924in" table:align="left"/>
    </style:style>
    <style:style style:name="Table51.A" style:family="table-column">
      <style:table-column-properties style:column-width="3.2924in"/>
    </style:style>
    <style:style style:name="Table51.A1" style:family="table-cell">
      <style:table-cell-properties style:vertical-align="middle" fo:padding="0in" fo:border="none"/>
    </style:style>
    <style:style style:name="Table52" style:family="table">
      <style:table-properties style:width="4.2681in" table:align="left"/>
    </style:style>
    <style:style style:name="Table52.A" style:family="table-column">
      <style:table-column-properties style:column-width="4.2681in"/>
    </style:style>
    <style:style style:name="Table52.A1" style:family="table-cell">
      <style:table-cell-properties style:vertical-align="middle" fo:padding="0in" fo:border="none"/>
    </style:style>
    <style:style style:name="Table53" style:family="table">
      <style:table-properties style:width="4.9424in" table:align="left"/>
    </style:style>
    <style:style style:name="Table53.A" style:family="table-column">
      <style:table-column-properties style:column-width="4.9424in"/>
    </style:style>
    <style:style style:name="Table53.A1" style:family="table-cell">
      <style:table-cell-properties style:vertical-align="middle" fo:padding="0in" fo:border="none"/>
    </style:style>
    <style:style style:name="Table54" style:family="table">
      <style:table-properties style:width="5.1854in" table:align="left"/>
    </style:style>
    <style:style style:name="Table54.A" style:family="table-column">
      <style:table-column-properties style:column-width="5.1854in"/>
    </style:style>
    <style:style style:name="Table54.A1" style:family="table-cell">
      <style:table-cell-properties style:vertical-align="middle" fo:padding="0in" fo:border="none"/>
    </style:style>
    <style:style style:name="Table55" style:family="table">
      <style:table-properties style:width="3.0535in" table:align="left"/>
    </style:style>
    <style:style style:name="Table55.A" style:family="table-column">
      <style:table-column-properties style:column-width="3.0535in"/>
    </style:style>
    <style:style style:name="Table55.A1" style:family="table-cell">
      <style:table-cell-properties style:vertical-align="middle" fo:padding="0in" fo:border="none"/>
    </style:style>
    <style:style style:name="Table56" style:family="table">
      <style:table-properties style:width="4.0063in" table:align="left"/>
    </style:style>
    <style:style style:name="Table56.A" style:family="table-column">
      <style:table-column-properties style:column-width="4.0063in"/>
    </style:style>
    <style:style style:name="Table56.A1" style:family="table-cell">
      <style:table-cell-properties style:vertical-align="middle" fo:padding="0in" fo:border="none"/>
    </style:style>
    <style:style style:name="Table57" style:family="table">
      <style:table-properties style:width="4.6243in" table:align="left"/>
    </style:style>
    <style:style style:name="Table57.A" style:family="table-column">
      <style:table-column-properties style:column-width="4.6243in"/>
    </style:style>
    <style:style style:name="Table57.A1" style:family="table-cell">
      <style:table-cell-properties style:vertical-align="middle" fo:padding="0in" fo:border="none"/>
    </style:style>
    <style:style style:name="Table58" style:family="table">
      <style:table-properties style:width="5.0563in" table:align="left"/>
    </style:style>
    <style:style style:name="Table58.A" style:family="table-column">
      <style:table-column-properties style:column-width="5.0563in"/>
    </style:style>
    <style:style style:name="Table58.A1" style:family="table-cell">
      <style:table-cell-properties style:vertical-align="middle" fo:padding="0in" fo:border="none"/>
    </style:style>
    <style:style style:name="Table59" style:family="table">
      <style:table-properties style:width="4.7931in" table:align="left"/>
    </style:style>
    <style:style style:name="Table59.A" style:family="table-column">
      <style:table-column-properties style:column-width="4.7931in"/>
    </style:style>
    <style:style style:name="Table59.A1" style:family="table-cell">
      <style:table-cell-properties style:vertical-align="middle" fo:padding="0in" fo:border="none"/>
    </style:style>
    <style:style style:name="Table60" style:family="table">
      <style:table-properties style:width="2.8625in" table:align="left"/>
    </style:style>
    <style:style style:name="Table60.A" style:family="table-column">
      <style:table-column-properties style:column-width="2.8625in"/>
    </style:style>
    <style:style style:name="Table60.A1" style:family="table-cell">
      <style:table-cell-properties style:vertical-align="middle" fo:padding="0in" fo:border="none"/>
    </style:style>
    <style:style style:name="Table61" style:family="table">
      <style:table-properties style:width="3.1938in" table:align="left"/>
    </style:style>
    <style:style style:name="Table61.A" style:family="table-column">
      <style:table-column-properties style:column-width="3.1938in"/>
    </style:style>
    <style:style style:name="Table61.A1" style:family="table-cell">
      <style:table-cell-properties style:vertical-align="middle" fo:padding="0in" fo:border="none"/>
    </style:style>
    <style:style style:name="Table62" style:family="table">
      <style:table-properties style:width="4.3556in" table:align="left"/>
    </style:style>
    <style:style style:name="Table62.A" style:family="table-column">
      <style:table-column-properties style:column-width="4.3556in"/>
    </style:style>
    <style:style style:name="Table62.A1" style:family="table-cell">
      <style:table-cell-properties style:vertical-align="middle" fo:padding="0in" fo:border="none"/>
    </style:style>
    <style:style style:name="Table63" style:family="table">
      <style:table-properties style:width="3.7243in" table:align="left"/>
    </style:style>
    <style:style style:name="Table63.A" style:family="table-column">
      <style:table-column-properties style:column-width="3.7243in"/>
    </style:style>
    <style:style style:name="Table63.A1" style:family="table-cell">
      <style:table-cell-properties style:vertical-align="middle" fo:padding="0in" fo:border="none"/>
    </style:style>
    <style:style style:name="Table64" style:family="table">
      <style:table-properties style:width="3.8604in" table:align="left"/>
    </style:style>
    <style:style style:name="Table64.A" style:family="table-column">
      <style:table-column-properties style:column-width="3.8604in"/>
    </style:style>
    <style:style style:name="Table64.A1" style:family="table-cell">
      <style:table-cell-properties style:vertical-align="middle" fo:padding="0in" fo:border="none"/>
    </style:style>
    <style:style style:name="Table65" style:family="table">
      <style:table-properties style:width="4.3993in" table:align="left"/>
    </style:style>
    <style:style style:name="Table65.A" style:family="table-column">
      <style:table-column-properties style:column-width="4.3993in"/>
    </style:style>
    <style:style style:name="Table65.A1" style:family="table-cell">
      <style:table-cell-properties style:vertical-align="middle" fo:padding="0in" fo:border="none"/>
    </style:style>
    <style:style style:name="Table66" style:family="table">
      <style:table-properties style:width="2.7354in" table:align="left"/>
    </style:style>
    <style:style style:name="Table66.A" style:family="table-column">
      <style:table-column-properties style:column-width="2.7354in"/>
    </style:style>
    <style:style style:name="Table66.A1" style:family="table-cell">
      <style:table-cell-properties style:vertical-align="middle" fo:padding="0in" fo:border="none"/>
    </style:style>
    <style:style style:name="Table67" style:family="table">
      <style:table-properties style:width="2.9535in" table:align="left"/>
    </style:style>
    <style:style style:name="Table67.A" style:family="table-column">
      <style:table-column-properties style:column-width="2.9535in"/>
    </style:style>
    <style:style style:name="Table67.A1" style:family="table-cell">
      <style:table-cell-properties style:vertical-align="middle" fo:padding="0in" fo:border="none"/>
    </style:style>
    <style:style style:name="Table68" style:family="table">
      <style:table-properties style:width="3.9681in" table:align="left"/>
    </style:style>
    <style:style style:name="Table68.A" style:family="table-column">
      <style:table-column-properties style:column-width="3.9681in"/>
    </style:style>
    <style:style style:name="Table68.A1" style:family="table-cell">
      <style:table-cell-properties style:vertical-align="middle" fo:padding="0in" fo:border="none"/>
    </style:style>
    <style:style style:name="Table69" style:family="table">
      <style:table-properties style:width="6.2833in" table:align="left"/>
    </style:style>
    <style:style style:name="Table69.A" style:family="table-column">
      <style:table-column-properties style:column-width="6.2833in"/>
    </style:style>
    <style:style style:name="Table69.A1" style:family="table-cell">
      <style:table-cell-properties style:vertical-align="middle" fo:padding="0in" fo:border="none"/>
    </style:style>
    <style:style style:name="Table70" style:family="table">
      <style:table-properties style:width="2.7826in" table:align="left"/>
    </style:style>
    <style:style style:name="Table70.A" style:family="table-column">
      <style:table-column-properties style:column-width="2.7826in"/>
    </style:style>
    <style:style style:name="Table70.A1" style:family="table-cell">
      <style:table-cell-properties style:vertical-align="middle" fo:padding="0in" fo:border="none"/>
    </style:style>
    <style:style style:name="Table71" style:family="table">
      <style:table-properties style:width="3.6444in" table:align="left"/>
    </style:style>
    <style:style style:name="Table71.A" style:family="table-column">
      <style:table-column-properties style:column-width="3.6444in"/>
    </style:style>
    <style:style style:name="Table71.A1" style:family="table-cell">
      <style:table-cell-properties style:vertical-align="middle" fo:padding="0in" fo:border="none"/>
    </style:style>
    <style:style style:name="Table72" style:family="table">
      <style:table-properties style:width="1.4576in" table:align="left"/>
    </style:style>
    <style:style style:name="Table72.A" style:family="table-column">
      <style:table-column-properties style:column-width="1.4576in"/>
    </style:style>
    <style:style style:name="Table72.A1" style:family="table-cell">
      <style:table-cell-properties style:vertical-align="middle" fo:padding="0in" fo:border="none"/>
    </style:style>
    <style:style style:name="Table73" style:family="table">
      <style:table-properties style:width="1.9813in" table:align="left"/>
    </style:style>
    <style:style style:name="Table73.A" style:family="table-column">
      <style:table-column-properties style:column-width="1.9813in"/>
    </style:style>
    <style:style style:name="Table73.A1" style:family="table-cell">
      <style:table-cell-properties style:vertical-align="middle" fo:padding="0in" fo:border="none"/>
    </style:style>
    <style:style style:name="Table74" style:family="table">
      <style:table-properties style:width="2.6576in" table:align="left"/>
    </style:style>
    <style:style style:name="Table74.A" style:family="table-column">
      <style:table-column-properties style:column-width="2.6576in"/>
    </style:style>
    <style:style style:name="Table74.A1" style:family="table-cell">
      <style:table-cell-properties style:vertical-align="middle" fo:padding="0in" fo:border="none"/>
    </style:style>
    <style:style style:name="Table75" style:family="table">
      <style:table-properties style:width="2.6576in" table:align="left"/>
    </style:style>
    <style:style style:name="Table75.A" style:family="table-column">
      <style:table-column-properties style:column-width="2.6576in"/>
    </style:style>
    <style:style style:name="Table75.A1" style:family="table-cell">
      <style:table-cell-properties style:vertical-align="middle" fo:padding="0in" fo:border="none"/>
    </style:style>
    <style:style style:name="Table76" style:family="table">
      <style:table-properties style:width="2.0799in" table:align="left"/>
    </style:style>
    <style:style style:name="Table76.A" style:family="table-column">
      <style:table-column-properties style:column-width="2.0799in"/>
    </style:style>
    <style:style style:name="Table76.A1" style:family="table-cell">
      <style:table-cell-properties style:vertical-align="middle" fo:padding="0in" fo:border="none"/>
    </style:style>
    <style:style style:name="Table77" style:family="table">
      <style:table-properties style:width="2.7042in" table:align="left"/>
    </style:style>
    <style:style style:name="Table77.A" style:family="table-column">
      <style:table-column-properties style:column-width="2.7042in"/>
    </style:style>
    <style:style style:name="Table77.A1" style:family="table-cell">
      <style:table-cell-properties style:vertical-align="middle" fo:padding="0in" fo:border="none"/>
    </style:style>
    <style:style style:name="Table78" style:family="table">
      <style:table-properties style:width="3.7847in" table:align="left"/>
    </style:style>
    <style:style style:name="Table78.A" style:family="table-column">
      <style:table-column-properties style:column-width="3.7847in"/>
    </style:style>
    <style:style style:name="Table78.A1" style:family="table-cell">
      <style:table-cell-properties style:vertical-align="middle" fo:padding="0in" fo:border="none"/>
    </style:style>
    <style:style style:name="Table79" style:family="table">
      <style:table-properties style:width="4.5201in" table:align="left"/>
    </style:style>
    <style:style style:name="Table79.A" style:family="table-column">
      <style:table-column-properties style:column-width="4.5201in"/>
    </style:style>
    <style:style style:name="Table79.A1" style:family="table-cell">
      <style:table-cell-properties style:vertical-align="middle" fo:padding="0in" fo:border="none"/>
    </style:style>
    <style:style style:name="Table80" style:family="table">
      <style:table-properties style:width="4.5979in" table:align="left"/>
    </style:style>
    <style:style style:name="Table80.A" style:family="table-column">
      <style:table-column-properties style:column-width="4.5979in"/>
    </style:style>
    <style:style style:name="Table80.A1" style:family="table-cell">
      <style:table-cell-properties style:vertical-align="middle" fo:padding="0in" fo:border="none"/>
    </style:style>
    <style:style style:name="Table81" style:family="table">
      <style:table-properties style:width="4.5979in" table:align="left"/>
    </style:style>
    <style:style style:name="Table81.A" style:family="table-column">
      <style:table-column-properties style:column-width="4.5979in"/>
    </style:style>
    <style:style style:name="Table81.A1" style:family="table-cell">
      <style:table-cell-properties style:vertical-align="middle" fo:padding="0in" fo:border="none"/>
    </style:style>
    <style:style style:name="Table82" style:family="table">
      <style:table-properties style:width="2.7486in" table:align="left"/>
    </style:style>
    <style:style style:name="Table82.A" style:family="table-column">
      <style:table-column-properties style:column-width="2.7486in"/>
    </style:style>
    <style:style style:name="Table82.A1" style:family="table-cell">
      <style:table-cell-properties style:vertical-align="middle" fo:padding="0in" fo:border="none"/>
    </style:style>
    <style:style style:name="Table83" style:family="table">
      <style:table-properties style:width="5.2653in" table:align="left"/>
    </style:style>
    <style:style style:name="Table83.A" style:family="table-column">
      <style:table-column-properties style:column-width="5.2653in"/>
    </style:style>
    <style:style style:name="Table83.A1" style:family="table-cell">
      <style:table-cell-properties style:vertical-align="middle" fo:padding="0in" fo:border="none"/>
    </style:style>
    <style:style style:name="Table84" style:family="table">
      <style:table-properties style:width="2.4979in" table:align="left"/>
    </style:style>
    <style:style style:name="Table84.A" style:family="table-column">
      <style:table-column-properties style:column-width="2.4979in"/>
    </style:style>
    <style:style style:name="Table84.A1" style:family="table-cell">
      <style:table-cell-properties style:vertical-align="middle" fo:padding="0in" fo:border="none"/>
    </style:style>
    <style:style style:name="Table85" style:family="table">
      <style:table-properties style:width="4.7868in" table:align="left"/>
    </style:style>
    <style:style style:name="Table85.A" style:family="table-column">
      <style:table-column-properties style:column-width="4.7868in"/>
    </style:style>
    <style:style style:name="Table85.A1" style:family="table-cell">
      <style:table-cell-properties style:vertical-align="middle" fo:padding="0in" fo:border="none"/>
    </style:style>
    <style:style style:name="Table86" style:family="table">
      <style:table-properties style:width="4.1174in" table:align="left"/>
    </style:style>
    <style:style style:name="Table86.A" style:family="table-column">
      <style:table-column-properties style:column-width="4.1174in"/>
    </style:style>
    <style:style style:name="Table86.A1" style:family="table-cell">
      <style:table-cell-properties style:vertical-align="middle" fo:padding="0in" fo:border="none"/>
    </style:style>
    <style:style style:name="Table87" style:family="table">
      <style:table-properties style:width="2.3486in" table:align="left"/>
    </style:style>
    <style:style style:name="Table87.A" style:family="table-column">
      <style:table-column-properties style:column-width="2.3486in"/>
    </style:style>
    <style:style style:name="Table87.A1" style:family="table-cell">
      <style:table-cell-properties style:vertical-align="middle" fo:padding="0in" fo:border="none"/>
    </style:style>
    <style:style style:name="Table88" style:family="table">
      <style:table-properties style:width="5.5396in" table:align="left"/>
    </style:style>
    <style:style style:name="Table88.A" style:family="table-column">
      <style:table-column-properties style:column-width="5.5396in"/>
    </style:style>
    <style:style style:name="Table88.A1" style:family="table-cell">
      <style:table-cell-properties style:vertical-align="middle" fo:padding="0in" fo:border="none"/>
    </style:style>
    <style:style style:name="Table89" style:family="table">
      <style:table-properties style:width="3.8813in" table:align="left"/>
    </style:style>
    <style:style style:name="Table89.A" style:family="table-column">
      <style:table-column-properties style:column-width="3.8813in"/>
    </style:style>
    <style:style style:name="Table89.A1" style:family="table-cell">
      <style:table-cell-properties style:vertical-align="middle" fo:padding="0in" fo:border="none"/>
    </style:style>
    <style:style style:name="Table90" style:family="table">
      <style:table-properties style:width="3.9472in" table:align="left"/>
    </style:style>
    <style:style style:name="Table90.A" style:family="table-column">
      <style:table-column-properties style:column-width="3.9472in"/>
    </style:style>
    <style:style style:name="Table90.A1" style:family="table-cell">
      <style:table-cell-properties style:vertical-align="middle" fo:padding="0in" fo:border="none"/>
    </style:style>
    <style:style style:name="Table91" style:family="table">
      <style:table-properties style:width="5.4854in" table:align="left"/>
    </style:style>
    <style:style style:name="Table91.A" style:family="table-column">
      <style:table-column-properties style:column-width="5.4854in"/>
    </style:style>
    <style:style style:name="Table91.A1" style:family="table-cell">
      <style:table-cell-properties style:vertical-align="middle" fo:padding="0in" fo:border="none"/>
    </style:style>
    <style:style style:name="Table92" style:family="table">
      <style:table-properties style:width="5.7792in" table:align="left"/>
    </style:style>
    <style:style style:name="Table92.A" style:family="table-column">
      <style:table-column-properties style:column-width="5.7792in"/>
    </style:style>
    <style:style style:name="Table92.A1" style:family="table-cell">
      <style:table-cell-properties style:vertical-align="middle" fo:padding="0in" fo:border="none"/>
    </style:style>
    <style:style style:name="Table93" style:family="table">
      <style:table-properties style:width="4.9514in" table:align="left"/>
    </style:style>
    <style:style style:name="Table93.A" style:family="table-column">
      <style:table-column-properties style:column-width="4.9514in"/>
    </style:style>
    <style:style style:name="Table93.A1" style:family="table-cell">
      <style:table-cell-properties style:vertical-align="middle" fo:padding="0in" fo:border="none"/>
    </style:style>
    <style:style style:name="Table94" style:family="table">
      <style:table-properties style:width="5.9639in" table:align="left"/>
    </style:style>
    <style:style style:name="Table94.A" style:family="table-column">
      <style:table-column-properties style:column-width="5.9639in"/>
    </style:style>
    <style:style style:name="Table94.A1" style:family="table-cell">
      <style:table-cell-properties style:vertical-align="middle" fo:padding="0in" fo:border="none"/>
    </style:style>
    <style:style style:name="Table95" style:family="table">
      <style:table-properties style:width="6.6931in" table:align="left"/>
    </style:style>
    <style:style style:name="Table95.A" style:family="table-column">
      <style:table-column-properties style:column-width="6.6931in"/>
    </style:style>
    <style:style style:name="Table95.A1" style:family="table-cell">
      <style:table-cell-properties style:vertical-align="middle" fo:padding="0in" fo:border="none"/>
    </style:style>
    <style:style style:name="Table96" style:family="table">
      <style:table-properties style:width="6.6931in" table:align="left"/>
    </style:style>
    <style:style style:name="Table96.A" style:family="table-column">
      <style:table-column-properties style:column-width="6.6931in"/>
    </style:style>
    <style:style style:name="Table96.A1" style:family="table-cell">
      <style:table-cell-properties style:vertical-align="middle" fo:padding="0in" fo:border="none"/>
    </style:style>
    <style:style style:name="Table97" style:family="table">
      <style:table-properties style:width="5.9188in" table:align="left"/>
    </style:style>
    <style:style style:name="Table97.A" style:family="table-column">
      <style:table-column-properties style:column-width="5.9188in"/>
    </style:style>
    <style:style style:name="Table97.A1" style:family="table-cell">
      <style:table-cell-properties style:vertical-align="middle" fo:padding="0in" fo:border="none"/>
    </style:style>
    <style:style style:name="P1" style:family="paragraph" style:parent-style-name="Standard">
      <style:paragraph-properties fo:margin-left="0in" fo:margin-right="0in" fo:margin-top="0in" fo:margin-bottom="0in" style:contextual-spacing="false" style:line-height-at-least="0.2189in" fo:text-align="start" style:justify-single-word="false" fo:text-indent="0in" style:auto-text-indent="false" fo:padding="0in" fo:border="none"/>
    </style:style>
    <style:style style:name="P2" style:family="paragraph" style:parent-style-name="Heading_20_5">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3" style:family="paragraph" style:parent-style-name="Heading_20_5">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4" style:family="paragraph" style:parent-style-name="Heading_20_5">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5"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6" style:family="paragraph" style:parent-style-name="Text_20_body" style:list-style-name="L1">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7" style:family="paragraph" style:parent-style-name="Text_20_body" style:list-style-name="L2">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8" style:family="paragraph" style:parent-style-name="Text_20_body" style:list-style-name="L4">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9"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10" style:family="paragraph" style:parent-style-name="Text_20_body" style:list-style-name="L9">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11"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12"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f9d9d8"/>
    </style:style>
    <style:style style:name="P13"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d5e9f6"/>
    </style:style>
    <style:style style:name="P14" style:family="paragraph" style:parent-style-name="Text_20_body" style:list-style-name="L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15"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999999" style:font-name="Helvetica" fo:font-size="10.5pt" fo:letter-spacing="normal" fo:font-style="normal" fo:font-weight="normal" fo:background-color="transparent"/>
    </style:style>
    <style:style style:name="P16" style:family="paragraph" style:parent-style-name="Text_20_body">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7" style:family="paragraph" style:parent-style-name="Text_20_body" style:list-style-name="L4">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8" style:family="paragraph" style:parent-style-name="Text_20_body" style:list-style-name="L5">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9" style:family="paragraph" style:parent-style-name="Text_20_body" style:list-style-name="L6">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20" style:family="paragraph" style:parent-style-name="Text_20_body" style:list-style-name="L7">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21" style:family="paragraph" style:parent-style-name="Text_20_body" style:list-style-name="L8">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22" style:family="paragraph" style:parent-style-name="Text_20_body" style:list-style-name="L9">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23" style:family="paragraph" style:parent-style-name="Text_20_body" style:list-style-name="L10">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24" style:family="paragraph" style:parent-style-name="Text_20_body" style:list-style-name="L11">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25" style:family="paragraph" style:parent-style-name="Text_20_body" style:list-style-name="L12">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26" style:family="paragraph" style:parent-style-name="Text_20_body" style:list-style-name="L13">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27" style:family="paragraph" style:parent-style-name="Text_20_body" style:list-style-name="L14">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28" style:family="paragraph" style:parent-style-name="Text_20_body" style:list-style-name="L15">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29" style:family="paragraph" style:parent-style-name="Text_20_body" style:list-style-name="L16">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30" style:family="paragraph" style:parent-style-name="Text_20_body" style:list-style-name="L17">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31" style:family="paragraph" style:parent-style-name="Text_20_body" style:list-style-name="L18">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32" style:family="paragraph" style:parent-style-name="Text_20_body" style:list-style-name="L2">
      <style:paragraph-properties fo:margin-left="0in" fo:margin-right="0in" fo:margin-top="0in" fo:margin-bottom="0in" style:contextual-spacing="false" style:line-height-at-least="0.2189in" fo:text-align="start" style:justify-single-word="false" fo:text-indent="0in" style:auto-text-indent="false" fo:background-color="#980905" fo:padding="0in" fo:border="none">
        <style:background-image/>
      </style:paragraph-properties>
    </style:style>
    <style:style style:name="P33" style:family="paragraph" style:parent-style-name="Heading_20_1">
      <style:paragraph-properties fo:margin-left="0in" fo:margin-right="0in" fo:margin-top="0in" fo:margin-bottom="0in" style:contextual-spacing="false" fo:text-indent="0in" style:auto-text-indent="false" fo:padding="0in" fo:border="none"/>
    </style:style>
    <style:style style:name="P34" style:family="paragraph" style:parent-style-name="Table_20_Contents">
      <style:paragraph-properties fo:margin-left="0in" fo:margin-right="0in" fo:text-indent="0in" style:auto-text-indent="false"/>
      <style:text-properties fo:font-size="2pt" style:font-size-asian="2pt" style:font-size-complex="2pt"/>
    </style:style>
    <style:style style:name="P35"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style>
    <style:style style:name="P36"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background-color="#eeeeee"/>
    </style:style>
    <style:style style:name="P37"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size="10.5pt" fo:font-weight="normal"/>
    </style:style>
    <style:style style:name="P38" style:family="paragraph" style:parent-style-name="Table_20_Contents">
      <style:paragraph-properties fo:margin-left="0in" fo:margin-right="0in" fo:margin-top="0in" fo:margin-bottom="0in" style:contextual-spacing="false" fo:text-align="start" style:justify-single-word="false" fo:text-indent="0in" style:auto-text-indent="false" fo:background-color="transparent" fo:padding="0in" fo:border="none">
        <style:background-image/>
      </style:paragraph-properties>
    </style:style>
    <style:style style:name="P39" style:family="paragraph" style:parent-style-name="Table_20_Contents">
      <style:paragraph-properties fo:margin-top="0in" fo:margin-bottom="0in" style:contextual-spacing="false" fo:text-align="start" style:justify-single-word="false"/>
      <style:text-properties fo:font-size="10.5pt" fo:font-weight="normal"/>
    </style:style>
    <style:style style:name="P40"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fo:font-size="10.5pt" fo:font-weight="bold"/>
    </style:style>
    <style:style style:name="P41" style:family="paragraph" style:parent-style-name="Heading_20_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42" style:family="paragraph" style:parent-style-name="Heading_20_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size="10.5pt" fo:font-weight="bold"/>
    </style:style>
    <style:style style:name="P43" style:family="paragraph" style:parent-style-name="Heading_20_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44" style:family="paragraph" style:parent-style-name="Heading_20_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45" style:family="paragraph" style:parent-style-name="Heading_20_4">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46" style:family="paragraph" style:parent-style-name="Heading_20_4">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47" style:family="paragraph" style:parent-style-name="Heading_20_6">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48" style:family="paragraph" style:parent-style-name="Heading_20_6">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49" style:family="paragraph" style:parent-style-name="Heading_20_6">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50" style:family="paragraph" style:parent-style-name="Heading_20_2">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T1" style:family="text">
      <style:text-properties fo:font-weight="bold"/>
    </style:style>
    <style:style style:name="T2" style:family="text">
      <style:text-properties fo:font-size="10.5pt" fo:background-color="transparent" style:font-size-asian="10.5pt" style:font-size-complex="10.5pt"/>
    </style:style>
    <style:style style:name="T3" style:family="text">
      <style:text-properties fo:font-size="10.5pt" fo:font-weight="bold" fo:background-color="transparent"/>
    </style:style>
    <style:style style:name="T4" style:family="text">
      <style:text-properties fo:font-variant="normal" fo:text-transform="none" fo:color="#999999" style:font-name="Helvetica" fo:font-size="10.5pt" fo:letter-spacing="normal" fo:font-style="normal" fo:font-weight="bold" fo:background-color="transparent"/>
    </style:style>
    <style:style style:name="T5" style:family="text">
      <style:text-properties fo:font-variant="normal" fo:text-transform="none" fo:color="#999999" style:font-name="Helvetica" fo:font-size="10.5pt" fo:letter-spacing="normal" fo:font-style="normal" fo:font-weight="normal" fo:background-color="transparent"/>
    </style:style>
    <style:style style:name="T6" style:family="text">
      <style:text-properties fo:font-variant="normal" fo:text-transform="none" fo:color="#ffffff" style:font-name="Helvetica" fo:font-size="10.5pt" fo:letter-spacing="normal" fo:font-style="normal" style:text-underline-style="solid" style:text-underline-width="auto" style:text-underline-color="font-color" fo:font-weight="bold" fo:background-color="transparent"/>
    </style:style>
    <style:style style:name="T7" style:family="text">
      <style:text-properties fo:font-variant="normal" fo:text-transform="none" fo:color="#ffffff" style:font-name="Helvetica" fo:font-size="10.5pt" fo:letter-spacing="normal" fo:font-style="normal" fo:font-weight="normal" fo:background-color="transparent"/>
    </style:style>
    <style:style style:name="T8" style:family="text">
      <style:text-properties fo:font-variant="normal" fo:text-transform="none" fo:color="#ffffff" style:font-name="Helvetica" fo:font-size="13.5pt" fo:letter-spacing="normal" fo:font-style="normal" fo:font-weight="normal" fo:background-color="transparent"/>
    </style:style>
    <style:style style:name="T9" style:family="text">
      <style:text-properties fo:font-variant="normal" fo:text-transform="none" fo:color="#ffffff" style:text-line-through-style="none" style:font-name="Helvetica" fo:font-size="13.5pt" fo:letter-spacing="normal" fo:font-style="normal" style:text-underline-style="none" fo:font-weight="normal" style:text-blinking="false" fo:background-color="transparent"/>
    </style:style>
    <style:style style:name="T10" style:family="text">
      <style:text-properties fo:font-variant="normal" fo:text-transform="none" fo:color="#ffffff" style:text-line-through-style="none" style:font-name="Helvetica" fo:font-size="13.5pt" fo:letter-spacing="normal" fo:font-style="normal" style:text-underline-style="none" fo:font-weight="normal" style:text-blinking="false" fo:background-color="#980905"/>
    </style:style>
    <style:style style:name="T11" style:family="text">
      <style:text-properties fo:font-variant="normal" fo:text-transform="none" fo:color="#ee3f3f" style:font-name="Helvetica" fo:font-size="10.5pt" fo:letter-spacing="normal" fo:font-style="normal" style:text-underline-style="solid" style:text-underline-width="auto" style:text-underline-color="font-color" fo:font-weight="normal" fo:background-color="transparent"/>
    </style:style>
    <style:style style:name="T12" style:family="text">
      <style:text-properties fo:font-variant="normal" fo:text-transform="none" fo:color="#565656" style:font-name="Helvetica" fo:font-size="10.5pt" fo:letter-spacing="normal" fo:font-style="normal" fo:font-weight="normal" fo:background-color="transparent"/>
    </style:style>
    <style:style style:name="T13" style:family="text">
      <style:text-properties fo:font-variant="normal" fo:text-transform="none" fo:color="#980905" style:font-name="Helvetica" fo:font-size="9.75pt" fo:letter-spacing="normal" fo:font-style="normal" style:text-underline-style="solid" style:text-underline-width="auto" style:text-underline-color="font-color" fo:font-weight="bold" fo:background-color="transparent"/>
    </style:style>
    <style:style style:name="T14" style:family="text">
      <style:text-properties fo:font-variant="normal" fo:text-transform="none" fo:color="#980905" style:font-name="Helvetica" fo:font-size="9.75pt" fo:letter-spacing="normal" fo:font-style="normal" style:text-underline-style="solid" style:text-underline-width="auto" style:text-underline-color="font-color" fo:font-weight="normal" fo:background-color="transparent"/>
    </style:style>
    <style:style style:name="T15" style:family="text">
      <style:text-properties fo:font-variant="normal" fo:text-transform="none" fo:color="#980905" style:font-name="Helvetica" fo:font-size="10.5pt" fo:letter-spacing="normal" fo:font-style="normal" style:text-underline-style="solid" style:text-underline-width="auto" style:text-underline-color="font-color" fo:font-weight="normal" fo:background-color="transparent"/>
    </style:style>
    <style:style style:name="T16" style:family="text">
      <style:text-properties fo:font-variant="normal" fo:text-transform="none" fo:color="#980905" style:font-name="Anonymous Pro" fo:font-size="9.75pt" fo:letter-spacing="normal" fo:font-style="normal" style:text-underline-style="solid" style:text-underline-width="auto" style:text-underline-color="font-color" fo:font-weight="normal" fo:background-color="transparent"/>
    </style:style>
    <style:style style:name="T17" style:family="text">
      <style:text-properties fo:font-variant="normal" fo:text-transform="none" fo:color="#980905" style:font-name="Consolas" fo:font-style="italic" style:text-underline-style="solid" style:text-underline-width="auto" style:text-underline-color="font-color" fo:font-weight="normal" fo:background-color="#eeeeee"/>
    </style:style>
    <style:style style:name="T18" style:family="text">
      <style:text-properties fo:font-variant="normal" fo:text-transform="none" fo:color="#333333" style:font-name="Helvetica" fo:font-size="10.5pt" fo:letter-spacing="normal" fo:font-style="normal" fo:font-weight="normal" fo:background-color="transparent"/>
    </style:style>
    <style:style style:name="T19" style:family="text">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20" style:family="text">
      <style:text-properties fo:font-variant="normal" fo:text-transform="none" fo:color="#333333" style:font-name="Helvetica" fo:font-size="10.5pt" fo:letter-spacing="normal" fo:font-style="normal" fo:font-weight="normal" fo:background-color="#fff9d8"/>
    </style:style>
    <style:style style:name="T21" style:family="text">
      <style:text-properties fo:font-variant="normal" fo:text-transform="none" fo:color="#333333" style:font-name="Helvetica" fo:font-size="10.5pt" fo:letter-spacing="normal" fo:font-style="normal" fo:font-weight="normal" fo:background-color="#d5e9f6"/>
    </style:style>
    <style:style style:name="T22" style:family="text">
      <style:text-properties fo:font-variant="normal" fo:text-transform="none" fo:color="#333333" style:font-name="Helvetica" fo:font-size="10.5pt" fo:letter-spacing="normal" fo:font-style="normal" fo:font-weight="normal" fo:background-color="#f9d9d8"/>
    </style:style>
    <style:style style:name="T23" style:family="text">
      <style:text-properties fo:font-variant="normal" fo:text-transform="none" fo:color="#333333" style:font-name="Helvetica" fo:font-size="10.5pt" fo:letter-spacing="normal" fo:font-style="normal" fo:font-weight="bold" fo:background-color="transparent"/>
    </style:style>
    <style:style style:name="T24" style:family="text">
      <style:text-properties fo:font-variant="normal" fo:text-transform="none" fo:color="#333333" style:font-name="Helvetica" fo:font-size="10.5pt" fo:letter-spacing="normal" fo:font-style="italic" fo:font-weight="normal" fo:background-color="transparent"/>
    </style:style>
    <style:style style:name="T25" style:family="text">
      <style:text-properties fo:font-variant="normal" fo:text-transform="none" fo:color="#333333" style:font-name="Helvetica" fo:font-size="10.5pt" fo:letter-spacing="normal" fo:font-style="italic"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26" style:family="text">
      <style:text-properties fo:font-variant="normal" fo:text-transform="none" fo:color="#222222" style:font-name="Anonymous Pro" fo:font-size="10.5pt" fo:letter-spacing="normal" fo:font-style="normal" fo:font-weight="normal" fo:background-color="transparent"/>
    </style:style>
    <style:style style:name="T27" style:family="text">
      <style:text-properties fo:font-variant="normal" fo:text-transform="none" fo:color="#222222" style:font-name="Anonymous Pro"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28" style:family="text">
      <style:text-properties fo:font-variant="normal" fo:text-transform="none" fo:color="#222222" style:font-name="Anonymous Pro" fo:font-size="10.5pt" fo:letter-spacing="normal" fo:font-style="normal" fo:font-weight="normal" fo:background-color="#fff9d8"/>
    </style:style>
    <style:style style:name="T29" style:family="text">
      <style:text-properties fo:font-variant="normal" fo:text-transform="none" fo:color="#222222" style:font-name="Anonymous Pro" fo:font-size="10.5pt" fo:letter-spacing="normal" fo:font-style="normal" fo:font-weight="normal" fo:background-color="#d5e9f6"/>
    </style:style>
    <style:style style:name="T30" style:family="text">
      <style:text-properties fo:font-variant="normal" fo:text-transform="none" fo:color="#222222" style:font-name="Anonymous Pro" fo:font-size="10.5pt" fo:letter-spacing="normal" fo:font-style="normal" fo:font-weight="bold" fo:background-color="transparent"/>
    </style:style>
    <style:style style:name="T31" style:family="text">
      <style:text-properties fo:font-variant="normal" fo:text-transform="none" fo:color="#222222" style:font-name="Consolas" fo:font-style="normal" fo:font-weight="normal" fo:background-color="#eeeeee"/>
    </style:style>
    <style:style style:name="T32" style:family="text">
      <style:text-properties fo:font-variant="normal" fo:text-transform="none" fo:color="#222222" style:font-name="Consolas" fo:font-style="normal" fo:font-weight="bold" fo:background-color="#eeeeee"/>
    </style:style>
    <style:style style:name="T33" style:family="text">
      <style:text-properties fo:font-variant="normal" fo:text-transform="none" fo:color="#222222" fo:background-color="#eeeeee"/>
    </style:style>
    <style:style style:name="T34" style:family="text">
      <style:text-properties fo:font-variant="normal" fo:text-transform="none" fo:color="#64434d" style:font-name="Consolas" fo:font-style="normal" fo:font-weight="normal" fo:background-color="#eeeeee"/>
    </style:style>
    <style:style style:name="T35" style:family="text">
      <style:text-properties fo:font-variant="normal" fo:text-transform="none" style:font-name="Consolas" fo:font-style="normal" fo:font-weight="normal" fo:background-color="#eeeeee"/>
    </style:style>
    <style:style style:name="T36"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T37" style:family="text">
      <style:text-properties fo:font-variant="normal" fo:text-transform="none" fo:color="#6588a8" style:font-name="Consolas" fo:font-style="italic" fo:font-weight="normal" fo:background-color="#eeeeee"/>
    </style:style>
    <style:style style:name="T38" style:family="text">
      <style:text-properties fo:font-variant="normal" fo:text-transform="none" fo:color="#0066cc" style:font-name="Consolas" fo:font-style="normal" fo:font-weight="normal" fo:background-color="#eeeeee"/>
    </style:style>
    <style:style style:name="T39" style:family="text">
      <style:text-properties fo:font-variant="normal" fo:text-transform="none" fo:color="#708090" style:font-name="Consolas" fo:font-style="normal" fo:font-weight="normal" fo:background-color="#eeeeee"/>
    </style:style>
    <style:style style:name="T40" style:family="text">
      <style:text-properties fo:font-variant="normal" fo:text-transform="none" fo:color="#808080" style:font-name="Consolas" fo:font-style="normal" fo:font-weight="normal" fo:background-color="#eeeeee"/>
    </style:style>
    <style:style style:name="T41" style:family="text">
      <style:text-properties fo:color="#ee3f3f" style:text-line-through-style="none" fo:font-size="26.25pt" style:text-underline-style="none" fo:font-weight="bold" style:text-blinking="false" fo:background-color="transparent"/>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222222" fo:margin-left="0in" fo:margin-right="0in" style:editable="false">
        <style:columns fo:column-count="1" fo:column-gap="0in"/>
        <style:background-image/>
      </style:section-properties>
    </style:style>
    <style:style style:name="Sect2" style:family="section">
      <style:section-properties fo:background-color="#c52f24" fo:margin-left="0in" fo:margin-right="0in" style:editable="false">
        <style:columns fo:column-count="1" fo:column-gap="0in"/>
        <style:background-image/>
      </style:section-properties>
    </style:style>
    <style:style style:name="Sect3" style:family="section">
      <style:section-properties fo:background-color="#d5e9f6" fo:margin-left="0in" fo:margin-right="0in" style:editable="false">
        <style:columns fo:column-count="1" fo:column-gap="0in"/>
        <style:background-image/>
      </style:section-properties>
    </style:style>
    <style:style style:name="Sect4" style:family="section">
      <style:section-properties fo:background-color="#ffffff" fo:margin-left="0in" fo:margin-right="0in" style:editable="false">
        <style:columns fo:column-count="1" fo:column-gap="0in"/>
        <style:background-image/>
      </style:section-properties>
    </style:style>
    <style:style style:name="Sect5" style:family="section">
      <style:section-properties fo:background-color="transparent" fo:margin-left="0in" fo:margin-right="0in" style:editable="false">
        <style:columns fo:column-count="1" fo:column-gap="0in"/>
        <style:background-image/>
      </style:section-properties>
    </style:style>
    <style:style style:name="Sect6" style:family="section">
      <style:section-properties fo:background-color="#eeeeee"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4">More at </text:span></text:span><text:a xlink:type="simple" xlink:href="http://rubyonrails.org/"><text:span text:style-name="Strong_20_Emphasis"><text:span text:style-name="T6">rubyonrails.org:</text:span></text:span></text:a><text:span text:style-name="Strong_20_Emphasis"><text:span text:style-name="T4"> </text:span></text:span></text:p>
      <text:section text:style-name="Sect1" text:name="topNav">
        <text:list xml:id="list2659660127805183170" text:style-name="L1">
          <text:list-item>
            <text:p text:style-name="P6"><text:a xlink:type="simple" xlink:href="http://rubyonrails.org/"><text:span text:style-name="T11">Overview</text:span></text:a><text:span text:style-name="T12"> </text:span></text:p>
          </text:list-item>
          <text:list-item>
            <text:p text:style-name="P6"><text:a xlink:type="simple" xlink:href="http://rubyonrails.org/download"><text:span text:style-name="T11">Download</text:span></text:a><text:span text:style-name="T12"> </text:span></text:p>
          </text:list-item>
          <text:list-item>
            <text:p text:style-name="P6"><text:a xlink:type="simple" xlink:href="http://rubyonrails.org/deploy"><text:span text:style-name="T11">Deploy</text:span></text:a><text:span text:style-name="T12"> </text:span></text:p>
          </text:list-item>
          <text:list-item>
            <text:p text:style-name="P6"><text:a xlink:type="simple" xlink:href="https://github.com/rails/rails"><text:span text:style-name="T11">Code</text:span></text:a><text:span text:style-name="T12"> </text:span></text:p>
          </text:list-item>
          <text:list-item>
            <text:p text:style-name="P6"><text:a xlink:type="simple" xlink:href="http://rubyonrails.org/screencasts"><text:span text:style-name="T11">Screencasts</text:span></text:a><text:span text:style-name="T12"> </text:span></text:p>
          </text:list-item>
          <text:list-item>
            <text:p text:style-name="P6"><text:a xlink:type="simple" xlink:href="http://rubyonrails.org/documentation"><text:span text:style-name="T11">Documentation</text:span></text:a><text:span text:style-name="T12"> </text:span></text:p>
          </text:list-item>
          <text:list-item>
            <text:p text:style-name="P6"><text:a xlink:type="simple" xlink:href="http://rubyonrails.org/ecosystem"><text:span text:style-name="T11">Ecosystem</text:span></text:a><text:span text:style-name="T12"> </text:span></text:p>
          </text:list-item>
          <text:list-item>
            <text:p text:style-name="P6"><text:a xlink:type="simple" xlink:href="http://rubyonrails.org/community"><text:span text:style-name="T11">Community</text:span></text:a><text:span text:style-name="T12"> </text:span></text:p>
          </text:list-item>
          <text:list-item>
            <text:p text:style-name="P6"><text:a xlink:type="simple" xlink:href="http://weblog.rubyonrails.org/"><text:span text:style-name="T11">Blog</text:span></text:a></text:p>
          </text:list-item>
        </text:list>
      </text:section>
      <text:section text:style-name="Sect2" text:name="header">
        <text:list xml:id="list3411319076580819470" text:style-name="L2">
          <text:list-item>
            <text:p text:style-name="P7"><draw:frame draw:style-name="fr1" draw:name="Frame1" text:anchor-type="paragraph" svg:width="3.0937in" draw:z-index="0"><draw:text-box fo:min-height="0.0161in"><text:h text:style-name="P33" text:outline-level="1"><text:a xlink:type="simple" xlink:href="http://guides.rubyonrails.org/index.html"><text:span text:style-name="T41">Guides.rubyonrails.org</text:span></text:a></text:h></draw:text-box></draw:frame><text:a xlink:type="simple" xlink:href="http://guides.rubyonrails.org/index.html"><text:span text:style-name="T9">Home</text:span></text:a><text:span text:style-name="T7"> </text:span></text:p>
          </text:list-item>
          <text:list-item>
            <text:p text:style-name="P32"><text:bookmark text:name="guidesMenu"/><text:a xlink:type="simple" xlink:href="http://guides.rubyonrails.org/index.html"><text:span text:style-name="T10">Guides Index</text:span></text:a><text:span text:style-name="T8"> </text:span></text:p>
          </text:list-item>
          <text:list-item>
            <text:p text:style-name="P7"><text:a xlink:type="simple" xlink:href="http://guides.rubyonrails.org/contributing_to_ruby_on_rails.html"><text:span text:style-name="T9">Contribute</text:span></text:a><text:span text:style-name="T7"> </text:span></text:p>
          </text:list-item>
          <text:list-item>
            <text:p text:style-name="P7"><text:a xlink:type="simple" xlink:href="http://guides.rubyonrails.org/credits.html"><text:span text:style-name="T9">Credits</text:span></text:a></text:p>
          </text:list-item>
        </text:list>
      </text:section>
      <text:section text:style-name="Sect3" text:name="feature">
        <text:h text:style-name="P50" text:outline-level="2">Layouts and Rendering in Rails</text:h>
        <text:p text:style-name="P9">This guide covers the basic layout features of Action Controller and Action View.</text:p>
        <text:p text:style-name="P9">After reading this guide, you will know:</text:p>
        <text:list xml:id="list3171557903609129291" text:style-name="L3">
          <text:list-item>
            <text:p text:style-name="P14">How to use the various rendering methods built into Rails.</text:p>
          </text:list-item>
          <text:list-item>
            <text:p text:style-name="P14">How to create layouts with multiple content sections.</text:p>
          </text:list-item>
          <text:list-item>
            <text:p text:style-name="P14">How to use partials to DRY up your views.</text:p>
          </text:list-item>
          <text:list-item>
            <text:p text:style-name="P14">How to use nested layouts (sub-templates).</text:p>
          </text:list-item>
        </text:list>
        <text:section text:style-name="Sect4" text:name="subCol">
          <text:h text:style-name="P41" text:outline-level="3"><draw:frame draw:style-name="fr2" draw:name="graphics1" text:anchor-type="as-char" svg:width="0.7862in" svg:height="0.3929in" draw:z-index="1"><draw:image xlink:href="http://guides.rubyonrails.org/images/chapters_icon.gif" xlink:type="simple" xlink:show="embed" xlink:actuate="onLoad"/></draw:frame><text:span text:style-name="T1">Chapters</text:span></text:h>
          <text:list xml:id="list2992601459956977902" text:style-name="L4">
            <text:list-item>
              <text:p text:style-name="P8"><text:a xlink:type="simple" xlink:href="http://guides.rubyonrails.org/layouts_and_rendering.html#overview-how-the-pieces-fit-together"><text:span text:style-name="T13">Overview: How the Pieces Fit Together</text:span></text:a></text:p>
            </text:list-item>
            <text:list-item>
              <text:p text:style-name="P8"><text:a xlink:type="simple" xlink:href="http://guides.rubyonrails.org/layouts_and_rendering.html#creating-responses"><text:span text:style-name="T13">Creating Responses</text:span></text:a></text:p>
              <text:list>
                <text:list-item>
                  <text:p text:style-name="P8"><text:a xlink:type="simple" xlink:href="http://guides.rubyonrails.org/layouts_and_rendering.html#rendering-by-default-convention-over-configuration-in-action"><text:span text:style-name="T14">Rendering by Default: Convention Over Configuration in Action</text:span></text:a></text:p>
                </text:list-item>
                <text:list-item>
                  <text:p text:style-name="P17"><text:a xlink:type="simple" xlink:href="http://guides.rubyonrails.org/layouts_and_rendering.html#using-render"><text:span text:style-name="T14">Using </text:span></text:a><text:a xlink:type="simple" xlink:href="http://guides.rubyonrails.org/layouts_and_rendering.html#using-render"><text:span text:style-name="Source_20_Text"><text:span text:style-name="T16">render</text:span></text:span></text:a></text:p>
                </text:list-item>
                <text:list-item>
                  <text:p text:style-name="P17"><text:a xlink:type="simple" xlink:href="http://guides.rubyonrails.org/layouts_and_rendering.html#using-redirect-to"><text:span text:style-name="T14">Using </text:span></text:a><text:a xlink:type="simple" xlink:href="http://guides.rubyonrails.org/layouts_and_rendering.html#using-redirect-to"><text:span text:style-name="Source_20_Text"><text:span text:style-name="T16">redirect_to</text:span></text:span></text:a></text:p>
                </text:list-item>
                <text:list-item>
                  <text:p text:style-name="P17"><text:a xlink:type="simple" xlink:href="http://guides.rubyonrails.org/layouts_and_rendering.html#using-head-to-build-header-only-responses"><text:span text:style-name="T14">Using </text:span></text:a><text:a xlink:type="simple" xlink:href="http://guides.rubyonrails.org/layouts_and_rendering.html#using-head-to-build-header-only-responses"><text:span text:style-name="Source_20_Text"><text:span text:style-name="T16">head</text:span></text:span></text:a><text:a xlink:type="simple" xlink:href="http://guides.rubyonrails.org/layouts_and_rendering.html#using-head-to-build-header-only-responses"><text:span text:style-name="T14"> To Build Header-Only Responses</text:span></text:a></text:p>
                </text:list-item>
              </text:list>
            </text:list-item>
            <text:list-item>
              <text:p text:style-name="P8"><text:a xlink:type="simple" xlink:href="http://guides.rubyonrails.org/layouts_and_rendering.html#structuring-layouts"><text:span text:style-name="T13">Structuring Layouts</text:span></text:a></text:p>
              <text:list>
                <text:list-item>
                  <text:p text:style-name="P8"><text:a xlink:type="simple" xlink:href="http://guides.rubyonrails.org/layouts_and_rendering.html#asset-tag-helpers"><text:span text:style-name="T14">Asset Tag Helpers</text:span></text:a></text:p>
                </text:list-item>
                <text:list-item>
                  <text:p text:style-name="P17"><text:a xlink:type="simple" xlink:href="http://guides.rubyonrails.org/layouts_and_rendering.html#understanding-yield"><text:span text:style-name="T14">Understanding </text:span></text:a><text:a xlink:type="simple" xlink:href="http://guides.rubyonrails.org/layouts_and_rendering.html#understanding-yield"><text:span text:style-name="Source_20_Text"><text:span text:style-name="T16">yield</text:span></text:span></text:a></text:p>
                </text:list-item>
                <text:list-item>
                  <text:p text:style-name="P17"><text:a xlink:type="simple" xlink:href="http://guides.rubyonrails.org/layouts_and_rendering.html#using-the-content-for-method"><text:span text:style-name="T14">Using the </text:span></text:a><text:a xlink:type="simple" xlink:href="http://guides.rubyonrails.org/layouts_and_rendering.html#using-the-content-for-method"><text:span text:style-name="Source_20_Text"><text:span text:style-name="T16">content_for</text:span></text:span></text:a><text:a xlink:type="simple" xlink:href="http://guides.rubyonrails.org/layouts_and_rendering.html#using-the-content-for-method"><text:span text:style-name="T14">Method</text:span></text:a></text:p>
                </text:list-item>
                <text:list-item>
                  <text:p text:style-name="P8"><text:a xlink:type="simple" xlink:href="http://guides.rubyonrails.org/layouts_and_rendering.html#using-partials"><text:span text:style-name="T14">Using Partials</text:span></text:a></text:p>
                </text:list-item>
                <text:list-item>
                  <text:p text:style-name="P8"><text:a xlink:type="simple" xlink:href="http://guides.rubyonrails.org/layouts_and_rendering.html#using-nested-layouts"><text:span text:style-name="T14">Using Nested Layouts</text:span></text:a></text:p>
                </text:list-item>
              </text:list>
            </text:list-item>
          </text:list>
        </text:section>
      </text:section>
      <text:section text:style-name="Sect5" text:name="container">
        <text:p text:style-name="P1"/>
        <text:section text:style-name="Sect5" text:name="mainCol">
          <text:h text:style-name="P42" text:outline-level="3"><text:bookmark text:name="overview-how-the-pieces-fit-together"/>1 Overview: How the Pieces Fit Together</text:h>
          <text:p text:style-name="P9">This guide focuses on the interaction between Controller and View in the Model-View-Controller triangle. As you know, the Controller is responsible for orchestrating the whole process of handling a request in Rails, though it normally hands off any heavy code to the Model. But then, when it's time to send a response back to the user, the Controller hands things off to the View. It's that handoff that is the subject of this guide.</text:p>
          <text:p text:style-name="P9">In broad strokes, this involves deciding what should be sent as the response and calling an appropriate method to create that response. If the response is a full-blown view, Rails also does some extra work to <text:soft-page-break/>wrap the view in a layout and possibly to pull in partial views. You'll see all of those paths later in this guide.</text:p>
          <text:h text:style-name="P43" text:outline-level="3"><text:bookmark text:name="creating-responses"/>2 Creating Responses</text:h>
          <text:p text:style-name="P9">From the controller's point of view, there are three ways to create an HTTP response:</text:p>
          <text:list xml:id="list399865943180929992" text:style-name="L5">
            <text:list-item>
              <text:p text:style-name="P18"><text:span text:style-name="T18">Call </text:span><text:span text:style-name="Source_20_Text"><text:span text:style-name="T26">render</text:span></text:span><text:span text:style-name="T18"> to create a full response to send back to the browser</text:span></text:p>
            </text:list-item>
            <text:list-item>
              <text:p text:style-name="P18"><text:span text:style-name="T18">Call </text:span><text:span text:style-name="Source_20_Text"><text:span text:style-name="T26">redirect_to</text:span></text:span><text:span text:style-name="T18"> to send an HTTP redirect status code to the browser</text:span></text:p>
            </text:list-item>
            <text:list-item>
              <text:p text:style-name="P18"><text:span text:style-name="T18">Call </text:span><text:span text:style-name="Source_20_Text"><text:span text:style-name="T26">head</text:span></text:span><text:span text:style-name="T18"> to create a response consisting solely of HTTP headers to send back to the browser</text:span></text:p>
            </text:list-item>
          </text:list>
          <text:h text:style-name="P45" text:outline-level="4"><text:bookmark text:name="rendering-by-default-convention-over-configuration-in-action"/>2.1 Rendering by Default: Convention Over Configuration in Action</text:h>
          <text:p text:style-name="P16"><text:span text:style-name="T18">You've heard that Rails promotes "convention over configuration". Default rendering is an excellent example of this. By default, controllers in Rails automatically render views with names that correspond to valid routes. For example, if you have this code in your </text:span><text:span text:style-name="Source_20_Text"><text:span text:style-name="T26">BooksController</text:span></text:span><text:span text:style-name="T18"> class:</text:span></text:p>
          <text:section text:style-name="Sect6" text:name="highlighter_89105">
            <table:table table:name="Table1" table:style-name="Table1">
              <table:table-column table:style-name="Table1.A"/>
              <table:table-row>
                <table:table-cell table:style-name="Table1.A1" office:value-type="string">
                  <text:p text:style-name="P35"><text:span text:style-name="Source_20_Text"><text:span text:style-name="T34">class</text:span></text:span><text:span text:style-name="T35"> </text:span><text:span text:style-name="Source_20_Text"><text:span text:style-name="T31">BooksController &lt; ApplicationController</text:span></text:span></text:p>
                  <text:p text:style-name="P35"><text:span text:style-name="Source_20_Text"><text:span text:style-name="T34">end</text:span></text:span></text:p>
                </table:table-cell>
              </table:table-row>
            </table:table>
          </text:section>
          <text:p text:style-name="P11">And the following in your routes file:</text:p>
          <text:section text:style-name="Sect6" text:name="highlighter_526072">
            <table:table table:name="Table2" table:style-name="Table2">
              <table:table-column table:style-name="Table2.A"/>
              <table:table-row>
                <table:table-cell table:style-name="Table2.A1" office:value-type="string">
                  <text:p text:style-name="P35"><text:span text:style-name="Source_20_Text"><text:span text:style-name="T31">resources </text:span></text:span><text:span text:style-name="Source_20_Text"><text:span text:style-name="T32">:books</text:span></text:span></text:p>
                </table:table-cell>
              </table:table-row>
            </table:table>
          </text:section>
          <text:p text:style-name="P16"><text:span text:style-name="T19">And you have a view file </text:span><text:span text:style-name="Source_20_Text"><text:span text:style-name="T27">app/views/books/index.html.erb</text:span></text:span><text:span text:style-name="T19">:</text:span></text:p>
          <text:section text:style-name="Sect6" text:name="highlighter_698360">
            <table:table table:name="Table3" table:style-name="Table3">
              <table:table-column table:style-name="Table3.A"/>
              <table:table-row>
                <table:table-cell table:style-name="Table3.A1" office:value-type="string">
                  <text:p text:style-name="P35"><text:span text:style-name="Source_20_Text"><text:span text:style-name="T31">&lt;h1&gt;Books are coming soon!&lt;/h1&gt;</text:span></text:span></text:p>
                </table:table-cell>
              </table:table-row>
            </table:table>
          </text:section>
          <text:p text:style-name="P16"><text:span text:style-name="T19">Rails will automatically render </text:span><text:span text:style-name="Source_20_Text"><text:span text:style-name="T27">app/views/books/index.html.erb</text:span></text:span><text:span text:style-name="T19"> when you navigate to </text:span><text:span text:style-name="Source_20_Text"><text:span text:style-name="T27">/books</text:span></text:span><text:span text:style-name="T19">and you will see "Books are coming soon!" on your screen.</text:span></text:p>
          <text:p text:style-name="P16"><text:span text:style-name="T18">However a coming soon screen is only minimally useful, so you will soon create your </text:span><text:span text:style-name="Source_20_Text"><text:span text:style-name="T26">Book</text:span></text:span><text:span text:style-name="T18"> model and add the index action to </text:span><text:span text:style-name="Source_20_Text"><text:span text:style-name="T26">BooksController</text:span></text:span><text:span text:style-name="T18">:</text:span></text:p>
          <text:section text:style-name="Sect6" text:name="highlighter_20291">
            <table:table table:name="Table4" table:style-name="Table4">
              <table:table-column table:style-name="Table4.A"/>
              <table:table-row>
                <table:table-cell table:style-name="Table4.A1" office:value-type="string">
                  <text:p text:style-name="P35"><text:span text:style-name="Source_20_Text"><text:span text:style-name="T34">class</text:span></text:span><text:span text:style-name="T35"> </text:span><text:span text:style-name="Source_20_Text"><text:span text:style-name="T31">BooksController &lt; ApplicationController</text:span></text:span></text:p>
                  <text:p text:style-name="P35"><text:span text:style-name="Source_20_Text"><text:span text:style-name="T33">  </text:span></text:span><text:span text:style-name="Source_20_Text"><text:span text:style-name="T34">def</text:span></text:span><text:span text:style-name="T35"> </text:span><text:span text:style-name="Source_20_Text"><text:span text:style-name="T31">index</text:span></text:span></text:p>
                  <text:p text:style-name="P35"><text:span text:style-name="Source_20_Text"><text:span text:style-name="T33">    </text:span></text:span><text:span text:style-name="Source_20_Text"><text:span text:style-name="T32">@books</text:span></text:span><text:span text:style-name="T35"> </text:span><text:span text:style-name="Source_20_Text"><text:span text:style-name="T31">= Book.all</text:span></text:span></text:p>
                  <text:p text:style-name="P35"><text:span text:style-name="Source_20_Text"><text:span text:style-name="T33">  </text:span></text:span><text:span text:style-name="Source_20_Text"><text:span text:style-name="T34">end</text:span></text:span></text:p>
                  <text:p text:style-name="P35"><text:span text:style-name="Source_20_Text"><text:span text:style-name="T34">end</text:span></text:span></text:p>
                </table:table-cell>
              </table:table-row>
            </table:table>
          </text:section>
          <text:p text:style-name="P16"><text:span text:style-name="T19">Note that we don't have explicit render at the end of the index action in accordance with "convention over configuration" principle. The rule is that if you do not explicitly render something at the end of a controller action, Rails will automatically look for the </text:span><text:span text:style-name="Source_20_Text"><text:span text:style-name="T27">action_name.html.erb</text:span></text:span><text:span text:style-name="T19"> template in the controller's view path and render it. So in this case, Rails will render the </text:span><text:span text:style-name="Source_20_Text"><text:span text:style-name="T27">app/views/books/index.html.erb</text:span></text:span><text:span text:style-name="T19"> file.</text:span></text:p>
          <text:p text:style-name="P9">If we want to display the properties of all the books in our view, we can do so with an ERB template like this:</text:p>
          <text:section text:style-name="Sect6" text:name="highlighter_612231">
            <table:table table:name="Table5" table:style-name="Table5">
              <table:table-column table:style-name="Table5.A"/>
              <table:table-row>
                <table:table-cell table:style-name="Table5.A1" office:value-type="string">
                  <text:p text:style-name="P35"><text:span text:style-name="Source_20_Text"><text:span text:style-name="T31">&lt;h1&gt;Listing Books&lt;/h1&gt;</text:span></text:span></text:p>
                  <text:p text:style-name="P36"> </text:p>
                  <text:p text:style-name="P35"><text:span text:style-name="Source_20_Text"><text:span text:style-name="T31">&lt;table&gt;</text:span></text:span></text:p>
                  <text:p text:style-name="P35"><text:span text:style-name="Source_20_Text"><text:span text:style-name="T33">  </text:span></text:span><text:span text:style-name="Source_20_Text"><text:span text:style-name="T31">&lt;tr&gt;</text:span></text:span></text:p>
                  <text:p text:style-name="P35"><text:span text:style-name="Source_20_Text"><text:span text:style-name="T33">    </text:span></text:span><text:span text:style-name="Source_20_Text"><text:span text:style-name="T31">&lt;th&gt;Title&lt;/th&gt;</text:span></text:span></text:p>
                  <text:p text:style-name="P35"><text:span text:style-name="Source_20_Text"><text:span text:style-name="T33">    </text:span></text:span><text:span text:style-name="Source_20_Text"><text:span text:style-name="T31">&lt;th&gt;Summary&lt;/th&gt;</text:span></text:span></text:p>
                  <text:p text:style-name="P35"><text:span text:style-name="Source_20_Text"><text:span text:style-name="T33">    </text:span></text:span><text:span text:style-name="Source_20_Text"><text:span text:style-name="T31">&lt;th&gt;&lt;/th&gt;</text:span></text:span></text:p>
                  <text:p text:style-name="P35"><text:span text:style-name="Source_20_Text"><text:span text:style-name="T33">    </text:span></text:span><text:span text:style-name="Source_20_Text"><text:span text:style-name="T31">&lt;th&gt;&lt;/th&gt;</text:span></text:span></text:p>
                  <text:p text:style-name="P35"><text:span text:style-name="Source_20_Text"><text:span text:style-name="T33">    </text:span></text:span><text:span text:style-name="Source_20_Text"><text:span text:style-name="T31">&lt;th&gt;&lt;/th&gt;</text:span></text:span></text:p>
                  <text:p text:style-name="P35"><text:span text:style-name="Source_20_Text"><text:span text:style-name="T33">  </text:span></text:span><text:span text:style-name="Source_20_Text"><text:span text:style-name="T31">&lt;/tr&gt;</text:span></text:span></text:p>
                  <text:p text:style-name="P36"><text:soft-page-break/> </text:p>
                  <text:p text:style-name="P35"><text:span text:style-name="Source_20_Text"><text:span text:style-name="T31">&lt;% @books.each do |book| %&gt;</text:span></text:span></text:p>
                  <text:p text:style-name="P35"><text:span text:style-name="Source_20_Text"><text:span text:style-name="T33">  </text:span></text:span><text:span text:style-name="Source_20_Text"><text:span text:style-name="T31">&lt;tr&gt;</text:span></text:span></text:p>
                  <text:p text:style-name="P35"><text:span text:style-name="Source_20_Text"><text:span text:style-name="T33">    </text:span></text:span><text:span text:style-name="Source_20_Text"><text:span text:style-name="T31">&lt;td&gt;&lt;%= book.title %&gt;&lt;/td&gt;</text:span></text:span></text:p>
                  <text:p text:style-name="P35"><text:span text:style-name="Source_20_Text"><text:span text:style-name="T33">    </text:span></text:span><text:span text:style-name="Source_20_Text"><text:span text:style-name="T31">&lt;td&gt;&lt;%= book.content %&gt;&lt;/td&gt;</text:span></text:span></text:p>
                  <text:p text:style-name="P35"><text:span text:style-name="Source_20_Text"><text:span text:style-name="T33">    </text:span></text:span><text:span text:style-name="Source_20_Text"><text:span text:style-name="T31">&lt;td&gt;&lt;%= link_to "Show", book %&gt;&lt;/td&gt;</text:span></text:span></text:p>
                  <text:p text:style-name="P35"><text:span text:style-name="Source_20_Text"><text:span text:style-name="T33">    </text:span></text:span><text:span text:style-name="Source_20_Text"><text:span text:style-name="T31">&lt;td&gt;&lt;%= link_to "Edit", edit_book_path(book) %&gt;&lt;/td&gt;</text:span></text:span></text:p>
                  <text:p text:style-name="P35"><text:span text:style-name="Source_20_Text"><text:span text:style-name="T33">    </text:span></text:span><text:span text:style-name="Source_20_Text"><text:span text:style-name="T31">&lt;td&gt;&lt;%= link_to "Remove", book, method: :delete, data: { confirm: "Are you sure?" } %&gt;&lt;/td&gt;</text:span></text:span></text:p>
                  <text:p text:style-name="P35"><text:span text:style-name="Source_20_Text"><text:span text:style-name="T33">  </text:span></text:span><text:span text:style-name="Source_20_Text"><text:span text:style-name="T31">&lt;/tr&gt;</text:span></text:span></text:p>
                  <text:p text:style-name="P35"><text:span text:style-name="Source_20_Text"><text:span text:style-name="T31">&lt;% end %&gt;</text:span></text:span></text:p>
                  <text:p text:style-name="P35"><text:span text:style-name="Source_20_Text"><text:span text:style-name="T31">&lt;/table&gt;</text:span></text:span></text:p>
                  <text:p text:style-name="P36"> </text:p>
                  <text:p text:style-name="P35"><text:span text:style-name="Source_20_Text"><text:span text:style-name="T31">&lt;br /&gt;</text:span></text:span></text:p>
                  <text:p text:style-name="P36"> </text:p>
                  <text:p text:style-name="P35"><text:span text:style-name="Source_20_Text"><text:span text:style-name="T31">&lt;%= link_to "New book", new_book_path %&gt;</text:span></text:span></text:p>
                </table:table-cell>
              </table:table-row>
            </table:table>
          </text:section>
          <text:p text:style-name="P16"><text:span text:style-name="T19">The actual rendering is done by subclasses of </text:span><text:span text:style-name="Source_20_Text"><text:span text:style-name="T27">ActionView::TemplateHandlers</text:span></text:span><text:span text:style-name="T19">. This guide does not dig into that process, but it's important to know that the file extension on your view controls the choice of template handler. Beginning with Rails 2, the standard extensions are </text:span><text:span text:style-name="Source_20_Text"><text:span text:style-name="T27">.erb</text:span></text:span><text:span text:style-name="T19"> for ERB (HTML with embedded Ruby), and </text:span><text:span text:style-name="Source_20_Text"><text:span text:style-name="T27">.builder</text:span></text:span><text:span text:style-name="T19"> for Builder (XML generator).</text:span></text:p>
          <text:h text:style-name="P46" text:outline-level="4"><text:bookmark text:name="using-render"/><text:span text:style-name="T23">2.2 Using </text:span><text:span text:style-name="Source_20_Text"><text:span text:style-name="T30">render</text:span></text:span></text:h>
          <text:p text:style-name="P16"><text:span text:style-name="T18">In most cases, the </text:span><text:span text:style-name="Source_20_Text"><text:span text:style-name="T26">ActionController::Base#render</text:span></text:span><text:span text:style-name="T18"> method does the heavy lifting of rendering your application's content for use by a browser. There are a variety of ways to customize the behavior of </text:span><text:span text:style-name="Source_20_Text"><text:span text:style-name="T26">render</text:span></text:span><text:span text:style-name="T18">. You can render the default view for a Rails template, or a specific template, or a file, or inline code, or nothing at all. You can render text, JSON, or XML. You can specify the content type or HTTP status of the rendered response as well.</text:span></text:p>
          <text:p text:style-name="P16"><text:span text:style-name="T21">If you want to see the exact results of a call to </text:span><text:span text:style-name="Source_20_Text"><text:span text:style-name="T29">render</text:span></text:span><text:span text:style-name="T21"> without needing to inspect it in a browser, you can call </text:span><text:span text:style-name="Source_20_Text"><text:span text:style-name="T29">render_to_string</text:span></text:span><text:span text:style-name="T21">. This method takes exactly the same options as </text:span><text:span text:style-name="Source_20_Text"><text:span text:style-name="T29">render</text:span></text:span><text:span text:style-name="T21">, but it returns a string instead of sending a response back to the browser.</text:span></text:p>
          <text:h text:style-name="P2" text:outline-level="5"><text:bookmark text:name="rendering-nothing"/>2.2.1 Rendering Nothing</text:h>
          <text:p text:style-name="P16"><text:span text:style-name="T18">Perhaps the simplest thing you can do with </text:span><text:span text:style-name="Source_20_Text"><text:span text:style-name="T26">render</text:span></text:span><text:span text:style-name="T18"> is to render nothing at all:</text:span></text:p>
          <text:section text:style-name="Sect6" text:name="highlighter_197472">
            <table:table table:name="Table6" table:style-name="Table6">
              <table:table-column table:style-name="Table6.A"/>
              <table:table-row>
                <table:table-cell table:style-name="Table6.A1" office:value-type="string">
                  <text:p text:style-name="P35"><text:span text:style-name="Source_20_Text"><text:span text:style-name="T31">render nothing: </text:span></text:span><text:span text:style-name="Source_20_Text"><text:span text:style-name="T34">true</text:span></text:span></text:p>
                </table:table-cell>
              </table:table-row>
            </table:table>
          </text:section>
          <text:p text:style-name="P11">If you look at the response for this using cURL, you will see the following:</text:p>
          <text:section text:style-name="Sect6" text:name="highlighter_872570">
            <table:table table:name="Table7" table:style-name="Table7">
              <table:table-column table:style-name="Table7.A"/>
              <table:table-row>
                <table:table-cell table:style-name="Table7.A1" office:value-type="string">
                  <text:p text:style-name="P35"><text:span text:style-name="Source_20_Text"><text:span text:style-name="T31">$ curl -i 127.0.0.1:3000/books</text:span></text:span></text:p>
                  <text:p text:style-name="P35"><text:span text:style-name="Source_20_Text"><text:span text:style-name="T31">HTTP/1.1 200 OK</text:span></text:span></text:p>
                  <text:p text:style-name="P35"><text:span text:style-name="Source_20_Text"><text:span text:style-name="T31">Connection: close</text:span></text:span></text:p>
                  <text:p text:style-name="P35"><text:span text:style-name="Source_20_Text"><text:span text:style-name="T31">Date: Sun, 24 Jan 2010 09:25:18 GMT</text:span></text:span></text:p>
                  <text:p text:style-name="P35"><text:span text:style-name="Source_20_Text"><text:span text:style-name="T31">Transfer-Encoding: chunked</text:span></text:span></text:p>
                  <text:p text:style-name="P35"><text:span text:style-name="Source_20_Text"><text:span text:style-name="T31">Content-Type: */*; charset=utf-8</text:span></text:span></text:p>
                  <text:p text:style-name="P35"><text:span text:style-name="Source_20_Text"><text:span text:style-name="T31">X-Runtime: 0.014297</text:span></text:span></text:p>
                  <text:p text:style-name="P35"><text:span text:style-name="Source_20_Text"><text:span text:style-name="T31">Set-Cookie: _blog_session=...snip...; path=/; HttpOnly</text:span></text:span></text:p>
                  <text:p text:style-name="P35"><text:span text:style-name="Source_20_Text"><text:span text:style-name="T31">Cache-Control: no-cache</text:span></text:span></text:p>
                  <text:p text:style-name="P36"> </text:p>
                  <text:p text:style-name="P36"> </text:p>
                  <text:p text:style-name="P35"><text:span text:style-name="Source_20_Text"><text:span text:style-name="T33"> </text:span></text:span><text:span text:style-name="Source_20_Text"><text:span text:style-name="T31">$</text:span></text:span></text:p>
                </table:table-cell>
              </table:table-row>
            </table:table>
          </text:section>
          <text:p text:style-name="P16"><text:soft-page-break/><text:span text:style-name="T19">We see there is an empty response (no data after the </text:span><text:span text:style-name="Source_20_Text"><text:span text:style-name="T27">Cache-Control</text:span></text:span><text:span text:style-name="T19"> line), but the request was successful because Rails has set the response to 200 OK. You can set the </text:span><text:span text:style-name="Source_20_Text"><text:span text:style-name="T27">:status</text:span></text:span><text:span text:style-name="T19"> option on render to change this response. Rendering nothing can be useful for Ajax requests where all you want to send back to the browser is an acknowledgment that the request was completed.</text:span></text:p>
          <text:p text:style-name="P16"><text:span text:style-name="T21">You should probably be using the </text:span><text:span text:style-name="Source_20_Text"><text:span text:style-name="T29">head</text:span></text:span><text:span text:style-name="T21"> method, discussed later in this guide, instead of </text:span><text:span text:style-name="Source_20_Text"><text:span text:style-name="T29">render :nothing</text:span></text:span><text:span text:style-name="T21">. This provides additional flexibility and makes it explicit that you're only generating HTTP headers.</text:span></text:p>
          <text:h text:style-name="P2" text:outline-level="5"><text:bookmark text:name="rendering-an-action-s-view"/>2.2.2 Rendering an Action's View</text:h>
          <text:p text:style-name="P16"><text:span text:style-name="T18">If you want to render the view that corresponds to a different template within the same controller, you can use </text:span><text:span text:style-name="Source_20_Text"><text:span text:style-name="T26">render</text:span></text:span><text:span text:style-name="T18"> with the name of the view:</text:span></text:p>
          <text:section text:style-name="Sect6" text:name="highlighter_871227">
            <table:table table:name="Table8" table:style-name="Table8">
              <table:table-column table:style-name="Table8.A"/>
              <table:table-row>
                <table:table-cell table:style-name="Table8.A1" office:value-type="string">
                  <text:p text:style-name="P35"><text:span text:style-name="Source_20_Text"><text:span text:style-name="T34">def</text:span></text:span><text:span text:style-name="T35"> </text:span><text:span text:style-name="Source_20_Text"><text:span text:style-name="T31">update</text:span></text:span></text:p>
                  <text:p text:style-name="P35"><text:span text:style-name="Source_20_Text"><text:span text:style-name="T33">  </text:span></text:span><text:span text:style-name="Source_20_Text"><text:span text:style-name="T32">@book</text:span></text:span><text:span text:style-name="T35"> </text:span><text:span text:style-name="Source_20_Text"><text:span text:style-name="T31">= Book.find(params[</text:span></text:span><text:span text:style-name="Source_20_Text"><text:span text:style-name="T32">:id</text:span></text:span><text:span text:style-name="Source_20_Text"><text:span text:style-name="T31">])</text:span></text:span></text:p>
                  <text:p text:style-name="P35"><text:span text:style-name="Source_20_Text"><text:span text:style-name="T33">  </text:span></text:span><text:span text:style-name="Source_20_Text"><text:span text:style-name="T34">if</text:span></text:span><text:span text:style-name="T35"> </text:span><text:span text:style-name="Source_20_Text"><text:span text:style-name="T32">@book</text:span></text:span><text:span text:style-name="Source_20_Text"><text:span text:style-name="T31">.update(params[</text:span></text:span><text:span text:style-name="Source_20_Text"><text:span text:style-name="T32">:book</text:span></text:span><text:span text:style-name="Source_20_Text"><text:span text:style-name="T31">])</text:span></text:span></text:p>
                  <text:p text:style-name="P35"><text:span text:style-name="Source_20_Text"><text:span text:style-name="T33">    </text:span></text:span><text:span text:style-name="Source_20_Text"><text:span text:style-name="T31">redirect_to(</text:span></text:span><text:span text:style-name="Source_20_Text"><text:span text:style-name="T32">@book</text:span></text:span><text:span text:style-name="Source_20_Text"><text:span text:style-name="T31">)</text:span></text:span></text:p>
                  <text:p text:style-name="P35"><text:span text:style-name="Source_20_Text"><text:span text:style-name="T33">  </text:span></text:span><text:span text:style-name="Source_20_Text"><text:span text:style-name="T34">else</text:span></text:span></text:p>
                  <text:p text:style-name="P35"><text:span text:style-name="Source_20_Text"><text:span text:style-name="T33">    </text:span></text:span><text:span text:style-name="Source_20_Text"><text:span text:style-name="T31">render </text:span></text:span><text:span text:style-name="Source_20_Text"><text:span text:style-name="T37">"edit"</text:span></text:span></text:p>
                  <text:p text:style-name="P35"><text:span text:style-name="Source_20_Text"><text:span text:style-name="T33">  </text:span></text:span><text:span text:style-name="Source_20_Text"><text:span text:style-name="T34">end</text:span></text:span></text:p>
                  <text:p text:style-name="P35"><text:span text:style-name="Source_20_Text"><text:span text:style-name="T34">end</text:span></text:span></text:p>
                </table:table-cell>
              </table:table-row>
            </table:table>
          </text:section>
          <text:p text:style-name="P16"><text:span text:style-name="T19">If the call to </text:span><text:span text:style-name="Source_20_Text"><text:span text:style-name="T27">update</text:span></text:span><text:span text:style-name="T19"> fails, calling the </text:span><text:span text:style-name="Source_20_Text"><text:span text:style-name="T27">update</text:span></text:span><text:span text:style-name="T19"> action in this controller will render the </text:span><text:span text:style-name="Source_20_Text"><text:span text:style-name="T27">edit.html.erb</text:span></text:span><text:span text:style-name="T19">template belonging to the same controller.</text:span></text:p>
          <text:p text:style-name="P9">If you prefer, you can use a symbol instead of a string to specify the action to render:</text:p>
          <text:section text:style-name="Sect6" text:name="highlighter_244136">
            <table:table table:name="Table9" table:style-name="Table9">
              <table:table-column table:style-name="Table9.A"/>
              <table:table-row>
                <table:table-cell table:style-name="Table9.A1" office:value-type="string">
                  <text:p text:style-name="P35"><text:span text:style-name="Source_20_Text"><text:span text:style-name="T34">def</text:span></text:span><text:span text:style-name="T35"> </text:span><text:span text:style-name="Source_20_Text"><text:span text:style-name="T31">update</text:span></text:span></text:p>
                  <text:p text:style-name="P35"><text:span text:style-name="Source_20_Text"><text:span text:style-name="T33">  </text:span></text:span><text:span text:style-name="Source_20_Text"><text:span text:style-name="T32">@book</text:span></text:span><text:span text:style-name="T35"> </text:span><text:span text:style-name="Source_20_Text"><text:span text:style-name="T31">= Book.find(params[</text:span></text:span><text:span text:style-name="Source_20_Text"><text:span text:style-name="T32">:id</text:span></text:span><text:span text:style-name="Source_20_Text"><text:span text:style-name="T31">])</text:span></text:span></text:p>
                  <text:p text:style-name="P35"><text:span text:style-name="Source_20_Text"><text:span text:style-name="T33">  </text:span></text:span><text:span text:style-name="Source_20_Text"><text:span text:style-name="T34">if</text:span></text:span><text:span text:style-name="T35"> </text:span><text:span text:style-name="Source_20_Text"><text:span text:style-name="T32">@book</text:span></text:span><text:span text:style-name="Source_20_Text"><text:span text:style-name="T31">.update(params[</text:span></text:span><text:span text:style-name="Source_20_Text"><text:span text:style-name="T32">:book</text:span></text:span><text:span text:style-name="Source_20_Text"><text:span text:style-name="T31">])</text:span></text:span></text:p>
                  <text:p text:style-name="P35"><text:span text:style-name="Source_20_Text"><text:span text:style-name="T33">    </text:span></text:span><text:span text:style-name="Source_20_Text"><text:span text:style-name="T31">redirect_to(</text:span></text:span><text:span text:style-name="Source_20_Text"><text:span text:style-name="T32">@book</text:span></text:span><text:span text:style-name="Source_20_Text"><text:span text:style-name="T31">)</text:span></text:span></text:p>
                  <text:p text:style-name="P35"><text:span text:style-name="Source_20_Text"><text:span text:style-name="T33">  </text:span></text:span><text:span text:style-name="Source_20_Text"><text:span text:style-name="T34">else</text:span></text:span></text:p>
                  <text:p text:style-name="P35"><text:span text:style-name="Source_20_Text"><text:span text:style-name="T33">    </text:span></text:span><text:span text:style-name="Source_20_Text"><text:span text:style-name="T31">render </text:span></text:span><text:span text:style-name="Source_20_Text"><text:span text:style-name="T32">:edit</text:span></text:span></text:p>
                  <text:p text:style-name="P35"><text:span text:style-name="Source_20_Text"><text:span text:style-name="T33">  </text:span></text:span><text:span text:style-name="Source_20_Text"><text:span text:style-name="T34">end</text:span></text:span></text:p>
                  <text:p text:style-name="P35"><text:span text:style-name="Source_20_Text"><text:span text:style-name="T34">end</text:span></text:span></text:p>
                </table:table-cell>
              </table:table-row>
            </table:table>
          </text:section>
          <text:h text:style-name="P3" text:outline-level="5"><text:bookmark text:name="rendering-an-action-s-template-from-another-controller"/>2.2.3 Rendering an Action's Template from Another Controller</text:h>
          <text:p text:style-name="P16"><text:span text:style-name="T18">What if you want to render a template from an entirely different controller from the one that contains the action code? You can also do that with </text:span><text:span text:style-name="Source_20_Text"><text:span text:style-name="T26">render</text:span></text:span><text:span text:style-name="T18">, which accepts the full path (relative to </text:span><text:span text:style-name="Source_20_Text"><text:span text:style-name="T26">app/views</text:span></text:span><text:span text:style-name="T18">) of the template to render. For example, if you're running code in an </text:span><text:span text:style-name="Source_20_Text"><text:span text:style-name="T26">AdminProductsController</text:span></text:span><text:span text:style-name="T18"> that lives in </text:span><text:span text:style-name="Source_20_Text"><text:span text:style-name="T26">app/controllers/admin</text:span></text:span><text:span text:style-name="T18">, you can render the results of an action to a template in </text:span><text:span text:style-name="Source_20_Text"><text:span text:style-name="T26">app/views/products</text:span></text:span><text:span text:style-name="T18"> this way:</text:span></text:p>
          <text:section text:style-name="Sect6" text:name="highlighter_100180">
            <table:table table:name="Table10" table:style-name="Table10">
              <table:table-column table:style-name="Table10.A"/>
              <table:table-row>
                <table:table-cell table:style-name="Table10.A1" office:value-type="string">
                  <text:p text:style-name="P35"><text:span text:style-name="Source_20_Text"><text:span text:style-name="T31">render </text:span></text:span><text:span text:style-name="Source_20_Text"><text:span text:style-name="T37">"products/show"</text:span></text:span></text:p>
                </table:table-cell>
              </table:table-row>
            </table:table>
          </text:section>
          <text:p text:style-name="P16"><text:span text:style-name="T19">Rails knows that this view belongs to a different controller because of the embedded slash character in the string. If you want to be explicit, you can use the </text:span><text:span text:style-name="Source_20_Text"><text:span text:style-name="T27">:template</text:span></text:span><text:span text:style-name="T19"> option (which was required on Rails 2.2 and earlier):</text:span></text:p>
          <text:section text:style-name="Sect6" text:name="highlighter_710218">
            <table:table table:name="Table11" table:style-name="Table11">
              <table:table-column table:style-name="Table11.A"/>
              <table:table-row>
                <table:table-cell table:style-name="Table11.A1" office:value-type="string">
                  <text:p text:style-name="P35"><text:span text:style-name="Source_20_Text"><text:span text:style-name="T31">render template: </text:span></text:span><text:span text:style-name="Source_20_Text"><text:span text:style-name="T37">"products/show"</text:span></text:span></text:p>
                </table:table-cell>
              </table:table-row>
            </table:table>
          </text:section>
          <text:h text:style-name="P3" text:outline-level="5"><text:bookmark text:name="rendering-an-arbitrary-file"/>2.2.4 Rendering an Arbitrary File</text:h>
          <text:p text:style-name="P16"><text:span text:style-name="T18">The </text:span><text:span text:style-name="Source_20_Text"><text:span text:style-name="T26">render</text:span></text:span><text:span text:style-name="T18"> method can also use a view that's entirely outside of your application (perhaps you're </text:span><text:soft-page-break/><text:span text:style-name="T18">sharing views between two Rails applications):</text:span></text:p>
          <text:section text:style-name="Sect6" text:name="highlighter_547711">
            <table:table table:name="Table12" table:style-name="Table12">
              <table:table-column table:style-name="Table12.A"/>
              <table:table-row>
                <table:table-cell table:style-name="Table12.A1" office:value-type="string">
                  <text:p text:style-name="P35"><text:span text:style-name="Source_20_Text"><text:span text:style-name="T31">render </text:span></text:span><text:span text:style-name="Source_20_Text"><text:span text:style-name="T37">"/u/apps/warehouse_app/current/app/views/products/show"</text:span></text:span></text:p>
                </table:table-cell>
              </table:table-row>
            </table:table>
          </text:section>
          <text:p text:style-name="P16"><text:span text:style-name="T19">Rails determines that this is a file render because of the leading slash character. To be explicit, you can use the </text:span><text:span text:style-name="Source_20_Text"><text:span text:style-name="T27">:file</text:span></text:span><text:span text:style-name="T19"> option (which was required on Rails 2.2 and earlier):</text:span></text:p>
          <text:section text:style-name="Sect6" text:name="highlighter_964957">
            <table:table table:name="Table13" table:style-name="Table13">
              <table:table-column table:style-name="Table13.A"/>
              <table:table-row>
                <table:table-cell table:style-name="Table13.A1" office:value-type="string">
                  <text:p text:style-name="P35"><text:span text:style-name="Source_20_Text"><text:span text:style-name="T31">render file: </text:span></text:span><text:span text:style-name="Source_20_Text"><text:span text:style-name="T37">"/u/apps/warehouse_app/current/app/views/products/show"</text:span></text:span></text:p>
                </table:table-cell>
              </table:table-row>
            </table:table>
          </text:section>
          <text:p text:style-name="P16"><text:span text:style-name="T19">The </text:span><text:span text:style-name="Source_20_Text"><text:span text:style-name="T27">:file</text:span></text:span><text:span text:style-name="T19"> option takes an absolute file-system path. Of course, you need to have rights to the view that you're using to render the content.</text:span></text:p>
          <text:p text:style-name="P16"><text:span text:style-name="T20">By default, the file is rendered without using the current layout. If you want Rails to put the file into the current layout, you need to add the </text:span><text:span text:style-name="Source_20_Text"><text:span text:style-name="T28">layout: true</text:span></text:span><text:span text:style-name="T20"> option.</text:span></text:p>
          <text:p text:style-name="P16"><text:span text:style-name="T21">If you're running Rails on Microsoft Windows, you should use the </text:span><text:span text:style-name="Source_20_Text"><text:span text:style-name="T29">:file</text:span></text:span><text:span text:style-name="T21"> option to render a file, because Windows filenames do not have the same format as Unix filenames.</text:span></text:p>
          <text:h text:style-name="P2" text:outline-level="5"><text:bookmark text:name="wrapping-it-up"/>2.2.5 Wrapping it up</text:h>
          <text:p text:style-name="P9">The above three ways of rendering (rendering another template within the controller, rendering a template within another controller and rendering an arbitrary file on the file system) are actually variants of the same action.</text:p>
          <text:p text:style-name="P16"><text:span text:style-name="T18">In fact, in the BooksController class, inside of the update action where we want to render the edit template if the book does not update successfully, all of the following render calls would all render the </text:span><text:span text:style-name="Source_20_Text"><text:span text:style-name="T26">edit.html.erb</text:span></text:span><text:span text:style-name="T18"> template in the </text:span><text:span text:style-name="Source_20_Text"><text:span text:style-name="T26">views/books</text:span></text:span><text:span text:style-name="T18"> directory:</text:span></text:p>
          <text:section text:style-name="Sect6" text:name="highlighter_968442">
            <table:table table:name="Table14" table:style-name="Table14">
              <table:table-column table:style-name="Table14.A"/>
              <table:table-row>
                <table:table-cell table:style-name="Table14.A1" office:value-type="string">
                  <text:p text:style-name="P35"><text:span text:style-name="Source_20_Text"><text:span text:style-name="T31">render </text:span></text:span><text:span text:style-name="Source_20_Text"><text:span text:style-name="T32">:edit</text:span></text:span></text:p>
                  <text:p text:style-name="P35"><text:span text:style-name="Source_20_Text"><text:span text:style-name="T31">render action: </text:span></text:span><text:span text:style-name="Source_20_Text"><text:span text:style-name="T32">:edit</text:span></text:span></text:p>
                  <text:p text:style-name="P35"><text:span text:style-name="Source_20_Text"><text:span text:style-name="T31">render </text:span></text:span><text:span text:style-name="Source_20_Text"><text:span text:style-name="T37">"edit"</text:span></text:span></text:p>
                  <text:p text:style-name="P35"><text:span text:style-name="Source_20_Text"><text:span text:style-name="T31">render </text:span></text:span><text:span text:style-name="Source_20_Text"><text:span text:style-name="T37">"edit.html.erb"</text:span></text:span></text:p>
                  <text:p text:style-name="P35"><text:span text:style-name="Source_20_Text"><text:span text:style-name="T31">render action: </text:span></text:span><text:span text:style-name="Source_20_Text"><text:span text:style-name="T37">"edit"</text:span></text:span></text:p>
                  <text:p text:style-name="P35"><text:span text:style-name="Source_20_Text"><text:span text:style-name="T31">render action: </text:span></text:span><text:span text:style-name="Source_20_Text"><text:span text:style-name="T37">"edit.html.erb"</text:span></text:span></text:p>
                  <text:p text:style-name="P35"><text:span text:style-name="Source_20_Text"><text:span text:style-name="T31">render </text:span></text:span><text:span text:style-name="Source_20_Text"><text:span text:style-name="T37">"books/edit"</text:span></text:span></text:p>
                  <text:p text:style-name="P35"><text:span text:style-name="Source_20_Text"><text:span text:style-name="T31">render </text:span></text:span><text:span text:style-name="Source_20_Text"><text:span text:style-name="T37">"books/edit.html.erb"</text:span></text:span></text:p>
                  <text:p text:style-name="P35"><text:span text:style-name="Source_20_Text"><text:span text:style-name="T31">render template: </text:span></text:span><text:span text:style-name="Source_20_Text"><text:span text:style-name="T37">"books/edit"</text:span></text:span></text:p>
                  <text:p text:style-name="P35"><text:span text:style-name="Source_20_Text"><text:span text:style-name="T31">render template: </text:span></text:span><text:span text:style-name="Source_20_Text"><text:span text:style-name="T37">"books/edit.html.erb"</text:span></text:span></text:p>
                  <text:p text:style-name="P35"><text:span text:style-name="Source_20_Text"><text:span text:style-name="T31">render </text:span></text:span><text:span text:style-name="Source_20_Text"><text:span text:style-name="T37">"/path/to/rails/app/views/books/edit"</text:span></text:span></text:p>
                  <text:p text:style-name="P35"><text:span text:style-name="Source_20_Text"><text:span text:style-name="T31">render </text:span></text:span><text:span text:style-name="Source_20_Text"><text:span text:style-name="T37">"/path/to/rails/app/views/books/edit.html.erb"</text:span></text:span></text:p>
                  <text:p text:style-name="P35"><text:span text:style-name="Source_20_Text"><text:span text:style-name="T31">render file: </text:span></text:span><text:span text:style-name="Source_20_Text"><text:span text:style-name="T37">"/path/to/rails/app/views/books/edit"</text:span></text:span></text:p>
                  <text:p text:style-name="P35"><text:span text:style-name="Source_20_Text"><text:span text:style-name="T31">render file: </text:span></text:span><text:span text:style-name="Source_20_Text"><text:span text:style-name="T37">"/path/to/rails/app/views/books/edit.html.erb"</text:span></text:span></text:p>
                </table:table-cell>
              </table:table-row>
            </table:table>
          </text:section>
          <text:p text:style-name="P11">Which one you use is really a matter of style and convention, but the rule of thumb is to use the simplest one that makes sense for the code you are writing.</text:p>
          <text:h text:style-name="P4" text:outline-level="5"><text:bookmark text:name="using-render-with-inline"/><text:span text:style-name="T23">2.2.6 Using </text:span><text:span text:style-name="Source_20_Text"><text:span text:style-name="T30">render</text:span></text:span><text:span text:style-name="T23"> with </text:span><text:span text:style-name="Source_20_Text"><text:span text:style-name="T30">:inline</text:span></text:span></text:h>
          <text:p text:style-name="P16"><text:span text:style-name="T18">The </text:span><text:span text:style-name="Source_20_Text"><text:span text:style-name="T26">render</text:span></text:span><text:span text:style-name="T18"> method can do without a view completely, if you're willing to use the </text:span><text:span text:style-name="Source_20_Text"><text:span text:style-name="T26">:inline</text:span></text:span><text:span text:style-name="T18"> option to supply ERB as part of the method call. This is perfectly valid:</text:span></text:p>
          <text:section text:style-name="Sect6" text:name="highlighter_353680">
            <table:table table:name="Table15" table:style-name="Table15">
              <table:table-column table:style-name="Table15.A"/>
              <table:table-row>
                <table:table-cell table:style-name="Table15.A1" office:value-type="string">
                  <text:p text:style-name="P35"><text:span text:style-name="Source_20_Text"><text:span text:style-name="T31">render inline: </text:span></text:span><text:span text:style-name="Source_20_Text"><text:span text:style-name="T37">"&lt;% products.each do |p| %&gt;&lt;p&gt;&lt;%= p.name %&gt;&lt;/p&gt;&lt;% end %&gt;"</text:span></text:span></text:p>
                </table:table-cell>
              </table:table-row>
            </table:table>
          </text:section>
          <text:p text:style-name="P11">There is seldom any good reason to use this option. Mixing ERB into your controllers defeats the MVC orientation of Rails and will make it harder for other developers to follow the logic of your project. Use a <text:soft-page-break/>separate erb view instead.</text:p>
          <text:p text:style-name="P16"><text:span text:style-name="T18">By default, inline rendering uses ERB. You can force it to use Builder instead with the </text:span><text:span text:style-name="Source_20_Text"><text:span text:style-name="T26">:type</text:span></text:span><text:span text:style-name="T18"> option:</text:span></text:p>
          <text:section text:style-name="Sect6" text:name="highlighter_250773">
            <table:table table:name="Table16" table:style-name="Table16">
              <table:table-column table:style-name="Table16.A"/>
              <table:table-row>
                <table:table-cell table:style-name="Table16.A1" office:value-type="string">
                  <text:p text:style-name="P35"><text:span text:style-name="Source_20_Text"><text:span text:style-name="T31">render inline: </text:span></text:span><text:span text:style-name="Source_20_Text"><text:span text:style-name="T37">"xml.p {'Horrid coding practice!'}"</text:span></text:span><text:span text:style-name="Source_20_Text"><text:span text:style-name="T31">, type: </text:span></text:span><text:span text:style-name="Source_20_Text"><text:span text:style-name="T32">:builder</text:span></text:span></text:p>
                </table:table-cell>
              </table:table-row>
            </table:table>
          </text:section>
          <text:h text:style-name="P3" text:outline-level="5"><text:bookmark text:name="rendering-text"/>2.2.7 Rendering Text</text:h>
          <text:p text:style-name="P16"><text:span text:style-name="T18">You can send plain text - with no markup at all - back to the browser by using the </text:span><text:span text:style-name="Source_20_Text"><text:span text:style-name="T26">:text</text:span></text:span><text:span text:style-name="T18"> option to </text:span><text:span text:style-name="Source_20_Text"><text:span text:style-name="T26">render</text:span></text:span><text:span text:style-name="T18">:</text:span></text:p>
          <text:section text:style-name="Sect6" text:name="highlighter_621614">
            <table:table table:name="Table17" table:style-name="Table17">
              <table:table-column table:style-name="Table17.A"/>
              <table:table-row>
                <table:table-cell table:style-name="Table17.A1" office:value-type="string">
                  <text:p text:style-name="P35"><text:span text:style-name="Source_20_Text"><text:span text:style-name="T31">render text: </text:span></text:span><text:span text:style-name="Source_20_Text"><text:span text:style-name="T37">"OK"</text:span></text:span></text:p>
                </table:table-cell>
              </table:table-row>
            </table:table>
          </text:section>
          <text:p text:style-name="P11">Rendering pure text is most useful when you're responding to Ajax or web service requests that are expecting something other than proper HTML.</text:p>
          <text:p text:style-name="P16"><text:span text:style-name="T20">By default, if you use the </text:span><text:span text:style-name="Source_20_Text"><text:span text:style-name="T28">:text</text:span></text:span><text:span text:style-name="T20"> option, the text is rendered without using the current layout. If you want Rails to put the text into the current layout, you need to add the </text:span><text:span text:style-name="Source_20_Text"><text:span text:style-name="T28">layout: true</text:span></text:span><text:span text:style-name="T20"> option.</text:span></text:p>
          <text:h text:style-name="P2" text:outline-level="5"><text:bookmark text:name="rendering-json"/>2.2.8 Rendering JSON</text:h>
          <text:p text:style-name="P9">JSON is a JavaScript data format used by many Ajax libraries. Rails has built-in support for converting objects to JSON and rendering that JSON back to the browser:</text:p>
          <text:section text:style-name="Sect6" text:name="highlighter_389867">
            <table:table table:name="Table18" table:style-name="Table18">
              <table:table-column table:style-name="Table18.A"/>
              <table:table-row>
                <table:table-cell table:style-name="Table18.A1" office:value-type="string">
                  <text:p text:style-name="P35"><text:span text:style-name="Source_20_Text"><text:span text:style-name="T31">render json: </text:span></text:span><text:span text:style-name="Source_20_Text"><text:span text:style-name="T32">@product</text:span></text:span></text:p>
                </table:table-cell>
              </table:table-row>
            </table:table>
          </text:section>
          <text:p text:style-name="P16"><text:span text:style-name="T19">You don't need to call </text:span><text:span text:style-name="Source_20_Text"><text:span text:style-name="T27">to_json</text:span></text:span><text:span text:style-name="T19"> on the object that you want to render. If you use the </text:span><text:span text:style-name="Source_20_Text"><text:span text:style-name="T27">:json</text:span></text:span><text:span text:style-name="T19"> option, </text:span><text:span text:style-name="Source_20_Text"><text:span text:style-name="T27">render</text:span></text:span><text:span text:style-name="T19"> will automatically call </text:span><text:span text:style-name="Source_20_Text"><text:span text:style-name="T27">to_json</text:span></text:span><text:span text:style-name="T19"> for you.</text:span></text:p>
          <text:h text:style-name="P2" text:outline-level="5"><text:bookmark text:name="rendering-xml"/>2.2.9 Rendering XML</text:h>
          <text:p text:style-name="P9">Rails also has built-in support for converting objects to XML and rendering that XML back to the caller:</text:p>
          <text:section text:style-name="Sect6" text:name="highlighter_315091">
            <table:table table:name="Table19" table:style-name="Table19">
              <table:table-column table:style-name="Table19.A"/>
              <table:table-row>
                <table:table-cell table:style-name="Table19.A1" office:value-type="string">
                  <text:p text:style-name="P35"><text:span text:style-name="Source_20_Text"><text:span text:style-name="T31">render xml: </text:span></text:span><text:span text:style-name="Source_20_Text"><text:span text:style-name="T32">@product</text:span></text:span></text:p>
                </table:table-cell>
              </table:table-row>
            </table:table>
          </text:section>
          <text:p text:style-name="P16"><text:span text:style-name="T19">You don't need to call </text:span><text:span text:style-name="Source_20_Text"><text:span text:style-name="T27">to_xml</text:span></text:span><text:span text:style-name="T19"> on the object that you want to render. If you use the </text:span><text:span text:style-name="Source_20_Text"><text:span text:style-name="T27">:xml</text:span></text:span><text:span text:style-name="T19">option, </text:span><text:span text:style-name="Source_20_Text"><text:span text:style-name="T27">render</text:span></text:span><text:span text:style-name="T19"> will automatically call </text:span><text:span text:style-name="Source_20_Text"><text:span text:style-name="T27">to_xml</text:span></text:span><text:span text:style-name="T19"> for you.</text:span></text:p>
          <text:h text:style-name="P2" text:outline-level="5"><text:bookmark text:name="rendering-vanilla-javascript"/>2.2.10 Rendering Vanilla JavaScript</text:h>
          <text:p text:style-name="P9">Rails can render vanilla JavaScript:</text:p>
          <text:section text:style-name="Sect6" text:name="highlighter_431866">
            <table:table table:name="Table20" table:style-name="Table20">
              <table:table-column table:style-name="Table20.A"/>
              <table:table-row>
                <table:table-cell table:style-name="Table20.A1" office:value-type="string">
                  <text:p text:style-name="P35"><text:span text:style-name="Source_20_Text"><text:span text:style-name="T31">render js: </text:span></text:span><text:span text:style-name="Source_20_Text"><text:span text:style-name="T37">"alert('Hello Rails');"</text:span></text:span></text:p>
                </table:table-cell>
              </table:table-row>
            </table:table>
          </text:section>
          <text:p text:style-name="P16"><text:span text:style-name="T19">This will send the supplied string to the browser with a MIME type of </text:span><text:span text:style-name="Source_20_Text"><text:span text:style-name="T27">text/javascript</text:span></text:span><text:span text:style-name="T19">.</text:span></text:p>
          <text:h text:style-name="P4" text:outline-level="5"><text:bookmark text:name="options-for-render"/><text:span text:style-name="T23">2.2.11 Options for </text:span><text:span text:style-name="Source_20_Text"><text:span text:style-name="T30">render</text:span></text:span></text:h>
          <text:p text:style-name="P16"><text:span text:style-name="T18">Calls to the </text:span><text:span text:style-name="Source_20_Text"><text:span text:style-name="T26">render</text:span></text:span><text:span text:style-name="T18"> method generally accept four options:</text:span></text:p>
          <text:list xml:id="list7797164849559580873" text:style-name="L6">
            <text:list-item>
              <text:p text:style-name="P19"><text:span text:style-name="Source_20_Text"><text:span text:style-name="T26">:content_type</text:span></text:span></text:p>
            </text:list-item>
            <text:list-item>
              <text:p text:style-name="P19"><text:span text:style-name="Source_20_Text"><text:span text:style-name="T26">:layout</text:span></text:span></text:p>
            </text:list-item>
            <text:list-item>
              <text:p text:style-name="P19"><text:span text:style-name="Source_20_Text"><text:span text:style-name="T26">:location</text:span></text:span></text:p>
            </text:list-item>
            <text:list-item>
              <text:p text:style-name="P19"><text:span text:style-name="Source_20_Text"><text:span text:style-name="T26">:status</text:span></text:span></text:p>
            </text:list-item>
          </text:list>
          <text:h text:style-name="P47" text:outline-level="6"><text:bookmark text:name="the-content-type-option"/><text:span text:style-name="T18">2.2.11.1 The </text:span><text:span text:style-name="Source_20_Text"><text:span text:style-name="T26">:content_type</text:span></text:span><text:span text:style-name="T18"> Option</text:span></text:h>
          <text:p text:style-name="P16"><text:span text:style-name="T18">By default, Rails will serve the results of a rendering operation with the MIME content-type of </text:span><text:span text:style-name="Source_20_Text"><text:span text:style-name="T26">text/html</text:span></text:span><text:span text:style-name="T18"> (or </text:span><text:span text:style-name="Source_20_Text"><text:span text:style-name="T26">application/json</text:span></text:span><text:span text:style-name="T18"> if you use the </text:span><text:span text:style-name="Source_20_Text"><text:span text:style-name="T26">:json</text:span></text:span><text:span text:style-name="T18"> option, or </text:span><text:span text:style-name="Source_20_Text"><text:span text:style-name="T26">application/xml</text:span></text:span><text:span text:style-name="T18"> for the </text:span><text:span text:style-name="Source_20_Text"><text:span text:style-name="T26">:xml</text:span></text:span><text:span text:style-name="T18">option.). There are times when you might like to change this, and you can do so by setting the </text:span><text:span text:style-name="Source_20_Text"><text:span text:style-name="T26">:content_type</text:span></text:span><text:span text:style-name="T18"> option:</text:span></text:p>
          <text:section text:style-name="Sect6" text:name="highlighter_762029">
            <table:table table:name="Table21" table:style-name="Table21">
              <table:table-column table:style-name="Table21.A"/>
              <table:table-row>
                <table:table-cell table:style-name="Table21.A1" office:value-type="string">
                  <text:p text:style-name="P35"><text:span text:style-name="Source_20_Text"><text:span text:style-name="T31">render file: filename, content_type: </text:span></text:span><text:soft-page-break/><text:span text:style-name="Source_20_Text"><text:span text:style-name="T37">"application/rss"</text:span></text:span></text:p>
                </table:table-cell>
              </table:table-row>
            </table:table>
          </text:section>
          <text:h text:style-name="P47" text:outline-level="6"><text:bookmark text:name="the-layout-option"/><text:span text:style-name="T19">2.2.11.2 The </text:span><text:span text:style-name="Source_20_Text"><text:span text:style-name="T27">:layout</text:span></text:span><text:span text:style-name="T19"> Option</text:span></text:h>
          <text:p text:style-name="P16"><text:span text:style-name="T18">With most of the options to </text:span><text:span text:style-name="Source_20_Text"><text:span text:style-name="T26">render</text:span></text:span><text:span text:style-name="T18">, the rendered content is displayed as part of the current layout. You'll learn more about layouts and how to use them later in this guide.</text:span></text:p>
          <text:p text:style-name="P16"><text:span text:style-name="T18">You can use the </text:span><text:span text:style-name="Source_20_Text"><text:span text:style-name="T26">:layout</text:span></text:span><text:span text:style-name="T18"> option to tell Rails to use a specific file as the layout for the current action:</text:span></text:p>
          <text:section text:style-name="Sect6" text:name="highlighter_276011">
            <table:table table:name="Table22" table:style-name="Table22">
              <table:table-column table:style-name="Table22.A"/>
              <table:table-row>
                <table:table-cell table:style-name="Table22.A1" office:value-type="string">
                  <text:p text:style-name="P35"><text:span text:style-name="Source_20_Text"><text:span text:style-name="T31">render layout: </text:span></text:span><text:span text:style-name="Source_20_Text"><text:span text:style-name="T37">"special_layout"</text:span></text:span></text:p>
                </table:table-cell>
              </table:table-row>
            </table:table>
          </text:section>
          <text:p text:style-name="P11">You can also tell Rails to render with no layout at all:</text:p>
          <text:section text:style-name="Sect6" text:name="highlighter_282778">
            <table:table table:name="Table23" table:style-name="Table23">
              <table:table-column table:style-name="Table23.A"/>
              <table:table-row>
                <table:table-cell table:style-name="Table23.A1" office:value-type="string">
                  <text:p text:style-name="P35"><text:span text:style-name="Source_20_Text"><text:span text:style-name="T31">render layout: </text:span></text:span><text:span text:style-name="Source_20_Text"><text:span text:style-name="T34">false</text:span></text:span></text:p>
                </table:table-cell>
              </table:table-row>
            </table:table>
          </text:section>
          <text:h text:style-name="P47" text:outline-level="6"><text:bookmark text:name="the-location-option"/><text:span text:style-name="T19">2.2.11.3 The </text:span><text:span text:style-name="Source_20_Text"><text:span text:style-name="T27">:location</text:span></text:span><text:span text:style-name="T19"> Option</text:span></text:h>
          <text:p text:style-name="P16"><text:span text:style-name="T18">You can use the </text:span><text:span text:style-name="Source_20_Text"><text:span text:style-name="T26">:location</text:span></text:span><text:span text:style-name="T18"> option to set the HTTP </text:span><text:span text:style-name="Source_20_Text"><text:span text:style-name="T26">Location</text:span></text:span><text:span text:style-name="T18"> header:</text:span></text:p>
          <text:section text:style-name="Sect6" text:name="highlighter_875286">
            <table:table table:name="Table24" table:style-name="Table24">
              <table:table-column table:style-name="Table24.A"/>
              <table:table-row>
                <table:table-cell table:style-name="Table24.A1" office:value-type="string">
                  <text:p text:style-name="P35"><text:span text:style-name="Source_20_Text"><text:span text:style-name="T31">render xml: photo, location: photo_url(photo)</text:span></text:span></text:p>
                </table:table-cell>
              </table:table-row>
            </table:table>
          </text:section>
          <text:h text:style-name="P47" text:outline-level="6"><text:bookmark text:name="the-status-option"/><text:span text:style-name="T19">2.2.11.4 The </text:span><text:span text:style-name="Source_20_Text"><text:span text:style-name="T27">:status</text:span></text:span><text:span text:style-name="T19"> Option</text:span></text:h>
          <text:p text:style-name="P16"><text:span text:style-name="T18">Rails will automatically generate a response with the correct HTTP status code (in most cases, this is </text:span><text:span text:style-name="Source_20_Text"><text:span text:style-name="T26">200 OK</text:span></text:span><text:span text:style-name="T18">). You can use the </text:span><text:span text:style-name="Source_20_Text"><text:span text:style-name="T26">:status</text:span></text:span><text:span text:style-name="T18"> option to change this:</text:span></text:p>
          <text:section text:style-name="Sect6" text:name="highlighter_292388">
            <table:table table:name="Table25" table:style-name="Table25">
              <table:table-column table:style-name="Table25.A"/>
              <table:table-row>
                <table:table-cell table:style-name="Table25.A1" office:value-type="string">
                  <text:p text:style-name="P35"><text:span text:style-name="Source_20_Text"><text:span text:style-name="T31">render status: </text:span></text:span><text:span text:style-name="Source_20_Text"><text:span text:style-name="T38">500</text:span></text:span></text:p>
                  <text:p text:style-name="P35"><text:span text:style-name="Source_20_Text"><text:span text:style-name="T31">render status: </text:span></text:span><text:span text:style-name="Source_20_Text"><text:span text:style-name="T32">:forbidden</text:span></text:span></text:p>
                </table:table-cell>
              </table:table-row>
            </table:table>
          </text:section>
          <text:p text:style-name="P11">Rails understands both numeric status codes and the corresponding symbols shown below.</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0">Response Class</text:p>
                </table:table-cell>
                <table:table-cell table:style-name="Table26.A1" office:value-type="string">
                  <text:p text:style-name="P40">HTTP Status Code</text:p>
                </table:table-cell>
                <table:table-cell table:style-name="Table26.A1" office:value-type="string">
                  <text:p text:style-name="P40">Symbol</text:p>
                </table:table-cell>
              </table:table-row>
            </table:table-header-rows>
            <table:table-row table:style-name="Table26.1">
              <table:table-cell table:style-name="Table26.A2" office:value-type="string">
                <text:p text:style-name="P35"><text:span text:style-name="Strong_20_Emphasis"><text:span text:style-name="T3">Informational</text:span></text:span></text:p>
              </table:table-cell>
              <table:table-cell table:style-name="Table26.A2" office:value-type="string">
                <text:p text:style-name="P37">100</text:p>
              </table:table-cell>
              <table:table-cell table:style-name="Table26.A2" office:value-type="string">
                <text:p text:style-name="P37">:continue</text:p>
              </table:table-cell>
            </table:table-row>
            <table:table-row table:style-name="Table26.1">
              <table:table-cell table:style-name="Table26.A2" office:value-type="string">
                <text:p text:style-name="P34"/>
              </table:table-cell>
              <table:table-cell table:style-name="Table26.A2" office:value-type="string">
                <text:p text:style-name="P37">101</text:p>
              </table:table-cell>
              <table:table-cell table:style-name="Table26.A2" office:value-type="string">
                <text:p text:style-name="P37">:switching_protocols</text:p>
              </table:table-cell>
            </table:table-row>
            <table:table-row table:style-name="Table26.1">
              <table:table-cell table:style-name="Table26.A2" office:value-type="string">
                <text:p text:style-name="P34"/>
              </table:table-cell>
              <table:table-cell table:style-name="Table26.A2" office:value-type="string">
                <text:p text:style-name="P37">102</text:p>
              </table:table-cell>
              <table:table-cell table:style-name="Table26.A2" office:value-type="string">
                <text:p text:style-name="P37">:processing</text:p>
              </table:table-cell>
            </table:table-row>
            <table:table-row table:style-name="Table26.1">
              <table:table-cell table:style-name="Table26.A2" office:value-type="string">
                <text:p text:style-name="P35"><text:span text:style-name="Strong_20_Emphasis"><text:span text:style-name="T3">Success</text:span></text:span></text:p>
              </table:table-cell>
              <table:table-cell table:style-name="Table26.A2" office:value-type="string">
                <text:p text:style-name="P37">200</text:p>
              </table:table-cell>
              <table:table-cell table:style-name="Table26.A2" office:value-type="string">
                <text:p text:style-name="P37">:ok</text:p>
              </table:table-cell>
            </table:table-row>
            <table:table-row table:style-name="Table26.1">
              <table:table-cell table:style-name="Table26.A2" office:value-type="string">
                <text:p text:style-name="P34"/>
              </table:table-cell>
              <table:table-cell table:style-name="Table26.A2" office:value-type="string">
                <text:p text:style-name="P37">201</text:p>
              </table:table-cell>
              <table:table-cell table:style-name="Table26.A2" office:value-type="string">
                <text:p text:style-name="P37">:created</text:p>
              </table:table-cell>
            </table:table-row>
            <table:table-row table:style-name="Table26.1">
              <table:table-cell table:style-name="Table26.A2" office:value-type="string">
                <text:p text:style-name="P34"/>
              </table:table-cell>
              <table:table-cell table:style-name="Table26.A2" office:value-type="string">
                <text:p text:style-name="P37">202</text:p>
              </table:table-cell>
              <table:table-cell table:style-name="Table26.A2" office:value-type="string">
                <text:p text:style-name="P37">:accepted</text:p>
              </table:table-cell>
            </table:table-row>
            <table:table-row table:style-name="Table26.1">
              <table:table-cell table:style-name="Table26.A2" office:value-type="string">
                <text:p text:style-name="P34"/>
              </table:table-cell>
              <table:table-cell table:style-name="Table26.A2" office:value-type="string">
                <text:p text:style-name="P37">203</text:p>
              </table:table-cell>
              <table:table-cell table:style-name="Table26.A2" office:value-type="string">
                <text:p text:style-name="P37">:non_authoritative_information</text:p>
              </table:table-cell>
            </table:table-row>
            <table:table-row table:style-name="Table26.1">
              <table:table-cell table:style-name="Table26.A2" office:value-type="string">
                <text:p text:style-name="P34"/>
              </table:table-cell>
              <table:table-cell table:style-name="Table26.A2" office:value-type="string">
                <text:p text:style-name="P37">204</text:p>
              </table:table-cell>
              <table:table-cell table:style-name="Table26.A2" office:value-type="string">
                <text:p text:style-name="P37">:no_content</text:p>
              </table:table-cell>
            </table:table-row>
            <table:table-row table:style-name="Table26.1">
              <table:table-cell table:style-name="Table26.A2" office:value-type="string">
                <text:p text:style-name="P34"/>
              </table:table-cell>
              <table:table-cell table:style-name="Table26.A2" office:value-type="string">
                <text:p text:style-name="P37">205</text:p>
              </table:table-cell>
              <table:table-cell table:style-name="Table26.A2" office:value-type="string">
                <text:p text:style-name="P37">:reset_content</text:p>
              </table:table-cell>
            </table:table-row>
            <table:table-row table:style-name="Table26.1">
              <table:table-cell table:style-name="Table26.A2" office:value-type="string">
                <text:p text:style-name="P34"/>
              </table:table-cell>
              <table:table-cell table:style-name="Table26.A2" office:value-type="string">
                <text:p text:style-name="P37">206</text:p>
              </table:table-cell>
              <table:table-cell table:style-name="Table26.A2" office:value-type="string">
                <text:p text:style-name="P37">:partial_content</text:p>
              </table:table-cell>
            </table:table-row>
            <table:table-row table:style-name="Table26.1">
              <table:table-cell table:style-name="Table26.A2" office:value-type="string">
                <text:p text:style-name="P34"/>
              </table:table-cell>
              <table:table-cell table:style-name="Table26.A2" office:value-type="string">
                <text:p text:style-name="P37">207</text:p>
              </table:table-cell>
              <table:table-cell table:style-name="Table26.A2" office:value-type="string">
                <text:p text:style-name="P37">:multi_status</text:p>
              </table:table-cell>
            </table:table-row>
            <table:table-row table:style-name="Table26.1">
              <table:table-cell table:style-name="Table26.A2" office:value-type="string">
                <text:p text:style-name="P34"/>
              </table:table-cell>
              <table:table-cell table:style-name="Table26.A2" office:value-type="string">
                <text:p text:style-name="P37">208</text:p>
              </table:table-cell>
              <table:table-cell table:style-name="Table26.A2" office:value-type="string">
                <text:p text:style-name="P37">:already_reported</text:p>
              </table:table-cell>
            </table:table-row>
            <table:table-row table:style-name="Table26.1">
              <table:table-cell table:style-name="Table26.A2" office:value-type="string">
                <text:p text:style-name="P34"/>
              </table:table-cell>
              <table:table-cell table:style-name="Table26.A2" office:value-type="string">
                <text:p text:style-name="P37">226</text:p>
              </table:table-cell>
              <table:table-cell table:style-name="Table26.A2" office:value-type="string">
                <text:p text:style-name="P37">:im_used</text:p>
              </table:table-cell>
            </table:table-row>
            <text:soft-page-break/>
            <table:table-row table:style-name="Table26.1">
              <table:table-cell table:style-name="Table26.A2" office:value-type="string">
                <text:p text:style-name="P35"><text:span text:style-name="Strong_20_Emphasis"><text:span text:style-name="T3">Redirection</text:span></text:span></text:p>
              </table:table-cell>
              <table:table-cell table:style-name="Table26.A2" office:value-type="string">
                <text:p text:style-name="P37">300</text:p>
              </table:table-cell>
              <table:table-cell table:style-name="Table26.A2" office:value-type="string">
                <text:p text:style-name="P37">:multiple_choices</text:p>
              </table:table-cell>
            </table:table-row>
            <table:table-row table:style-name="Table26.1">
              <table:table-cell table:style-name="Table26.A2" office:value-type="string">
                <text:p text:style-name="P34"/>
              </table:table-cell>
              <table:table-cell table:style-name="Table26.A2" office:value-type="string">
                <text:p text:style-name="P37">301</text:p>
              </table:table-cell>
              <table:table-cell table:style-name="Table26.A2" office:value-type="string">
                <text:p text:style-name="P37">:moved_permanently</text:p>
              </table:table-cell>
            </table:table-row>
            <table:table-row table:style-name="Table26.1">
              <table:table-cell table:style-name="Table26.A2" office:value-type="string">
                <text:p text:style-name="P34"/>
              </table:table-cell>
              <table:table-cell table:style-name="Table26.A2" office:value-type="string">
                <text:p text:style-name="P37">302</text:p>
              </table:table-cell>
              <table:table-cell table:style-name="Table26.A2" office:value-type="string">
                <text:p text:style-name="P37">:found</text:p>
              </table:table-cell>
            </table:table-row>
            <table:table-row table:style-name="Table26.1">
              <table:table-cell table:style-name="Table26.A2" office:value-type="string">
                <text:p text:style-name="P34"/>
              </table:table-cell>
              <table:table-cell table:style-name="Table26.A2" office:value-type="string">
                <text:p text:style-name="P37">303</text:p>
              </table:table-cell>
              <table:table-cell table:style-name="Table26.A2" office:value-type="string">
                <text:p text:style-name="P37">:see_other</text:p>
              </table:table-cell>
            </table:table-row>
            <table:table-row table:style-name="Table26.1">
              <table:table-cell table:style-name="Table26.A2" office:value-type="string">
                <text:p text:style-name="P34"/>
              </table:table-cell>
              <table:table-cell table:style-name="Table26.A2" office:value-type="string">
                <text:p text:style-name="P37">304</text:p>
              </table:table-cell>
              <table:table-cell table:style-name="Table26.A2" office:value-type="string">
                <text:p text:style-name="P37">:not_modified</text:p>
              </table:table-cell>
            </table:table-row>
            <table:table-row table:style-name="Table26.1">
              <table:table-cell table:style-name="Table26.A2" office:value-type="string">
                <text:p text:style-name="P34"/>
              </table:table-cell>
              <table:table-cell table:style-name="Table26.A2" office:value-type="string">
                <text:p text:style-name="P37">305</text:p>
              </table:table-cell>
              <table:table-cell table:style-name="Table26.A2" office:value-type="string">
                <text:p text:style-name="P37">:use_proxy</text:p>
              </table:table-cell>
            </table:table-row>
            <table:table-row table:style-name="Table26.1">
              <table:table-cell table:style-name="Table26.A2" office:value-type="string">
                <text:p text:style-name="P34"/>
              </table:table-cell>
              <table:table-cell table:style-name="Table26.A2" office:value-type="string">
                <text:p text:style-name="P37">306</text:p>
              </table:table-cell>
              <table:table-cell table:style-name="Table26.A2" office:value-type="string">
                <text:p text:style-name="P37">:reserved</text:p>
              </table:table-cell>
            </table:table-row>
            <table:table-row table:style-name="Table26.1">
              <table:table-cell table:style-name="Table26.A2" office:value-type="string">
                <text:p text:style-name="P34"/>
              </table:table-cell>
              <table:table-cell table:style-name="Table26.A2" office:value-type="string">
                <text:p text:style-name="P37">307</text:p>
              </table:table-cell>
              <table:table-cell table:style-name="Table26.A2" office:value-type="string">
                <text:p text:style-name="P37">:temporary_redirect</text:p>
              </table:table-cell>
            </table:table-row>
            <table:table-row table:style-name="Table26.1">
              <table:table-cell table:style-name="Table26.A2" office:value-type="string">
                <text:p text:style-name="P34"/>
              </table:table-cell>
              <table:table-cell table:style-name="Table26.A2" office:value-type="string">
                <text:p text:style-name="P37">308</text:p>
              </table:table-cell>
              <table:table-cell table:style-name="Table26.A2" office:value-type="string">
                <text:p text:style-name="P37">:permanent_redirect</text:p>
              </table:table-cell>
            </table:table-row>
            <table:table-row table:style-name="Table26.1">
              <table:table-cell table:style-name="Table26.A2" office:value-type="string">
                <text:p text:style-name="P35"><text:span text:style-name="Strong_20_Emphasis"><text:span text:style-name="T3">Client Error</text:span></text:span></text:p>
              </table:table-cell>
              <table:table-cell table:style-name="Table26.A2" office:value-type="string">
                <text:p text:style-name="P37">400</text:p>
              </table:table-cell>
              <table:table-cell table:style-name="Table26.A2" office:value-type="string">
                <text:p text:style-name="P37">:bad_request</text:p>
              </table:table-cell>
            </table:table-row>
            <table:table-row table:style-name="Table26.1">
              <table:table-cell table:style-name="Table26.A2" office:value-type="string">
                <text:p text:style-name="P34"/>
              </table:table-cell>
              <table:table-cell table:style-name="Table26.A2" office:value-type="string">
                <text:p text:style-name="P37">401</text:p>
              </table:table-cell>
              <table:table-cell table:style-name="Table26.A2" office:value-type="string">
                <text:p text:style-name="P37">:unauthorized</text:p>
              </table:table-cell>
            </table:table-row>
            <table:table-row table:style-name="Table26.1">
              <table:table-cell table:style-name="Table26.A2" office:value-type="string">
                <text:p text:style-name="P34"/>
              </table:table-cell>
              <table:table-cell table:style-name="Table26.A2" office:value-type="string">
                <text:p text:style-name="P37">402</text:p>
              </table:table-cell>
              <table:table-cell table:style-name="Table26.A2" office:value-type="string">
                <text:p text:style-name="P37">:payment_required</text:p>
              </table:table-cell>
            </table:table-row>
            <table:table-row table:style-name="Table26.1">
              <table:table-cell table:style-name="Table26.A2" office:value-type="string">
                <text:p text:style-name="P34"/>
              </table:table-cell>
              <table:table-cell table:style-name="Table26.A2" office:value-type="string">
                <text:p text:style-name="P37">403</text:p>
              </table:table-cell>
              <table:table-cell table:style-name="Table26.A2" office:value-type="string">
                <text:p text:style-name="P37">:forbidden</text:p>
              </table:table-cell>
            </table:table-row>
            <table:table-row table:style-name="Table26.1">
              <table:table-cell table:style-name="Table26.A2" office:value-type="string">
                <text:p text:style-name="P34"/>
              </table:table-cell>
              <table:table-cell table:style-name="Table26.A2" office:value-type="string">
                <text:p text:style-name="P37">404</text:p>
              </table:table-cell>
              <table:table-cell table:style-name="Table26.A2" office:value-type="string">
                <text:p text:style-name="P37">:not_found</text:p>
              </table:table-cell>
            </table:table-row>
            <table:table-row table:style-name="Table26.1">
              <table:table-cell table:style-name="Table26.A2" office:value-type="string">
                <text:p text:style-name="P34"/>
              </table:table-cell>
              <table:table-cell table:style-name="Table26.A2" office:value-type="string">
                <text:p text:style-name="P37">405</text:p>
              </table:table-cell>
              <table:table-cell table:style-name="Table26.A2" office:value-type="string">
                <text:p text:style-name="P37">:method_not_allowed</text:p>
              </table:table-cell>
            </table:table-row>
            <table:table-row table:style-name="Table26.1">
              <table:table-cell table:style-name="Table26.A2" office:value-type="string">
                <text:p text:style-name="P34"/>
              </table:table-cell>
              <table:table-cell table:style-name="Table26.A2" office:value-type="string">
                <text:p text:style-name="P37">406</text:p>
              </table:table-cell>
              <table:table-cell table:style-name="Table26.A2" office:value-type="string">
                <text:p text:style-name="P37">:not_acceptable</text:p>
              </table:table-cell>
            </table:table-row>
            <table:table-row table:style-name="Table26.1">
              <table:table-cell table:style-name="Table26.A2" office:value-type="string">
                <text:p text:style-name="P34"/>
              </table:table-cell>
              <table:table-cell table:style-name="Table26.A2" office:value-type="string">
                <text:p text:style-name="P37">407</text:p>
              </table:table-cell>
              <table:table-cell table:style-name="Table26.A2" office:value-type="string">
                <text:p text:style-name="P37">:proxy_authentication_required</text:p>
              </table:table-cell>
            </table:table-row>
            <table:table-row table:style-name="Table26.1">
              <table:table-cell table:style-name="Table26.A2" office:value-type="string">
                <text:p text:style-name="P34"/>
              </table:table-cell>
              <table:table-cell table:style-name="Table26.A2" office:value-type="string">
                <text:p text:style-name="P37">408</text:p>
              </table:table-cell>
              <table:table-cell table:style-name="Table26.A2" office:value-type="string">
                <text:p text:style-name="P37">:request_timeout</text:p>
              </table:table-cell>
            </table:table-row>
            <table:table-row table:style-name="Table26.1">
              <table:table-cell table:style-name="Table26.A2" office:value-type="string">
                <text:p text:style-name="P34"/>
              </table:table-cell>
              <table:table-cell table:style-name="Table26.A2" office:value-type="string">
                <text:p text:style-name="P37">409</text:p>
              </table:table-cell>
              <table:table-cell table:style-name="Table26.A2" office:value-type="string">
                <text:p text:style-name="P37">:conflict</text:p>
              </table:table-cell>
            </table:table-row>
            <table:table-row table:style-name="Table26.1">
              <table:table-cell table:style-name="Table26.A2" office:value-type="string">
                <text:p text:style-name="P34"/>
              </table:table-cell>
              <table:table-cell table:style-name="Table26.A2" office:value-type="string">
                <text:p text:style-name="P37">410</text:p>
              </table:table-cell>
              <table:table-cell table:style-name="Table26.A2" office:value-type="string">
                <text:p text:style-name="P37">:gone</text:p>
              </table:table-cell>
            </table:table-row>
            <table:table-row table:style-name="Table26.1">
              <table:table-cell table:style-name="Table26.A2" office:value-type="string">
                <text:p text:style-name="P34"/>
              </table:table-cell>
              <table:table-cell table:style-name="Table26.A2" office:value-type="string">
                <text:p text:style-name="P37">411</text:p>
              </table:table-cell>
              <table:table-cell table:style-name="Table26.A2" office:value-type="string">
                <text:p text:style-name="P37">:length_required</text:p>
              </table:table-cell>
            </table:table-row>
            <table:table-row table:style-name="Table26.1">
              <table:table-cell table:style-name="Table26.A2" office:value-type="string">
                <text:p text:style-name="P34"/>
              </table:table-cell>
              <table:table-cell table:style-name="Table26.A2" office:value-type="string">
                <text:p text:style-name="P37">412</text:p>
              </table:table-cell>
              <table:table-cell table:style-name="Table26.A2" office:value-type="string">
                <text:p text:style-name="P37">:precondition_failed</text:p>
              </table:table-cell>
            </table:table-row>
            <table:table-row table:style-name="Table26.1">
              <table:table-cell table:style-name="Table26.A2" office:value-type="string">
                <text:p text:style-name="P34"/>
              </table:table-cell>
              <table:table-cell table:style-name="Table26.A2" office:value-type="string">
                <text:p text:style-name="P37">413</text:p>
              </table:table-cell>
              <table:table-cell table:style-name="Table26.A2" office:value-type="string">
                <text:p text:style-name="P37">:request_entity_too_large</text:p>
              </table:table-cell>
            </table:table-row>
            <table:table-row table:style-name="Table26.1">
              <table:table-cell table:style-name="Table26.A2" office:value-type="string">
                <text:p text:style-name="P34"/>
              </table:table-cell>
              <table:table-cell table:style-name="Table26.A2" office:value-type="string">
                <text:p text:style-name="P37">414</text:p>
              </table:table-cell>
              <table:table-cell table:style-name="Table26.A2" office:value-type="string">
                <text:p text:style-name="P37">:request_uri_too_long</text:p>
              </table:table-cell>
            </table:table-row>
            <table:table-row table:style-name="Table26.1">
              <table:table-cell table:style-name="Table26.A2" office:value-type="string">
                <text:p text:style-name="P34"/>
              </table:table-cell>
              <table:table-cell table:style-name="Table26.A2" office:value-type="string">
                <text:p text:style-name="P37">415</text:p>
              </table:table-cell>
              <table:table-cell table:style-name="Table26.A2" office:value-type="string">
                <text:p text:style-name="P37">:unsupported_media_type</text:p>
              </table:table-cell>
            </table:table-row>
            <table:table-row table:style-name="Table26.1">
              <table:table-cell table:style-name="Table26.A2" office:value-type="string">
                <text:p text:style-name="P34"/>
              </table:table-cell>
              <table:table-cell table:style-name="Table26.A2" office:value-type="string">
                <text:p text:style-name="P37">416</text:p>
              </table:table-cell>
              <table:table-cell table:style-name="Table26.A2" office:value-type="string">
                <text:p text:style-name="P37">:requested_range_not_satisfiabl<text:soft-page-break/>e</text:p>
              </table:table-cell>
            </table:table-row>
            <table:table-row table:style-name="Table26.1">
              <table:table-cell table:style-name="Table26.A2" office:value-type="string">
                <text:p text:style-name="P34"/>
              </table:table-cell>
              <table:table-cell table:style-name="Table26.A2" office:value-type="string">
                <text:p text:style-name="P37">417</text:p>
              </table:table-cell>
              <table:table-cell table:style-name="Table26.A2" office:value-type="string">
                <text:p text:style-name="P37">:expectation_failed</text:p>
              </table:table-cell>
            </table:table-row>
            <table:table-row table:style-name="Table26.1">
              <table:table-cell table:style-name="Table26.A2" office:value-type="string">
                <text:p text:style-name="P34"/>
              </table:table-cell>
              <table:table-cell table:style-name="Table26.A2" office:value-type="string">
                <text:p text:style-name="P37">422</text:p>
              </table:table-cell>
              <table:table-cell table:style-name="Table26.A2" office:value-type="string">
                <text:p text:style-name="P37">:unprocessable_entity</text:p>
              </table:table-cell>
            </table:table-row>
            <table:table-row table:style-name="Table26.1">
              <table:table-cell table:style-name="Table26.A2" office:value-type="string">
                <text:p text:style-name="P34"/>
              </table:table-cell>
              <table:table-cell table:style-name="Table26.A2" office:value-type="string">
                <text:p text:style-name="P37">423</text:p>
              </table:table-cell>
              <table:table-cell table:style-name="Table26.A2" office:value-type="string">
                <text:p text:style-name="P37">:locked</text:p>
              </table:table-cell>
            </table:table-row>
            <table:table-row table:style-name="Table26.1">
              <table:table-cell table:style-name="Table26.A2" office:value-type="string">
                <text:p text:style-name="P34"/>
              </table:table-cell>
              <table:table-cell table:style-name="Table26.A2" office:value-type="string">
                <text:p text:style-name="P37">424</text:p>
              </table:table-cell>
              <table:table-cell table:style-name="Table26.A2" office:value-type="string">
                <text:p text:style-name="P37">:failed_dependency</text:p>
              </table:table-cell>
            </table:table-row>
            <table:table-row table:style-name="Table26.1">
              <table:table-cell table:style-name="Table26.A2" office:value-type="string">
                <text:p text:style-name="P34"/>
              </table:table-cell>
              <table:table-cell table:style-name="Table26.A2" office:value-type="string">
                <text:p text:style-name="P37">426</text:p>
              </table:table-cell>
              <table:table-cell table:style-name="Table26.A2" office:value-type="string">
                <text:p text:style-name="P37">:upgrade_required</text:p>
              </table:table-cell>
            </table:table-row>
            <table:table-row table:style-name="Table26.1">
              <table:table-cell table:style-name="Table26.A2" office:value-type="string">
                <text:p text:style-name="P34"/>
              </table:table-cell>
              <table:table-cell table:style-name="Table26.A2" office:value-type="string">
                <text:p text:style-name="P37">423</text:p>
              </table:table-cell>
              <table:table-cell table:style-name="Table26.A2" office:value-type="string">
                <text:p text:style-name="P37">:precondition_required</text:p>
              </table:table-cell>
            </table:table-row>
            <table:table-row table:style-name="Table26.1">
              <table:table-cell table:style-name="Table26.A2" office:value-type="string">
                <text:p text:style-name="P34"/>
              </table:table-cell>
              <table:table-cell table:style-name="Table26.A2" office:value-type="string">
                <text:p text:style-name="P37">424</text:p>
              </table:table-cell>
              <table:table-cell table:style-name="Table26.A2" office:value-type="string">
                <text:p text:style-name="P37">:too_many_requests</text:p>
              </table:table-cell>
            </table:table-row>
            <table:table-row table:style-name="Table26.1">
              <table:table-cell table:style-name="Table26.A2" office:value-type="string">
                <text:p text:style-name="P34"/>
              </table:table-cell>
              <table:table-cell table:style-name="Table26.A2" office:value-type="string">
                <text:p text:style-name="P37">426</text:p>
              </table:table-cell>
              <table:table-cell table:style-name="Table26.A2" office:value-type="string">
                <text:p text:style-name="P37">:request_header_fields_too_large</text:p>
              </table:table-cell>
            </table:table-row>
            <table:table-row table:style-name="Table26.1">
              <table:table-cell table:style-name="Table26.A2" office:value-type="string">
                <text:p text:style-name="P35"><text:span text:style-name="Strong_20_Emphasis"><text:span text:style-name="T3">Server Error</text:span></text:span></text:p>
              </table:table-cell>
              <table:table-cell table:style-name="Table26.A2" office:value-type="string">
                <text:p text:style-name="P37">500</text:p>
              </table:table-cell>
              <table:table-cell table:style-name="Table26.A2" office:value-type="string">
                <text:p text:style-name="P37">:internal_server_error</text:p>
              </table:table-cell>
            </table:table-row>
            <table:table-row table:style-name="Table26.1">
              <table:table-cell table:style-name="Table26.A2" office:value-type="string">
                <text:p text:style-name="P34"/>
              </table:table-cell>
              <table:table-cell table:style-name="Table26.A2" office:value-type="string">
                <text:p text:style-name="P37">501</text:p>
              </table:table-cell>
              <table:table-cell table:style-name="Table26.A2" office:value-type="string">
                <text:p text:style-name="P37">:not_implemented</text:p>
              </table:table-cell>
            </table:table-row>
            <table:table-row table:style-name="Table26.1">
              <table:table-cell table:style-name="Table26.A2" office:value-type="string">
                <text:p text:style-name="P34"/>
              </table:table-cell>
              <table:table-cell table:style-name="Table26.A2" office:value-type="string">
                <text:p text:style-name="P37">502</text:p>
              </table:table-cell>
              <table:table-cell table:style-name="Table26.A2" office:value-type="string">
                <text:p text:style-name="P37">:bad_gateway</text:p>
              </table:table-cell>
            </table:table-row>
            <table:table-row table:style-name="Table26.1">
              <table:table-cell table:style-name="Table26.A2" office:value-type="string">
                <text:p text:style-name="P34"/>
              </table:table-cell>
              <table:table-cell table:style-name="Table26.A2" office:value-type="string">
                <text:p text:style-name="P37">503</text:p>
              </table:table-cell>
              <table:table-cell table:style-name="Table26.A2" office:value-type="string">
                <text:p text:style-name="P37">:service_unavailable</text:p>
              </table:table-cell>
            </table:table-row>
            <table:table-row table:style-name="Table26.1">
              <table:table-cell table:style-name="Table26.A2" office:value-type="string">
                <text:p text:style-name="P34"/>
              </table:table-cell>
              <table:table-cell table:style-name="Table26.A2" office:value-type="string">
                <text:p text:style-name="P37">504</text:p>
              </table:table-cell>
              <table:table-cell table:style-name="Table26.A2" office:value-type="string">
                <text:p text:style-name="P37">:gateway_timeout</text:p>
              </table:table-cell>
            </table:table-row>
            <table:table-row table:style-name="Table26.1">
              <table:table-cell table:style-name="Table26.A2" office:value-type="string">
                <text:p text:style-name="P34"/>
              </table:table-cell>
              <table:table-cell table:style-name="Table26.A2" office:value-type="string">
                <text:p text:style-name="P37">505</text:p>
              </table:table-cell>
              <table:table-cell table:style-name="Table26.A2" office:value-type="string">
                <text:p text:style-name="P37">:http_version_not_supported</text:p>
              </table:table-cell>
            </table:table-row>
            <table:table-row table:style-name="Table26.1">
              <table:table-cell table:style-name="Table26.A2" office:value-type="string">
                <text:p text:style-name="P34"/>
              </table:table-cell>
              <table:table-cell table:style-name="Table26.A2" office:value-type="string">
                <text:p text:style-name="P37">506</text:p>
              </table:table-cell>
              <table:table-cell table:style-name="Table26.A2" office:value-type="string">
                <text:p text:style-name="P37">:variant_also_negotiates</text:p>
              </table:table-cell>
            </table:table-row>
            <table:table-row table:style-name="Table26.1">
              <table:table-cell table:style-name="Table26.A2" office:value-type="string">
                <text:p text:style-name="P34"/>
              </table:table-cell>
              <table:table-cell table:style-name="Table26.A2" office:value-type="string">
                <text:p text:style-name="P37">507</text:p>
              </table:table-cell>
              <table:table-cell table:style-name="Table26.A2" office:value-type="string">
                <text:p text:style-name="P37">:insufficient_storage</text:p>
              </table:table-cell>
            </table:table-row>
            <table:table-row table:style-name="Table26.1">
              <table:table-cell table:style-name="Table26.A2" office:value-type="string">
                <text:p text:style-name="P34"/>
              </table:table-cell>
              <table:table-cell table:style-name="Table26.A2" office:value-type="string">
                <text:p text:style-name="P37">508</text:p>
              </table:table-cell>
              <table:table-cell table:style-name="Table26.A2" office:value-type="string">
                <text:p text:style-name="P37">:loop_detected</text:p>
              </table:table-cell>
            </table:table-row>
            <table:table-row table:style-name="Table26.1">
              <table:table-cell table:style-name="Table26.A2" office:value-type="string">
                <text:p text:style-name="P34"/>
              </table:table-cell>
              <table:table-cell table:style-name="Table26.A2" office:value-type="string">
                <text:p text:style-name="P37">510</text:p>
              </table:table-cell>
              <table:table-cell table:style-name="Table26.A2" office:value-type="string">
                <text:p text:style-name="P37">:not_extended</text:p>
              </table:table-cell>
            </table:table-row>
            <table:table-row table:style-name="Table26.1">
              <table:table-cell table:style-name="Table26.A2" office:value-type="string">
                <text:p text:style-name="P34"/>
              </table:table-cell>
              <table:table-cell table:style-name="Table26.A2" office:value-type="string">
                <text:p text:style-name="P37">511</text:p>
              </table:table-cell>
              <table:table-cell table:style-name="Table26.A2" office:value-type="string">
                <text:p text:style-name="P39">:network_authentication_required</text:p>
              </table:table-cell>
            </table:table-row>
          </table:table>
          <text:h text:style-name="P2" text:outline-level="5"><text:bookmark text:name="finding-layouts"/>2.2.12 Finding Layouts</text:h>
          <text:p text:style-name="P16"><text:span text:style-name="T18">To find the current layout, Rails first looks for a file in </text:span><text:span text:style-name="Source_20_Text"><text:span text:style-name="T26">app/views/layouts</text:span></text:span><text:span text:style-name="T18"> with the same base name as the controller. For example, rendering actions from the </text:span><text:span text:style-name="Source_20_Text"><text:span text:style-name="T26">PhotosController</text:span></text:span><text:span text:style-name="T18"> class will use </text:span><text:span text:style-name="Source_20_Text"><text:span text:style-name="T26">app/views/layouts/photos.html.erb</text:span></text:span><text:span text:style-name="T18"> (or </text:span><text:span text:style-name="Source_20_Text"><text:span text:style-name="T26">app/views/layouts/photos.builder</text:span></text:span><text:span text:style-name="T18">). If there is no such controller-specific layout, Rails will use </text:span><text:span text:style-name="Source_20_Text"><text:span text:style-name="T26">app/views/layouts/application.html.erb</text:span></text:span><text:span text:style-name="T18"> or </text:span><text:span text:style-name="Source_20_Text"><text:span text:style-name="T26">app/views/layouts/application.builder</text:span></text:span><text:span text:style-name="T18">. If there is no </text:span><text:span text:style-name="Source_20_Text"><text:span text:style-name="T26">.erb</text:span></text:span><text:span text:style-name="T18"> layout, Rails will use a </text:span><text:span text:style-name="Source_20_Text"><text:span text:style-name="T26">.builder</text:span></text:span><text:span text:style-name="T18">layout if one exists. Rails also provides several ways to more </text:span><text:soft-page-break/><text:span text:style-name="T18">precisely assign specific layouts to individual controllers and actions.</text:span></text:p>
          <text:h text:style-name="P48" text:outline-level="6"><text:bookmark text:name="specifying-layouts-for-controllers"/>2.2.12.1 Specifying Layouts for Controllers</text:h>
          <text:p text:style-name="P16"><text:span text:style-name="T18">You can override the default layout conventions in your controllers by using the </text:span><text:span text:style-name="Source_20_Text"><text:span text:style-name="T26">layout</text:span></text:span><text:span text:style-name="T18"> declaration. For example:</text:span></text:p>
          <text:section text:style-name="Sect6" text:name="highlighter_119658">
            <table:table table:name="Table27" table:style-name="Table27">
              <table:table-column table:style-name="Table27.A"/>
              <table:table-row>
                <table:table-cell table:style-name="Table27.A1" office:value-type="string">
                  <text:p text:style-name="P35"><text:span text:style-name="Source_20_Text"><text:span text:style-name="T34">class</text:span></text:span><text:span text:style-name="T35"> </text:span><text:span text:style-name="Source_20_Text"><text:span text:style-name="T31">ProductsController &lt; ApplicationController</text:span></text:span></text:p>
                  <text:p text:style-name="P35"><text:span text:style-name="Source_20_Text"><text:span text:style-name="T33">  </text:span></text:span><text:span text:style-name="Source_20_Text"><text:span text:style-name="T31">layout </text:span></text:span><text:span text:style-name="Source_20_Text"><text:span text:style-name="T37">"inventory"</text:span></text:span></text:p>
                  <text:p text:style-name="P35"><text:span text:style-name="Source_20_Text"><text:span text:style-name="T33">  </text:span></text:span><text:span text:style-name="Source_20_Text"><text:span text:style-name="T39">#...</text:span></text:span></text:p>
                  <text:p text:style-name="P35"><text:span text:style-name="Source_20_Text"><text:span text:style-name="T34">end</text:span></text:span></text:p>
                </table:table-cell>
              </table:table-row>
            </table:table>
          </text:section>
          <text:p text:style-name="P16"><text:span text:style-name="T19">With this declaration, all of the views rendered by the products controller will use </text:span><text:span text:style-name="Source_20_Text"><text:span text:style-name="T27">app/views/layouts/inventory.html.erb</text:span></text:span><text:span text:style-name="T19"> as their layout.</text:span></text:p>
          <text:p text:style-name="P16"><text:span text:style-name="T18">To assign a specific layout for the entire application, use a </text:span><text:span text:style-name="Source_20_Text"><text:span text:style-name="T26">layout</text:span></text:span><text:span text:style-name="T18"> declaration in your </text:span><text:span text:style-name="Source_20_Text"><text:span text:style-name="T26">ApplicationController</text:span></text:span><text:span text:style-name="T18"> class:</text:span></text:p>
          <text:section text:style-name="Sect6" text:name="highlighter_409063">
            <table:table table:name="Table28" table:style-name="Table28">
              <table:table-column table:style-name="Table28.A"/>
              <table:table-row>
                <table:table-cell table:style-name="Table28.A1" office:value-type="string">
                  <text:p text:style-name="P35"><text:span text:style-name="Source_20_Text"><text:span text:style-name="T34">class</text:span></text:span><text:span text:style-name="T35"> </text:span><text:span text:style-name="Source_20_Text"><text:span text:style-name="T31">ApplicationController &lt; ActionController::Base</text:span></text:span></text:p>
                  <text:p text:style-name="P35"><text:span text:style-name="Source_20_Text"><text:span text:style-name="T33">  </text:span></text:span><text:span text:style-name="Source_20_Text"><text:span text:style-name="T31">layout </text:span></text:span><text:span text:style-name="Source_20_Text"><text:span text:style-name="T37">"main"</text:span></text:span></text:p>
                  <text:p text:style-name="P35"><text:span text:style-name="Source_20_Text"><text:span text:style-name="T33">  </text:span></text:span><text:span text:style-name="Source_20_Text"><text:span text:style-name="T39">#...</text:span></text:span></text:p>
                  <text:p text:style-name="P35"><text:span text:style-name="Source_20_Text"><text:span text:style-name="T34">end</text:span></text:span></text:p>
                </table:table-cell>
              </table:table-row>
            </table:table>
          </text:section>
          <text:p text:style-name="P16"><text:span text:style-name="T19">With this declaration, all of the views in the entire application will use </text:span><text:span text:style-name="Source_20_Text"><text:span text:style-name="T27">app/views/layouts/main.html.erb</text:span></text:span><text:span text:style-name="T19"> for their layout.</text:span></text:p>
          <text:h text:style-name="P48" text:outline-level="6"><text:bookmark text:name="choosing-layouts-at-runtime"/>2.2.12.2 Choosing Layouts at Runtime</text:h>
          <text:p text:style-name="P9">You can use a symbol to defer the choice of layout until a request is processed:</text:p>
          <text:section text:style-name="Sect6" text:name="highlighter_353829">
            <table:table table:name="Table29" table:style-name="Table29">
              <table:table-column table:style-name="Table29.A"/>
              <table:table-row>
                <table:table-cell table:style-name="Table29.A1" office:value-type="string">
                  <text:p text:style-name="P35"><text:span text:style-name="Source_20_Text"><text:span text:style-name="T34">class</text:span></text:span><text:span text:style-name="T35"> </text:span><text:span text:style-name="Source_20_Text"><text:span text:style-name="T31">ProductsController &lt; ApplicationController</text:span></text:span></text:p>
                  <text:p text:style-name="P35"><text:span text:style-name="Source_20_Text"><text:span text:style-name="T33">  </text:span></text:span><text:span text:style-name="Source_20_Text"><text:span text:style-name="T31">layout </text:span></text:span><text:span text:style-name="Source_20_Text"><text:span text:style-name="T32">:products_layout</text:span></text:span></text:p>
                  <text:p text:style-name="P36"> </text:p>
                  <text:p text:style-name="P35"><text:span text:style-name="Source_20_Text"><text:span text:style-name="T33">  </text:span></text:span><text:span text:style-name="Source_20_Text"><text:span text:style-name="T34">def</text:span></text:span><text:span text:style-name="T35"> </text:span><text:span text:style-name="Source_20_Text"><text:span text:style-name="T31">show</text:span></text:span></text:p>
                  <text:p text:style-name="P35"><text:span text:style-name="Source_20_Text"><text:span text:style-name="T33">    </text:span></text:span><text:span text:style-name="Source_20_Text"><text:span text:style-name="T32">@product</text:span></text:span><text:span text:style-name="T35"> </text:span><text:span text:style-name="Source_20_Text"><text:span text:style-name="T31">= Product.find(params[</text:span></text:span><text:span text:style-name="Source_20_Text"><text:span text:style-name="T32">:id</text:span></text:span><text:span text:style-name="Source_20_Text"><text:span text:style-name="T31">])</text:span></text:span></text:p>
                  <text:p text:style-name="P35"><text:span text:style-name="Source_20_Text"><text:span text:style-name="T33">  </text:span></text:span><text:span text:style-name="Source_20_Text"><text:span text:style-name="T34">end</text:span></text:span></text:p>
                  <text:p text:style-name="P36"> </text:p>
                  <text:p text:style-name="P35"><text:span text:style-name="Source_20_Text"><text:span text:style-name="T33">  </text:span></text:span><text:span text:style-name="Source_20_Text"><text:span text:style-name="T31">private</text:span></text:span></text:p>
                  <text:p text:style-name="P35"><text:span text:style-name="Source_20_Text"><text:span text:style-name="T33">    </text:span></text:span><text:span text:style-name="Source_20_Text"><text:span text:style-name="T34">def</text:span></text:span><text:span text:style-name="T35"> </text:span><text:span text:style-name="Source_20_Text"><text:span text:style-name="T31">products_layout</text:span></text:span></text:p>
                  <text:p text:style-name="P35"><text:span text:style-name="Source_20_Text"><text:span text:style-name="T33">      </text:span></text:span><text:span text:style-name="Source_20_Text"><text:span text:style-name="T32">@current_user</text:span></text:span><text:span text:style-name="Source_20_Text"><text:span text:style-name="T31">.special? ? </text:span></text:span><text:span text:style-name="Source_20_Text"><text:span text:style-name="T37">"special"</text:span></text:span><text:span text:style-name="T35"> </text:span><text:span text:style-name="Source_20_Text"><text:span text:style-name="T31">: </text:span></text:span><text:span text:style-name="Source_20_Text"><text:span text:style-name="T37">"products"</text:span></text:span></text:p>
                  <text:p text:style-name="P35"><text:span text:style-name="Source_20_Text"><text:span text:style-name="T33">    </text:span></text:span><text:span text:style-name="Source_20_Text"><text:span text:style-name="T34">end</text:span></text:span></text:p>
                  <text:p text:style-name="P36"> </text:p>
                  <text:p text:style-name="P35"><text:span text:style-name="Source_20_Text"><text:span text:style-name="T34">end</text:span></text:span></text:p>
                </table:table-cell>
              </table:table-row>
            </table:table>
          </text:section>
          <text:p text:style-name="P11">Now, if the current user is a special user, they'll get a special layout when viewing a product.</text:p>
          <text:p text:style-name="P16"><text:span text:style-name="T18">You can even use an inline method, such as a Proc, to determine the layout. For example, if you pass a Proc object, the block you give the Proc will be given the </text:span><text:span text:style-name="Source_20_Text"><text:span text:style-name="T26">controller</text:span></text:span><text:span text:style-name="T18"> instance, so the layout can be determined based on the current request:</text:span></text:p>
          <text:section text:style-name="Sect6" text:name="highlighter_534545">
            <table:table table:name="Table30" table:style-name="Table30">
              <table:table-column table:style-name="Table30.A"/>
              <table:table-row>
                <table:table-cell table:style-name="Table30.A1" office:value-type="string">
                  <text:p text:style-name="P35"><text:span text:style-name="Source_20_Text"><text:span text:style-name="T34">class</text:span></text:span><text:span text:style-name="T35"> </text:span><text:span text:style-name="Source_20_Text"><text:span text:style-name="T31">ProductsController &lt; ApplicationController</text:span></text:span></text:p>
                  <text:p text:style-name="P35"><text:span text:style-name="Source_20_Text"><text:span text:style-name="T33">  </text:span></text:span><text:span text:style-name="Source_20_Text"><text:span text:style-name="T31">layout </text:span></text:span><text:span text:style-name="Source_20_Text"><text:span text:style-name="T40">Proc</text:span></text:span><text:span text:style-name="Source_20_Text"><text:span text:style-name="T31">.</text:span></text:span><text:span text:style-name="Source_20_Text"><text:span text:style-name="T34">new</text:span></text:span><text:span text:style-name="T35"> </text:span><text:span text:style-name="Source_20_Text"><text:span text:style-name="T31">{ |controller| controller.request.xhr? ? </text:span></text:span><text:span text:style-name="Source_20_Text"><text:span text:style-name="T37">"popup"</text:span></text:span><text:span text:style-name="T35"> </text:span><text:span text:style-name="Source_20_Text"><text:span text:style-name="T31">: </text:span></text:span><text:span text:style-name="Source_20_Text"><text:span text:style-name="T37">"application"</text:span></text:span><text:span text:style-name="T35"> </text:span><text:span text:style-name="Source_20_Text"><text:span text:style-name="T31">}</text:span></text:span></text:p>
                  <text:p text:style-name="P35"><text:span text:style-name="Source_20_Text"><text:span text:style-name="T34">end</text:span></text:span></text:p>
                </table:table-cell>
              </table:table-row>
            </table:table>
          </text:section>
          <text:h text:style-name="P49" text:outline-level="6"><text:bookmark text:name="conditional-layouts"/>2.2.12.3 Conditional Layouts</text:h>
          <text:p text:style-name="P16"><text:span text:style-name="T18">Layouts specified at the controller level support the </text:span><text:span text:style-name="Source_20_Text"><text:span text:style-name="T26">:only</text:span></text:span><text:span text:style-name="T18"> and </text:span><text:span text:style-name="Source_20_Text"><text:span text:style-name="T26">:except</text:span></text:span><text:span text:style-name="T18"> options. These options take either a method name, or an array of method names, corresponding to method names within the controller:</text:span></text:p>
          <text:section text:style-name="Sect6" text:name="highlighter_170900">
            <table:table table:name="Table31" table:style-name="Table31">
              <table:table-column table:style-name="Table31.A"/>
              <table:table-row>
                <table:table-cell table:style-name="Table31.A1" office:value-type="string">
                  <text:p text:style-name="P35"><text:span text:style-name="Source_20_Text"><text:span text:style-name="T34">class</text:span></text:span><text:span text:style-name="T35"> </text:span><text:span text:style-name="Source_20_Text"><text:span text:style-name="T31">ProductsController &lt; ApplicationController</text:span></text:span></text:p>
                  <text:p text:style-name="P35"><text:span text:style-name="Source_20_Text"><text:span text:style-name="T33">  </text:span></text:span><text:span text:style-name="Source_20_Text"><text:span text:style-name="T31">layout </text:span></text:span><text:span text:style-name="Source_20_Text"><text:span text:style-name="T37">"product"</text:span></text:span><text:span text:style-name="Source_20_Text"><text:span text:style-name="T31">, except: [</text:span></text:span><text:span text:style-name="Source_20_Text"><text:span text:style-name="T32">:index</text:span></text:span><text:span text:style-name="Source_20_Text"><text:span text:style-name="T31">, </text:span></text:span><text:span text:style-name="Source_20_Text"><text:span text:style-name="T32">:rss</text:span></text:span><text:span text:style-name="Source_20_Text"><text:span text:style-name="T31">]</text:span></text:span></text:p>
                  <text:p text:style-name="P35"><text:span text:style-name="Source_20_Text"><text:span text:style-name="T34">end</text:span></text:span></text:p>
                </table:table-cell>
              </table:table-row>
            </table:table>
          </text:section>
          <text:p text:style-name="P16"><text:span text:style-name="T19">With this declaration, the </text:span><text:span text:style-name="Source_20_Text"><text:span text:style-name="T27">product</text:span></text:span><text:span text:style-name="T19"> layout would be used for everything but the </text:span><text:span text:style-name="Source_20_Text"><text:span text:style-name="T27">rss</text:span></text:span><text:span text:style-name="T19"> and </text:span><text:span text:style-name="Source_20_Text"><text:span text:style-name="T27">index</text:span></text:span><text:span text:style-name="T19">methods.</text:span></text:p>
          <text:h text:style-name="P48" text:outline-level="6"><text:bookmark text:name="layout-inheritance"/>2.2.12.4 Layout Inheritance</text:h>
          <text:p text:style-name="P9">Layout declarations cascade downward in the hierarchy, and more specific layout declarations always override more general ones. For example:</text:p>
          <text:list xml:id="list4792373454196395670" text:style-name="L7">
            <text:list-item>
              <text:p text:style-name="P20"><text:span text:style-name="Source_20_Text"><text:span text:style-name="T26">application_controller.rb</text:span></text:span></text:p>
            </text:list-item>
          </text:list>
          <text:section text:style-name="Sect6" text:name="highlighter_860887">
            <table:table table:name="Table32" table:style-name="Table32">
              <table:table-column table:style-name="Table32.A"/>
              <table:table-row>
                <table:table-cell table:style-name="Table32.A1" office:value-type="string">
                  <text:p text:style-name="P35"><text:span text:style-name="Source_20_Text"><text:span text:style-name="T34">class</text:span></text:span><text:span text:style-name="T35"> </text:span><text:span text:style-name="Source_20_Text"><text:span text:style-name="T31">ApplicationController &lt; ActionController::Base</text:span></text:span></text:p>
                  <text:p text:style-name="P35"><text:span text:style-name="Source_20_Text"><text:span text:style-name="T33">  </text:span></text:span><text:span text:style-name="Source_20_Text"><text:span text:style-name="T31">layout </text:span></text:span><text:span text:style-name="Source_20_Text"><text:span text:style-name="T37">"main"</text:span></text:span></text:p>
                  <text:p text:style-name="P35"><text:span text:style-name="Source_20_Text"><text:span text:style-name="T34">end</text:span></text:span></text:p>
                </table:table-cell>
              </table:table-row>
            </table:table>
          </text:section>
          <text:list xml:id="list181724301558432" text:continue-numbering="true" text:style-name="L7">
            <text:list-item>
              <text:p text:style-name="P20"><text:soft-page-break/><text:span text:style-name="Source_20_Text"><text:span text:style-name="T27">posts_controller.rb</text:span></text:span></text:p>
            </text:list-item>
          </text:list>
          <text:section text:style-name="Sect6" text:name="highlighter_121176">
            <table:table table:name="Table33" table:style-name="Table33">
              <table:table-column table:style-name="Table33.A"/>
              <table:table-row>
                <table:table-cell table:style-name="Table33.A1" office:value-type="string">
                  <text:p text:style-name="P35"><text:span text:style-name="Source_20_Text"><text:span text:style-name="T34">class</text:span></text:span><text:span text:style-name="T35"> </text:span><text:span text:style-name="Source_20_Text"><text:span text:style-name="T31">PostsController &lt; ApplicationController</text:span></text:span></text:p>
                  <text:p text:style-name="P35"><text:span text:style-name="Source_20_Text"><text:span text:style-name="T34">end</text:span></text:span></text:p>
                </table:table-cell>
              </table:table-row>
            </table:table>
          </text:section>
          <text:list xml:id="list181725390799878" text:continue-numbering="true" text:style-name="L7">
            <text:list-item>
              <text:p text:style-name="P20"><text:span text:style-name="Source_20_Text"><text:span text:style-name="T27">special_posts_controller.rb</text:span></text:span></text:p>
            </text:list-item>
          </text:list>
          <text:section text:style-name="Sect6" text:name="highlighter_962066">
            <table:table table:name="Table34" table:style-name="Table34">
              <table:table-column table:style-name="Table34.A"/>
              <table:table-row>
                <table:table-cell table:style-name="Table34.A1" office:value-type="string">
                  <text:p text:style-name="P35"><text:span text:style-name="Source_20_Text"><text:span text:style-name="T34">class</text:span></text:span><text:span text:style-name="T35"> </text:span><text:span text:style-name="Source_20_Text"><text:span text:style-name="T31">SpecialPostsController &lt; PostsController</text:span></text:span></text:p>
                  <text:p text:style-name="P35"><text:span text:style-name="Source_20_Text"><text:span text:style-name="T33">  </text:span></text:span><text:span text:style-name="Source_20_Text"><text:span text:style-name="T31">layout </text:span></text:span><text:span text:style-name="Source_20_Text"><text:span text:style-name="T37">"special"</text:span></text:span></text:p>
                  <text:p text:style-name="P35"><text:span text:style-name="Source_20_Text"><text:span text:style-name="T34">end</text:span></text:span></text:p>
                </table:table-cell>
              </table:table-row>
            </table:table>
          </text:section>
          <text:list xml:id="list181725089322608" text:continue-numbering="true" text:style-name="L7">
            <text:list-item>
              <text:p text:style-name="P20"><text:span text:style-name="Source_20_Text"><text:span text:style-name="T27">old_posts_controller.rb</text:span></text:span></text:p>
            </text:list-item>
          </text:list>
          <text:section text:style-name="Sect6" text:name="highlighter_82096">
            <table:table table:name="Table35" table:style-name="Table35">
              <table:table-column table:style-name="Table35.A"/>
              <table:table-row>
                <table:table-cell table:style-name="Table35.A1" office:value-type="string">
                  <text:p text:style-name="P35"><text:span text:style-name="Source_20_Text"><text:span text:style-name="T34">class</text:span></text:span><text:span text:style-name="T35"> </text:span><text:span text:style-name="Source_20_Text"><text:span text:style-name="T31">OldPostsController &lt; SpecialPostsController</text:span></text:span></text:p>
                  <text:p text:style-name="P35"><text:span text:style-name="Source_20_Text"><text:span text:style-name="T33">  </text:span></text:span><text:span text:style-name="Source_20_Text"><text:span text:style-name="T31">layout </text:span></text:span><text:span text:style-name="Source_20_Text"><text:span text:style-name="T34">false</text:span></text:span></text:p>
                  <text:p text:style-name="P36"> </text:p>
                  <text:p text:style-name="P35"><text:span text:style-name="Source_20_Text"><text:span text:style-name="T33">  </text:span></text:span><text:span text:style-name="Source_20_Text"><text:span text:style-name="T34">def</text:span></text:span><text:span text:style-name="T35"> </text:span><text:span text:style-name="Source_20_Text"><text:span text:style-name="T31">show</text:span></text:span></text:p>
                  <text:p text:style-name="P35"><text:span text:style-name="Source_20_Text"><text:span text:style-name="T33">    </text:span></text:span><text:span text:style-name="Source_20_Text"><text:span text:style-name="T32">@post</text:span></text:span><text:span text:style-name="T35"> </text:span><text:span text:style-name="Source_20_Text"><text:span text:style-name="T31">= Post.find(params[</text:span></text:span><text:span text:style-name="Source_20_Text"><text:span text:style-name="T32">:id</text:span></text:span><text:span text:style-name="Source_20_Text"><text:span text:style-name="T31">])</text:span></text:span></text:p>
                  <text:p text:style-name="P35"><text:span text:style-name="Source_20_Text"><text:span text:style-name="T33">  </text:span></text:span><text:span text:style-name="Source_20_Text"><text:span text:style-name="T34">end</text:span></text:span></text:p>
                  <text:p text:style-name="P36"> </text:p>
                  <text:p text:style-name="P35"><text:span text:style-name="Source_20_Text"><text:span text:style-name="T33">  </text:span></text:span><text:span text:style-name="Source_20_Text"><text:span text:style-name="T34">def</text:span></text:span><text:span text:style-name="T35"> </text:span><text:span text:style-name="Source_20_Text"><text:span text:style-name="T31">index</text:span></text:span></text:p>
                  <text:p text:style-name="P35"><text:span text:style-name="Source_20_Text"><text:span text:style-name="T33">    </text:span></text:span><text:span text:style-name="Source_20_Text"><text:span text:style-name="T32">@old_posts</text:span></text:span><text:span text:style-name="T35"> </text:span><text:span text:style-name="Source_20_Text"><text:span text:style-name="T31">= Post.older</text:span></text:span></text:p>
                  <text:p text:style-name="P35"><text:span text:style-name="Source_20_Text"><text:span text:style-name="T33">    </text:span></text:span><text:span text:style-name="Source_20_Text"><text:span text:style-name="T31">render layout: </text:span></text:span><text:span text:style-name="Source_20_Text"><text:span text:style-name="T37">"old"</text:span></text:span></text:p>
                  <text:p text:style-name="P35"><text:span text:style-name="Source_20_Text"><text:span text:style-name="T33">  </text:span></text:span><text:span text:style-name="Source_20_Text"><text:span text:style-name="T34">end</text:span></text:span></text:p>
                  <text:p text:style-name="P35"><text:span text:style-name="Source_20_Text"><text:span text:style-name="T33">  </text:span></text:span><text:span text:style-name="Source_20_Text"><text:span text:style-name="T39"># ...</text:span></text:span></text:p>
                  <text:p text:style-name="P38"><text:span text:style-name="Source_20_Text"><text:span text:style-name="T34">end</text:span></text:span></text:p>
                </table:table-cell>
              </table:table-row>
            </table:table>
          </text:section>
          <text:p text:style-name="P11">In this application:</text:p>
          <text:list xml:id="list875769211445025862" text:style-name="L8">
            <text:list-item>
              <text:p text:style-name="P21"><text:span text:style-name="T18">In general, views will be rendered in the </text:span><text:span text:style-name="Source_20_Text"><text:span text:style-name="T26">main</text:span></text:span><text:span text:style-name="T18"> layout</text:span></text:p>
            </text:list-item>
            <text:list-item>
              <text:p text:style-name="P21"><text:span text:style-name="Source_20_Text"><text:span text:style-name="T26">PostsController#index</text:span></text:span><text:span text:style-name="T18"> will use the </text:span><text:span text:style-name="Source_20_Text"><text:span text:style-name="T26">main</text:span></text:span><text:span text:style-name="T18"> layout</text:span></text:p>
            </text:list-item>
            <text:list-item>
              <text:p text:style-name="P21"><text:span text:style-name="Source_20_Text"><text:span text:style-name="T26">SpecialPostsController#index</text:span></text:span><text:span text:style-name="T18"> will use the </text:span><text:span text:style-name="Source_20_Text"><text:span text:style-name="T26">special</text:span></text:span><text:span text:style-name="T18"> layout</text:span></text:p>
            </text:list-item>
            <text:list-item>
              <text:p text:style-name="P21"><text:span text:style-name="Source_20_Text"><text:span text:style-name="T26">OldPostsController#show</text:span></text:span><text:span text:style-name="T18"> will use no layout at all</text:span></text:p>
            </text:list-item>
            <text:list-item>
              <text:p text:style-name="P21"><text:span text:style-name="Source_20_Text"><text:span text:style-name="T26">OldPostsController#index</text:span></text:span><text:span text:style-name="T18"> will use the </text:span><text:span text:style-name="Source_20_Text"><text:span text:style-name="T26">old</text:span></text:span><text:span text:style-name="T18"> layout</text:span></text:p>
            </text:list-item>
          </text:list>
          <text:h text:style-name="P2" text:outline-level="5"><text:bookmark text:name="avoiding-double-render-errors"/>2.2.13 Avoiding Double Render Errors</text:h>
          <text:p text:style-name="P16"><text:span text:style-name="T18">Sooner or later, most Rails developers will see the error message "Can only render or redirect once per action". While this is annoying, it's relatively easy to fix. Usually it happens because of a fundamental misunderstanding of the way that </text:span><text:span text:style-name="Source_20_Text"><text:span text:style-name="T26">render</text:span></text:span><text:span text:style-name="T18"> works.</text:span></text:p>
          <text:p text:style-name="P9">For example, here's some code that will trigger this error:</text:p>
          <text:section text:style-name="Sect6" text:name="highlighter_131491">
            <table:table table:name="Table36" table:style-name="Table36">
              <table:table-column table:style-name="Table36.A"/>
              <table:table-row>
                <table:table-cell table:style-name="Table36.A1" office:value-type="string">
                  <text:p text:style-name="P35"><text:span text:style-name="Source_20_Text"><text:span text:style-name="T34">def</text:span></text:span><text:span text:style-name="T35"> </text:span><text:span text:style-name="Source_20_Text"><text:span text:style-name="T31">show</text:span></text:span></text:p>
                  <text:p text:style-name="P35"><text:span text:style-name="Source_20_Text"><text:span text:style-name="T33">  </text:span></text:span><text:span text:style-name="Source_20_Text"><text:span text:style-name="T32">@book</text:span></text:span><text:span text:style-name="T35"> </text:span><text:span text:style-name="Source_20_Text"><text:span text:style-name="T31">= Book.find(params[</text:span></text:span><text:span text:style-name="Source_20_Text"><text:span text:style-name="T32">:id</text:span></text:span><text:span text:style-name="Source_20_Text"><text:span text:style-name="T31">])</text:span></text:span></text:p>
                  <text:p text:style-name="P35"><text:span text:style-name="Source_20_Text"><text:span text:style-name="T33">  </text:span></text:span><text:span text:style-name="Source_20_Text"><text:span text:style-name="T34">if</text:span></text:span><text:span text:style-name="T35"> </text:span><text:span text:style-name="Source_20_Text"><text:span text:style-name="T32">@book</text:span></text:span><text:span text:style-name="Source_20_Text"><text:span text:style-name="T31">.special?</text:span></text:span></text:p>
                  <text:p text:style-name="P35"><text:span text:style-name="Source_20_Text"><text:span text:style-name="T33">    </text:span></text:span><text:span text:style-name="Source_20_Text"><text:span text:style-name="T31">render action: </text:span></text:span><text:span text:style-name="Source_20_Text"><text:span text:style-name="T37">"special_show"</text:span></text:span></text:p>
                  <text:p text:style-name="P35"><text:span text:style-name="Source_20_Text"><text:span text:style-name="T33">  </text:span></text:span><text:span text:style-name="Source_20_Text"><text:span text:style-name="T34">end</text:span></text:span></text:p>
                  <text:p text:style-name="P35"><text:span text:style-name="Source_20_Text"><text:span text:style-name="T33">  </text:span></text:span><text:span text:style-name="Source_20_Text"><text:span text:style-name="T31">render action: </text:span></text:span><text:span text:style-name="Source_20_Text"><text:span text:style-name="T37">"regular_show"</text:span></text:span></text:p>
                  <text:p text:style-name="P35"><text:span text:style-name="Source_20_Text"><text:span text:style-name="T34">end</text:span></text:span></text:p>
                </table:table-cell>
              </table:table-row>
            </table:table>
          </text:section>
          <text:p text:style-name="P16"><text:span text:style-name="T19">If </text:span><text:span text:style-name="Source_20_Text"><text:span text:style-name="T27">@book.special?</text:span></text:span><text:span text:style-name="T19"> evaluates to </text:span><text:span text:style-name="Source_20_Text"><text:span text:style-name="T27">true</text:span></text:span><text:span text:style-name="T19">, Rails will start the rendering process to dump the </text:span><text:span text:style-name="Source_20_Text"><text:span text:style-name="T27">@book</text:span></text:span><text:span text:style-name="T19">variable into the </text:span><text:span text:style-name="Source_20_Text"><text:span text:style-name="T27">special_show</text:span></text:span><text:span text:style-name="T19"> view. But this will </text:span><text:span text:style-name="Emphasis"><text:span text:style-name="T25">not</text:span></text:span><text:span text:style-name="T19"> stop the rest of the code in the </text:span><text:span text:style-name="Source_20_Text"><text:span text:style-name="T27">show</text:span></text:span><text:span text:style-name="T19"> action from running, and when Rails hits the end of the action, it will start to render the </text:span><text:span text:style-name="Source_20_Text"><text:span text:style-name="T27">regular_show</text:span></text:span><text:span text:style-name="T19">view - and throw an error. The solution is simple: make sure that you have only one call to </text:span><text:span text:style-name="Source_20_Text"><text:span text:style-name="T27">render</text:span></text:span><text:span text:style-name="T19">or </text:span><text:span text:style-name="Source_20_Text"><text:span text:style-name="T27">redirect</text:span></text:span><text:span text:style-name="T19"> in a single code path. One thing that can help is </text:span><text:span text:style-name="Source_20_Text"><text:span text:style-name="T27">and return</text:span></text:span><text:span text:style-name="T19">. Here's a patched version of the method:</text:span></text:p>
          <text:section text:style-name="Sect6" text:name="highlighter_811570">
            <table:table table:name="Table37" table:style-name="Table37">
              <table:table-column table:style-name="Table37.A"/>
              <table:table-row>
                <table:table-cell table:style-name="Table37.A1" office:value-type="string">
                  <text:p text:style-name="P35"><text:span text:style-name="Source_20_Text"><text:span text:style-name="T34">def</text:span></text:span><text:span text:style-name="T35"> </text:span><text:span text:style-name="Source_20_Text"><text:span text:style-name="T31">show</text:span></text:span></text:p>
                  <text:p text:style-name="P35"><text:span text:style-name="Source_20_Text"><text:span text:style-name="T33">  </text:span></text:span><text:span text:style-name="Source_20_Text"><text:span text:style-name="T32">@book</text:span></text:span><text:span text:style-name="T35"> </text:span><text:span text:style-name="Source_20_Text"><text:span text:style-name="T31">= Book.find(params[</text:span></text:span><text:span text:style-name="Source_20_Text"><text:span text:style-name="T32">:id</text:span></text:span><text:span text:style-name="Source_20_Text"><text:span text:style-name="T31">])</text:span></text:span></text:p>
                  <text:p text:style-name="P35"><text:span text:style-name="Source_20_Text"><text:span text:style-name="T33">  </text:span></text:span><text:span text:style-name="Source_20_Text"><text:span text:style-name="T34">if</text:span></text:span><text:span text:style-name="T35"> </text:span><text:span text:style-name="Source_20_Text"><text:span text:style-name="T32">@book</text:span></text:span><text:span text:style-name="Source_20_Text"><text:span text:style-name="T31">.special?</text:span></text:span></text:p>
                  <text:p text:style-name="P35"><text:span text:style-name="Source_20_Text"><text:span text:style-name="T33">    </text:span></text:span><text:span text:style-name="Source_20_Text"><text:span text:style-name="T31">render action: </text:span></text:span><text:span text:style-name="Source_20_Text"><text:span text:style-name="T37">"special_show"</text:span></text:span><text:span text:style-name="T35"> </text:span><text:span text:style-name="Source_20_Text"><text:span text:style-name="T34">and</text:span></text:span><text:span text:style-name="T35"> </text:span><text:span text:style-name="Source_20_Text"><text:span text:style-name="T34">return</text:span></text:span></text:p>
                  <text:p text:style-name="P35"><text:span text:style-name="Source_20_Text"><text:span text:style-name="T33">  </text:span></text:span><text:span text:style-name="Source_20_Text"><text:span text:style-name="T34">end</text:span></text:span></text:p>
                  <text:p text:style-name="P35"><text:span text:style-name="Source_20_Text"><text:span text:style-name="T33">  </text:span></text:span><text:span text:style-name="Source_20_Text"><text:span text:style-name="T31">render action: </text:span></text:span><text:span text:style-name="Source_20_Text"><text:span text:style-name="T37">"regular_show"</text:span></text:span></text:p>
                  <text:p text:style-name="P35"><text:span text:style-name="Source_20_Text"><text:span text:style-name="T34">end</text:span></text:span></text:p>
                </table:table-cell>
              </table:table-row>
            </table:table>
          </text:section>
          <text:p text:style-name="P16"><text:span text:style-name="T19">Make sure to use </text:span><text:span text:style-name="Source_20_Text"><text:span text:style-name="T27">and return</text:span></text:span><text:span text:style-name="T19"> instead of </text:span><text:span text:style-name="Source_20_Text"><text:span text:style-name="T27">&amp;&amp; return</text:span></text:span><text:span text:style-name="T19"> because </text:span><text:span text:style-name="Source_20_Text"><text:span text:style-name="T27">&amp;&amp; return</text:span></text:span><text:span text:style-name="T19"> will not work due to the </text:span><text:soft-page-break/><text:span text:style-name="T19">operator precedence in the Ruby Language.</text:span></text:p>
          <text:p text:style-name="P16"><text:span text:style-name="T18">Note that the implicit render done by ActionController detects if </text:span><text:span text:style-name="Source_20_Text"><text:span text:style-name="T26">render</text:span></text:span><text:span text:style-name="T18"> has been called, so the following will work without errors:</text:span></text:p>
          <text:section text:style-name="Sect6" text:name="highlighter_812074">
            <table:table table:name="Table38" table:style-name="Table38">
              <table:table-column table:style-name="Table38.A"/>
              <table:table-row>
                <table:table-cell table:style-name="Table38.A1" office:value-type="string">
                  <text:p text:style-name="P35"><text:span text:style-name="Source_20_Text"><text:span text:style-name="T34">def</text:span></text:span><text:span text:style-name="T35"> </text:span><text:span text:style-name="Source_20_Text"><text:span text:style-name="T31">show</text:span></text:span></text:p>
                  <text:p text:style-name="P35"><text:span text:style-name="Source_20_Text"><text:span text:style-name="T33">  </text:span></text:span><text:span text:style-name="Source_20_Text"><text:span text:style-name="T32">@book</text:span></text:span><text:span text:style-name="T35"> </text:span><text:span text:style-name="Source_20_Text"><text:span text:style-name="T31">= Book.find(params[</text:span></text:span><text:span text:style-name="Source_20_Text"><text:span text:style-name="T32">:id</text:span></text:span><text:span text:style-name="Source_20_Text"><text:span text:style-name="T31">])</text:span></text:span></text:p>
                  <text:p text:style-name="P35"><text:span text:style-name="Source_20_Text"><text:span text:style-name="T33">  </text:span></text:span><text:span text:style-name="Source_20_Text"><text:span text:style-name="T34">if</text:span></text:span><text:span text:style-name="T35"> </text:span><text:span text:style-name="Source_20_Text"><text:span text:style-name="T32">@book</text:span></text:span><text:span text:style-name="Source_20_Text"><text:span text:style-name="T31">.special?</text:span></text:span></text:p>
                  <text:p text:style-name="P35"><text:span text:style-name="Source_20_Text"><text:span text:style-name="T33">    </text:span></text:span><text:span text:style-name="Source_20_Text"><text:span text:style-name="T31">render action: </text:span></text:span><text:span text:style-name="Source_20_Text"><text:span text:style-name="T37">"special_show"</text:span></text:span></text:p>
                  <text:p text:style-name="P35"><text:span text:style-name="Source_20_Text"><text:span text:style-name="T33">  </text:span></text:span><text:span text:style-name="Source_20_Text"><text:span text:style-name="T34">end</text:span></text:span></text:p>
                  <text:p text:style-name="P35"><text:span text:style-name="Source_20_Text"><text:span text:style-name="T34">end</text:span></text:span></text:p>
                </table:table-cell>
              </table:table-row>
            </table:table>
          </text:section>
          <text:p text:style-name="P16"><text:span text:style-name="T19">This will render a book with </text:span><text:span text:style-name="Source_20_Text"><text:span text:style-name="T27">special?</text:span></text:span><text:span text:style-name="T19"> set with the </text:span><text:span text:style-name="Source_20_Text"><text:span text:style-name="T27">special_show</text:span></text:span><text:span text:style-name="T19"> template, while other books will render with the default </text:span><text:span text:style-name="Source_20_Text"><text:span text:style-name="T27">show</text:span></text:span><text:span text:style-name="T19"> template.</text:span></text:p>
          <text:h text:style-name="P46" text:outline-level="4"><text:bookmark text:name="using-redirect-to"/><text:span text:style-name="T23">2.3 Using </text:span><text:span text:style-name="Source_20_Text"><text:span text:style-name="T30">redirect_to</text:span></text:span></text:h>
          <text:p text:style-name="P16"><text:span text:style-name="T18">Another way to handle returning responses to an HTTP request is with </text:span><text:span text:style-name="Source_20_Text"><text:span text:style-name="T26">redirect_to</text:span></text:span><text:span text:style-name="T18">. As you've seen, </text:span><text:span text:style-name="Source_20_Text"><text:span text:style-name="T26">render</text:span></text:span><text:span text:style-name="T18"> tells Rails which view (or other asset) to use in constructing a response. The </text:span><text:span text:style-name="Source_20_Text"><text:span text:style-name="T26">redirect_to</text:span></text:span><text:span text:style-name="T18"> method does something completely different: it tells the browser to send a new request for a different URL. For example, you could redirect from wherever you are in your code to the index of photos in your application with this call:</text:span></text:p>
          <text:section text:style-name="Sect6" text:name="highlighter_202940">
            <table:table table:name="Table39" table:style-name="Table39">
              <table:table-column table:style-name="Table39.A"/>
              <table:table-row>
                <table:table-cell table:style-name="Table39.A1" office:value-type="string">
                  <text:p text:style-name="P35"><text:span text:style-name="Source_20_Text"><text:span text:style-name="T31">redirect_to photos_url</text:span></text:span></text:p>
                </table:table-cell>
              </table:table-row>
            </table:table>
          </text:section>
          <text:p text:style-name="P16"><text:span text:style-name="T19">You can use </text:span><text:span text:style-name="Source_20_Text"><text:span text:style-name="T27">redirect_to</text:span></text:span><text:span text:style-name="T19"> with any arguments that you could use with </text:span><text:span text:style-name="Source_20_Text"><text:span text:style-name="T27">link_to</text:span></text:span><text:span text:style-name="T19"> or </text:span><text:span text:style-name="Source_20_Text"><text:span text:style-name="T27">url_for</text:span></text:span><text:span text:style-name="T19">. There's also a special redirect that sends the user back to the page they just came from:</text:span></text:p>
          <text:section text:style-name="Sect6" text:name="highlighter_398679">
            <table:table table:name="Table40" table:style-name="Table40">
              <table:table-column table:style-name="Table40.A"/>
              <table:table-row>
                <table:table-cell table:style-name="Table40.A1" office:value-type="string">
                  <text:p text:style-name="P35"><text:span text:style-name="Source_20_Text"><text:span text:style-name="T31">redirect_to </text:span></text:span><text:span text:style-name="Source_20_Text"><text:span text:style-name="T32">:back</text:span></text:span></text:p>
                </table:table-cell>
              </table:table-row>
            </table:table>
          </text:section>
          <text:h text:style-name="P3" text:outline-level="5"><text:bookmark text:name="getting-a-different-redirect-status-code"/>2.3.1 Getting a Different Redirect Status Code</text:h>
          <text:p text:style-name="P16"><text:span text:style-name="T18">Rails uses HTTP status code 302, a temporary redirect, when you call </text:span><text:span text:style-name="Source_20_Text"><text:span text:style-name="T26">redirect_to</text:span></text:span><text:span text:style-name="T18">. If you'd like to use a different status code, perhaps 301, a permanent redirect, you can use the </text:span><text:span text:style-name="Source_20_Text"><text:span text:style-name="T26">:status</text:span></text:span><text:span text:style-name="T18"> option:</text:span></text:p>
          <text:section text:style-name="Sect6" text:name="highlighter_497962">
            <table:table table:name="Table41" table:style-name="Table41">
              <table:table-column table:style-name="Table41.A"/>
              <table:table-row>
                <table:table-cell table:style-name="Table41.A1" office:value-type="string">
                  <text:p text:style-name="P35"><text:span text:style-name="Source_20_Text"><text:span text:style-name="T31">redirect_to photos_path, status: </text:span></text:span><text:span text:style-name="Source_20_Text"><text:span text:style-name="T38">301</text:span></text:span></text:p>
                </table:table-cell>
              </table:table-row>
            </table:table>
          </text:section>
          <text:p text:style-name="P16"><text:span text:style-name="T19">Just like the </text:span><text:span text:style-name="Source_20_Text"><text:span text:style-name="T27">:status</text:span></text:span><text:span text:style-name="T19"> option for </text:span><text:span text:style-name="Source_20_Text"><text:span text:style-name="T27">render</text:span></text:span><text:span text:style-name="T19">, </text:span><text:span text:style-name="Source_20_Text"><text:span text:style-name="T27">:status</text:span></text:span><text:span text:style-name="T19"> for </text:span><text:span text:style-name="Source_20_Text"><text:span text:style-name="T27">redirect_to</text:span></text:span><text:span text:style-name="T19"> accepts both numeric and symbolic header designations.</text:span></text:p>
          <text:h text:style-name="P4" text:outline-level="5"><text:bookmark text:name="the-difference-between-render-and-redirect-to"/><text:span text:style-name="T23">2.3.2 The Difference Between </text:span><text:span text:style-name="Source_20_Text"><text:span text:style-name="T30">render</text:span></text:span><text:span text:style-name="T23"> and </text:span><text:span text:style-name="Source_20_Text"><text:span text:style-name="T30">redirect_to</text:span></text:span></text:h>
          <text:p text:style-name="P16"><text:span text:style-name="T18">Sometimes inexperienced developers think of </text:span><text:span text:style-name="Source_20_Text"><text:span text:style-name="T26">redirect_to</text:span></text:span><text:span text:style-name="T18"> as a sort of </text:span><text:span text:style-name="Source_20_Text"><text:span text:style-name="T26">goto</text:span></text:span><text:span text:style-name="T18"> command, moving execution from one place to another in your Rails code. This is </text:span><text:span text:style-name="Emphasis"><text:span text:style-name="T24">not</text:span></text:span><text:span text:style-name="T18"> correct. Your code stops running and waits for a new request for the browser. It just happens that you've told the browser what request it should make next, by sending back an HTTP 302 status code.</text:span></text:p>
          <text:p text:style-name="P9">Consider these actions to see the difference:</text:p>
          <text:section text:style-name="Sect6" text:name="highlighter_859377">
            <table:table table:name="Table42" table:style-name="Table42">
              <table:table-column table:style-name="Table42.A"/>
              <table:table-row>
                <table:table-cell table:style-name="Table42.A1" office:value-type="string">
                  <text:p text:style-name="P35"><text:span text:style-name="Source_20_Text"><text:span text:style-name="T34">def</text:span></text:span><text:span text:style-name="T35"> </text:span><text:span text:style-name="Source_20_Text"><text:span text:style-name="T31">index</text:span></text:span></text:p>
                  <text:p text:style-name="P35"><text:span text:style-name="Source_20_Text"><text:span text:style-name="T33">  </text:span></text:span><text:span text:style-name="Source_20_Text"><text:span text:style-name="T32">@books</text:span></text:span><text:span text:style-name="T35"> </text:span><text:span text:style-name="Source_20_Text"><text:span text:style-name="T31">= Book.all</text:span></text:span></text:p>
                  <text:p text:style-name="P35"><text:span text:style-name="Source_20_Text"><text:span text:style-name="T34">end</text:span></text:span></text:p>
                  <text:p text:style-name="P36"> </text:p>
                  <text:p text:style-name="P35"><text:span text:style-name="Source_20_Text"><text:span text:style-name="T34">def</text:span></text:span><text:span text:style-name="T35"> </text:span><text:span text:style-name="Source_20_Text"><text:span text:style-name="T31">show</text:span></text:span></text:p>
                  <text:p text:style-name="P35"><text:span text:style-name="Source_20_Text"><text:span text:style-name="T33">  </text:span></text:span><text:span text:style-name="Source_20_Text"><text:span text:style-name="T32">@book</text:span></text:span><text:span text:style-name="T35"> </text:span><text:span text:style-name="Source_20_Text"><text:span text:style-name="T31">= Book.find_by(id: params[</text:span></text:span><text:span text:style-name="Source_20_Text"><text:span text:style-name="T32">:id</text:span></text:span><text:span text:style-name="Source_20_Text"><text:span text:style-name="T31">])</text:span></text:span></text:p>
                  <text:p text:style-name="P35"><text:span text:style-name="Source_20_Text"><text:span text:style-name="T33">  </text:span></text:span><text:span text:style-name="Source_20_Text"><text:span text:style-name="T34">if</text:span></text:span><text:span text:style-name="T35"> </text:span><text:span text:style-name="Source_20_Text"><text:span text:style-name="T32">@book</text:span></text:span><text:span text:style-name="Source_20_Text"><text:span text:style-name="T31">.</text:span></text:span><text:span text:style-name="Source_20_Text"><text:span text:style-name="T34">nil</text:span></text:span><text:span text:style-name="Source_20_Text"><text:span text:style-name="T31">?</text:span></text:span></text:p>
                  <text:p text:style-name="P35"><text:span text:style-name="Source_20_Text"><text:span text:style-name="T33">    </text:span></text:span><text:span text:style-name="Source_20_Text"><text:span text:style-name="T31">render action: </text:span></text:span><text:span text:style-name="Source_20_Text"><text:span text:style-name="T37">"index"</text:span></text:span></text:p>
                  <text:p text:style-name="P35"><text:soft-page-break/><text:span text:style-name="Source_20_Text"><text:span text:style-name="T33">  </text:span></text:span><text:span text:style-name="Source_20_Text"><text:span text:style-name="T34">end</text:span></text:span></text:p>
                  <text:p text:style-name="P35"><text:span text:style-name="Source_20_Text"><text:span text:style-name="T34">end</text:span></text:span></text:p>
                </table:table-cell>
              </table:table-row>
            </table:table>
          </text:section>
          <text:p text:style-name="P16"><text:span text:style-name="T19">With the code in this form, there will likely be a problem if the </text:span><text:span text:style-name="Source_20_Text"><text:span text:style-name="T27">@book</text:span></text:span><text:span text:style-name="T19"> variable is </text:span><text:span text:style-name="Source_20_Text"><text:span text:style-name="T27">nil</text:span></text:span><text:span text:style-name="T19">. Remember, a </text:span><text:span text:style-name="Source_20_Text"><text:span text:style-name="T27">render :action</text:span></text:span><text:span text:style-name="T19"> doesn't run any code in the target action, so nothing will set up the </text:span><text:span text:style-name="Source_20_Text"><text:span text:style-name="T27">@books</text:span></text:span><text:span text:style-name="T19">variable that the </text:span><text:span text:style-name="Source_20_Text"><text:span text:style-name="T27">index</text:span></text:span><text:span text:style-name="T19"> view will probably require. One way to fix this is to redirect instead of rendering:</text:span></text:p>
          <text:section text:style-name="Sect6" text:name="highlighter_120895">
            <table:table table:name="Table43" table:style-name="Table43">
              <table:table-column table:style-name="Table43.A"/>
              <table:table-row>
                <table:table-cell table:style-name="Table43.A1" office:value-type="string">
                  <text:p text:style-name="P35"><text:span text:style-name="Source_20_Text"><text:span text:style-name="T34">def</text:span></text:span><text:span text:style-name="T35"> </text:span><text:span text:style-name="Source_20_Text"><text:span text:style-name="T31">index</text:span></text:span></text:p>
                  <text:p text:style-name="P35"><text:span text:style-name="Source_20_Text"><text:span text:style-name="T33">  </text:span></text:span><text:span text:style-name="Source_20_Text"><text:span text:style-name="T32">@books</text:span></text:span><text:span text:style-name="T35"> </text:span><text:span text:style-name="Source_20_Text"><text:span text:style-name="T31">= Book.all</text:span></text:span></text:p>
                  <text:p text:style-name="P35"><text:span text:style-name="Source_20_Text"><text:span text:style-name="T34">end</text:span></text:span></text:p>
                  <text:p text:style-name="P36"> </text:p>
                  <text:p text:style-name="P35"><text:span text:style-name="Source_20_Text"><text:span text:style-name="T34">def</text:span></text:span><text:span text:style-name="T35"> </text:span><text:span text:style-name="Source_20_Text"><text:span text:style-name="T31">show</text:span></text:span></text:p>
                  <text:p text:style-name="P35"><text:span text:style-name="Source_20_Text"><text:span text:style-name="T33">  </text:span></text:span><text:span text:style-name="Source_20_Text"><text:span text:style-name="T32">@book</text:span></text:span><text:span text:style-name="T35"> </text:span><text:span text:style-name="Source_20_Text"><text:span text:style-name="T31">= Book.find_by(id: params[</text:span></text:span><text:span text:style-name="Source_20_Text"><text:span text:style-name="T32">:id</text:span></text:span><text:span text:style-name="Source_20_Text"><text:span text:style-name="T31">])</text:span></text:span></text:p>
                  <text:p text:style-name="P35"><text:span text:style-name="Source_20_Text"><text:span text:style-name="T33">  </text:span></text:span><text:span text:style-name="Source_20_Text"><text:span text:style-name="T34">if</text:span></text:span><text:span text:style-name="T35"> </text:span><text:span text:style-name="Source_20_Text"><text:span text:style-name="T32">@book</text:span></text:span><text:span text:style-name="Source_20_Text"><text:span text:style-name="T31">.</text:span></text:span><text:span text:style-name="Source_20_Text"><text:span text:style-name="T34">nil</text:span></text:span><text:span text:style-name="Source_20_Text"><text:span text:style-name="T31">?</text:span></text:span></text:p>
                  <text:p text:style-name="P35"><text:span text:style-name="Source_20_Text"><text:span text:style-name="T33">    </text:span></text:span><text:span text:style-name="Source_20_Text"><text:span text:style-name="T31">redirect_to action: </text:span></text:span><text:span text:style-name="Source_20_Text"><text:span text:style-name="T32">:index</text:span></text:span></text:p>
                  <text:p text:style-name="P35"><text:span text:style-name="Source_20_Text"><text:span text:style-name="T33">  </text:span></text:span><text:span text:style-name="Source_20_Text"><text:span text:style-name="T34">end</text:span></text:span></text:p>
                  <text:p text:style-name="P35"><text:span text:style-name="Source_20_Text"><text:span text:style-name="T34">end</text:span></text:span></text:p>
                </table:table-cell>
              </table:table-row>
            </table:table>
          </text:section>
          <text:p text:style-name="P16"><text:span text:style-name="T19">With this code, the browser will make a fresh request for the index page, the code in the </text:span><text:span text:style-name="Source_20_Text"><text:span text:style-name="T27">index</text:span></text:span><text:span text:style-name="T19">method will run, and all will be well.</text:span></text:p>
          <text:p text:style-name="P16"><text:span text:style-name="T18">The only downside to this code is that it requires a round trip to the browser: the browser requested the show action with </text:span><text:span text:style-name="Source_20_Text"><text:span text:style-name="T26">/books/1</text:span></text:span><text:span text:style-name="T18"> and the controller finds that there are no books, so the controller sends out a 302 redirect response to the browser telling it to go to </text:span><text:span text:style-name="Source_20_Text"><text:span text:style-name="T26">/books/</text:span></text:span><text:span text:style-name="T18">, the browser complies and sends a new request back to the controller asking now for the </text:span><text:span text:style-name="Source_20_Text"><text:span text:style-name="T26">index</text:span></text:span><text:span text:style-name="T18"> action, the controller then gets all the books in the database and renders the index template, sending it back down to the browser which then shows it on your screen.</text:span></text:p>
          <text:p text:style-name="P9">While in a small application, this added latency might not be a problem, it is something to think about if response time is a concern. We can demonstrate one way to handle this with a contrived example:</text:p>
          <text:section text:style-name="Sect6" text:name="highlighter_524540">
            <table:table table:name="Table44" table:style-name="Table44">
              <table:table-column table:style-name="Table44.A"/>
              <table:table-row>
                <table:table-cell table:style-name="Table44.A1" office:value-type="string">
                  <text:p text:style-name="P35"><text:span text:style-name="Source_20_Text"><text:span text:style-name="T34">def</text:span></text:span><text:span text:style-name="T35"> </text:span><text:span text:style-name="Source_20_Text"><text:span text:style-name="T31">index</text:span></text:span></text:p>
                  <text:p text:style-name="P35"><text:span text:style-name="Source_20_Text"><text:span text:style-name="T33">  </text:span></text:span><text:span text:style-name="Source_20_Text"><text:span text:style-name="T32">@books</text:span></text:span><text:span text:style-name="T35"> </text:span><text:span text:style-name="Source_20_Text"><text:span text:style-name="T31">= Book.all</text:span></text:span></text:p>
                  <text:p text:style-name="P35"><text:span text:style-name="Source_20_Text"><text:span text:style-name="T34">end</text:span></text:span></text:p>
                  <text:p text:style-name="P36"> </text:p>
                  <text:p text:style-name="P35"><text:span text:style-name="Source_20_Text"><text:span text:style-name="T34">def</text:span></text:span><text:span text:style-name="T35"> </text:span><text:span text:style-name="Source_20_Text"><text:span text:style-name="T31">show</text:span></text:span></text:p>
                  <text:p text:style-name="P35"><text:span text:style-name="Source_20_Text"><text:span text:style-name="T33">  </text:span></text:span><text:span text:style-name="Source_20_Text"><text:span text:style-name="T32">@book</text:span></text:span><text:span text:style-name="T35"> </text:span><text:span text:style-name="Source_20_Text"><text:span text:style-name="T31">= Book.find_by(id: params[</text:span></text:span><text:span text:style-name="Source_20_Text"><text:span text:style-name="T32">:id</text:span></text:span><text:span text:style-name="Source_20_Text"><text:span text:style-name="T31">])</text:span></text:span></text:p>
                  <text:p text:style-name="P35"><text:span text:style-name="Source_20_Text"><text:span text:style-name="T33">  </text:span></text:span><text:span text:style-name="Source_20_Text"><text:span text:style-name="T34">if</text:span></text:span><text:span text:style-name="T35"> </text:span><text:span text:style-name="Source_20_Text"><text:span text:style-name="T32">@book</text:span></text:span><text:span text:style-name="Source_20_Text"><text:span text:style-name="T31">.</text:span></text:span><text:span text:style-name="Source_20_Text"><text:span text:style-name="T34">nil</text:span></text:span><text:span text:style-name="Source_20_Text"><text:span text:style-name="T31">?</text:span></text:span></text:p>
                  <text:p text:style-name="P35"><text:span text:style-name="Source_20_Text"><text:span text:style-name="T33">    </text:span></text:span><text:span text:style-name="Source_20_Text"><text:span text:style-name="T32">@books</text:span></text:span><text:span text:style-name="T35"> </text:span><text:span text:style-name="Source_20_Text"><text:span text:style-name="T31">= Book.all</text:span></text:span></text:p>
                  <text:p text:style-name="P35"><text:span text:style-name="Source_20_Text"><text:span text:style-name="T33">    </text:span></text:span><text:span text:style-name="Source_20_Text"><text:span text:style-name="T31">flash.now[</text:span></text:span><text:span text:style-name="Source_20_Text"><text:span text:style-name="T32">:alert</text:span></text:span><text:span text:style-name="Source_20_Text"><text:span text:style-name="T31">] = </text:span></text:span><text:span text:style-name="Source_20_Text"><text:span text:style-name="T37">"Your book was not found"</text:span></text:span></text:p>
                  <text:p text:style-name="P35"><text:span text:style-name="Source_20_Text"><text:span text:style-name="T33">    </text:span></text:span><text:span text:style-name="Source_20_Text"><text:span text:style-name="T31">render </text:span></text:span><text:span text:style-name="Source_20_Text"><text:span text:style-name="T37">"index"</text:span></text:span></text:p>
                  <text:p text:style-name="P35"><text:span text:style-name="Source_20_Text"><text:span text:style-name="T33">  </text:span></text:span><text:span text:style-name="Source_20_Text"><text:span text:style-name="T34">end</text:span></text:span></text:p>
                  <text:p text:style-name="P35"><text:span text:style-name="Source_20_Text"><text:span text:style-name="T34">end</text:span></text:span></text:p>
                </table:table-cell>
              </table:table-row>
            </table:table>
          </text:section>
          <text:p text:style-name="P16"><text:span text:style-name="T19">This would detect that there are no books with the specified ID, populate the </text:span><text:span text:style-name="Source_20_Text"><text:span text:style-name="T27">@books</text:span></text:span><text:span text:style-name="T19"> instance variable with all the books in the model, and then directly render the </text:span><text:span text:style-name="Source_20_Text"><text:span text:style-name="T27">index.html.erb</text:span></text:span><text:span text:style-name="T19"> template, returning it to the browser with a flash alert message to tell the user what happened.</text:span></text:p>
          <text:h text:style-name="P46" text:outline-level="4"><text:bookmark text:name="using-head-to-build-header-only-responses"/><text:span text:style-name="T23">2.4 Using </text:span><text:span text:style-name="Source_20_Text"><text:span text:style-name="T30">head</text:span></text:span><text:span text:style-name="T23"> To Build Header-Only Responses</text:span></text:h>
          <text:p text:style-name="P16"><text:span text:style-name="T18">The </text:span><text:span text:style-name="Source_20_Text"><text:span text:style-name="T26">head</text:span></text:span><text:span text:style-name="T18"> method can be used to send responses with only headers to the browser. It provides a more obvious alternative to calling </text:span><text:span text:style-name="Source_20_Text"><text:span text:style-name="T26">render :nothing</text:span></text:span><text:span text:style-name="T18">. The </text:span><text:span text:style-name="Source_20_Text"><text:span text:style-name="T26">head</text:span></text:span><text:span text:style-name="T18"> method accepts a number or symbol </text:span><text:soft-page-break/><text:span text:style-name="T18">(see </text:span><text:a xlink:type="simple" xlink:href="http://guides.rubyonrails.org/layouts_and_rendering.html#the-status-option"><text:span text:style-name="T15">reference table</text:span></text:a><text:span text:style-name="T18">) representing a HTTP status code. The options argument is interpreted as a hash of header names and values. For example, you can return only an error header:</text:span></text:p>
          <text:section text:style-name="Sect6" text:name="highlighter_33962">
            <table:table table:name="Table45" table:style-name="Table45">
              <table:table-column table:style-name="Table45.A"/>
              <table:table-row>
                <table:table-cell table:style-name="Table45.A1" office:value-type="string">
                  <text:p text:style-name="P35"><text:span text:style-name="Source_20_Text"><text:span text:style-name="T31">head </text:span></text:span><text:span text:style-name="Source_20_Text"><text:span text:style-name="T32">:bad_request</text:span></text:span></text:p>
                </table:table-cell>
              </table:table-row>
            </table:table>
          </text:section>
          <text:p text:style-name="P11">This would produce the following header:</text:p>
          <text:section text:style-name="Sect6" text:name="highlighter_901985">
            <table:table table:name="Table46" table:style-name="Table46">
              <table:table-column table:style-name="Table46.A"/>
              <table:table-row>
                <table:table-cell table:style-name="Table46.A1" office:value-type="string">
                  <text:p text:style-name="P35"><text:span text:style-name="Source_20_Text"><text:span text:style-name="T31">HTTP/1.1 400 Bad Request</text:span></text:span></text:p>
                  <text:p text:style-name="P35"><text:span text:style-name="Source_20_Text"><text:span text:style-name="T31">Connection: close</text:span></text:span></text:p>
                  <text:p text:style-name="P35"><text:span text:style-name="Source_20_Text"><text:span text:style-name="T31">Date: Sun, 24 Jan 2010 12:15:53 GMT</text:span></text:span></text:p>
                  <text:p text:style-name="P35"><text:span text:style-name="Source_20_Text"><text:span text:style-name="T31">Transfer-Encoding: chunked</text:span></text:span></text:p>
                  <text:p text:style-name="P35"><text:span text:style-name="Source_20_Text"><text:span text:style-name="T31">Content-Type: text/html; charset=utf-8</text:span></text:span></text:p>
                  <text:p text:style-name="P35"><text:span text:style-name="Source_20_Text"><text:span text:style-name="T31">X-Runtime: 0.013483</text:span></text:span></text:p>
                  <text:p text:style-name="P35"><text:span text:style-name="Source_20_Text"><text:span text:style-name="T31">Set-Cookie: _blog_session=...snip...; path=/; HttpOnly</text:span></text:span></text:p>
                  <text:p text:style-name="P35"><text:span text:style-name="Source_20_Text"><text:span text:style-name="T31">Cache-Control: no-cache</text:span></text:span></text:p>
                </table:table-cell>
              </table:table-row>
            </table:table>
          </text:section>
          <text:p text:style-name="P11">Or you can use other HTTP headers to convey other information:</text:p>
          <text:section text:style-name="Sect6" text:name="highlighter_885929">
            <table:table table:name="Table47" table:style-name="Table47">
              <table:table-column table:style-name="Table47.A"/>
              <table:table-row>
                <table:table-cell table:style-name="Table47.A1" office:value-type="string">
                  <text:p text:style-name="P35"><text:span text:style-name="Source_20_Text"><text:span text:style-name="T31">head </text:span></text:span><text:span text:style-name="Source_20_Text"><text:span text:style-name="T32">:created</text:span></text:span><text:span text:style-name="Source_20_Text"><text:span text:style-name="T31">, location: photo_path(</text:span></text:span><text:span text:style-name="Source_20_Text"><text:span text:style-name="T32">@photo</text:span></text:span><text:span text:style-name="Source_20_Text"><text:span text:style-name="T31">)</text:span></text:span></text:p>
                </table:table-cell>
              </table:table-row>
            </table:table>
          </text:section>
          <text:p text:style-name="P11">Which would produce:</text:p>
          <text:section text:style-name="Sect6" text:name="highlighter_526440">
            <table:table table:name="Table48" table:style-name="Table48">
              <table:table-column table:style-name="Table48.A"/>
              <table:table-row>
                <table:table-cell table:style-name="Table48.A1" office:value-type="string">
                  <text:p text:style-name="P35"><text:span text:style-name="Source_20_Text"><text:span text:style-name="T31">HTTP/1.1 201 Created</text:span></text:span></text:p>
                  <text:p text:style-name="P35"><text:span text:style-name="Source_20_Text"><text:span text:style-name="T31">Connection: close</text:span></text:span></text:p>
                  <text:p text:style-name="P35"><text:span text:style-name="Source_20_Text"><text:span text:style-name="T31">Date: Sun, 24 Jan 2010 12:16:44 GMT</text:span></text:span></text:p>
                  <text:p text:style-name="P35"><text:span text:style-name="Source_20_Text"><text:span text:style-name="T31">Transfer-Encoding: chunked</text:span></text:span></text:p>
                  <text:p text:style-name="P35"><text:span text:style-name="Source_20_Text"><text:span text:style-name="T31">Location: /photos/1</text:span></text:span></text:p>
                  <text:p text:style-name="P35"><text:span text:style-name="Source_20_Text"><text:span text:style-name="T31">Content-Type: text/html; charset=utf-8</text:span></text:span></text:p>
                  <text:p text:style-name="P35"><text:span text:style-name="Source_20_Text"><text:span text:style-name="T31">X-Runtime: 0.083496</text:span></text:span></text:p>
                  <text:p text:style-name="P35"><text:span text:style-name="Source_20_Text"><text:span text:style-name="T31">Set-Cookie: _blog_session=...snip...; path=/; HttpOnly</text:span></text:span></text:p>
                  <text:p text:style-name="P35"><text:span text:style-name="Source_20_Text"><text:span text:style-name="T31">Cache-Control: no-cache</text:span></text:span></text:p>
                </table:table-cell>
              </table:table-row>
            </table:table>
          </text:section>
          <text:h text:style-name="P44" text:outline-level="3"><text:bookmark text:name="structuring-layouts"/>3 Structuring Layouts</text:h>
          <text:p text:style-name="P9">When Rails renders a view as a response, it does so by combining the view with the current layout, using the rules for finding the current layout that were covered earlier in this guide. Within a layout, you have access to three tools for combining different bits of output to form the overall response:</text:p>
          <text:list xml:id="list1809392919046153428" text:style-name="L9">
            <text:list-item>
              <text:p text:style-name="P10">Asset tags</text:p>
            </text:list-item>
            <text:list-item>
              <text:p text:style-name="P22"><text:span text:style-name="Source_20_Text"><text:span text:style-name="T26">yield</text:span></text:span><text:span text:style-name="T18"> and </text:span><text:span text:style-name="Source_20_Text"><text:span text:style-name="T26">content_for</text:span></text:span></text:p>
            </text:list-item>
            <text:list-item>
              <text:p text:style-name="P10">Partials</text:p>
            </text:list-item>
          </text:list>
          <text:h text:style-name="P45" text:outline-level="4"><text:bookmark text:name="asset-tag-helpers"/>3.1 Asset Tag Helpers</text:h>
          <text:p text:style-name="P9">Asset tag helpers provide methods for generating HTML that link views to feeds, JavaScript, stylesheets, images, videos and audios. There are six asset tag helpers available in Rails:</text:p>
          <text:list xml:id="list8340533386631828567" text:style-name="L10">
            <text:list-item>
              <text:p text:style-name="P23"><text:span text:style-name="Source_20_Text"><text:span text:style-name="T26">auto_discovery_link_tag</text:span></text:span></text:p>
            </text:list-item>
            <text:list-item>
              <text:p text:style-name="P23"><text:span text:style-name="Source_20_Text"><text:span text:style-name="T26">javascript_include_tag</text:span></text:span></text:p>
            </text:list-item>
            <text:list-item>
              <text:p text:style-name="P23"><text:span text:style-name="Source_20_Text"><text:span text:style-name="T26">stylesheet_link_tag</text:span></text:span></text:p>
            </text:list-item>
            <text:list-item>
              <text:p text:style-name="P23"><text:span text:style-name="Source_20_Text"><text:span text:style-name="T26">image_tag</text:span></text:span></text:p>
            </text:list-item>
            <text:list-item>
              <text:p text:style-name="P23"><text:span text:style-name="Source_20_Text"><text:span text:style-name="T26">video_tag</text:span></text:span></text:p>
            </text:list-item>
            <text:list-item>
              <text:p text:style-name="P23"><text:span text:style-name="Source_20_Text"><text:span text:style-name="T26">audio_tag</text:span></text:span></text:p>
            </text:list-item>
          </text:list>
          <text:p text:style-name="P16"><text:span text:style-name="T18">You can use these tags in layouts or other views, although the </text:span><text:span text:style-name="Source_20_Text"><text:span text:style-name="T26">auto_discovery_link_tag</text:span></text:span><text:span text:style-name="T18">, </text:span><text:span text:style-name="Source_20_Text"><text:span text:style-name="T26">javascript_include_tag</text:span></text:span><text:span text:style-name="T18">, and </text:span><text:span text:style-name="Source_20_Text"><text:span text:style-name="T26">stylesheet_link_tag</text:span></text:span><text:span text:style-name="T18">, are most </text:span><text:soft-page-break/><text:span text:style-name="T18">commonly used in the </text:span><text:span text:style-name="Source_20_Text"><text:span text:style-name="T26">&lt;head&gt;</text:span></text:span><text:span text:style-name="T18">section of a layout.</text:span></text:p>
          <text:p text:style-name="P5"><text:span text:style-name="T22">The asset tag helpers do </text:span><text:span text:style-name="Emphasis"><text:span text:style-name="T24">not</text:span></text:span><text:span text:style-name="T22"> verify the existence of the assets at the specified locations; they simply assume that you know what you're doing and generate the link.</text:span></text:p>
          <text:h text:style-name="P4" text:outline-level="5"><text:bookmark text:name="linking-to-feeds-with-the-auto-discovery-link-tag"/><text:span text:style-name="T23">3.1.1 Linking to Feeds with the </text:span><text:span text:style-name="Source_20_Text"><text:span text:style-name="T30">auto_discovery_link_tag</text:span></text:span></text:h>
          <text:p text:style-name="P16"><text:span text:style-name="T18">The </text:span><text:span text:style-name="Source_20_Text"><text:span text:style-name="T26">auto_discovery_link_tag</text:span></text:span><text:span text:style-name="T18"> helper builds HTML that most browsers and newsreaders can use to detect the presence of RSS or Atom feeds. It takes the type of the link (</text:span><text:span text:style-name="Source_20_Text"><text:span text:style-name="T26">:rss</text:span></text:span><text:span text:style-name="T18"> or </text:span><text:span text:style-name="Source_20_Text"><text:span text:style-name="T26">:atom</text:span></text:span><text:span text:style-name="T18">), a hash of options that are passed through to url_for, and a hash of options for the tag:</text:span></text:p>
          <text:section text:style-name="Sect6" text:name="highlighter_891144">
            <table:table table:name="Table49" table:style-name="Table49">
              <table:table-column table:style-name="Table49.A"/>
              <table:table-row>
                <table:table-cell table:style-name="Table49.A1" office:value-type="string">
                  <text:p text:style-name="P35"><text:span text:style-name="Source_20_Text"><text:span text:style-name="T31">&lt;%=</text:span></text:span><text:span text:style-name="T35"> </text:span><text:span text:style-name="Source_20_Text"><text:span text:style-name="T31">auto_discovery_link_tag(</text:span></text:span><text:span text:style-name="Source_20_Text"><text:span text:style-name="T32">:rss</text:span></text:span><text:span text:style-name="Source_20_Text"><text:span text:style-name="T31">, {action: </text:span></text:span><text:span text:style-name="Source_20_Text"><text:span text:style-name="T37">"feed"</text:span></text:span><text:span text:style-name="Source_20_Text"><text:span text:style-name="T31">},</text:span></text:span></text:p>
                  <text:p text:style-name="P35"><text:span text:style-name="Source_20_Text"><text:span text:style-name="T33">  </text:span></text:span><text:span text:style-name="Source_20_Text"><text:span text:style-name="T31">{title: </text:span></text:span><text:span text:style-name="Source_20_Text"><text:span text:style-name="T37">"RSS Feed"</text:span></text:span><text:span text:style-name="Source_20_Text"><text:span text:style-name="T31">}) %&gt;</text:span></text:span></text:p>
                </table:table-cell>
              </table:table-row>
            </table:table>
          </text:section>
          <text:p text:style-name="P16"><text:span text:style-name="T19">There are three tag options available for the </text:span><text:span text:style-name="Source_20_Text"><text:span text:style-name="T27">auto_discovery_link_tag</text:span></text:span><text:span text:style-name="T19">:</text:span></text:p>
          <text:list xml:id="list3854253060472889702" text:style-name="L11">
            <text:list-item>
              <text:p text:style-name="P24"><text:span text:style-name="Source_20_Text"><text:span text:style-name="T26">:rel</text:span></text:span><text:span text:style-name="T18"> specifies the </text:span><text:span text:style-name="Source_20_Text"><text:span text:style-name="T26">rel</text:span></text:span><text:span text:style-name="T18"> value in the link. The default value is "alternate".</text:span></text:p>
            </text:list-item>
            <text:list-item>
              <text:p text:style-name="P24"><text:span text:style-name="Source_20_Text"><text:span text:style-name="T26">:type</text:span></text:span><text:span text:style-name="T18"> specifies an explicit MIME type. Rails will generate an appropriate MIME type automatically.</text:span></text:p>
            </text:list-item>
            <text:list-item>
              <text:p text:style-name="P24"><text:span text:style-name="Source_20_Text"><text:span text:style-name="T26">:title</text:span></text:span><text:span text:style-name="T18"> specifies the title of the link. The default value is the uppercase </text:span><text:span text:style-name="Source_20_Text"><text:span text:style-name="T26">:type</text:span></text:span><text:span text:style-name="T18"> value, for example, "ATOM" or "RSS".</text:span></text:p>
            </text:list-item>
          </text:list>
          <text:h text:style-name="P4" text:outline-level="5"><text:bookmark text:name="linking-to-javascript-files-with-the-javascript-include-tag"/><text:span text:style-name="T23">3.1.2 Linking to JavaScript Files with the </text:span><text:span text:style-name="Source_20_Text"><text:span text:style-name="T30">javascript_include_tag</text:span></text:span></text:h>
          <text:p text:style-name="P16"><text:span text:style-name="T18">The </text:span><text:span text:style-name="Source_20_Text"><text:span text:style-name="T26">javascript_include_tag</text:span></text:span><text:span text:style-name="T18"> helper returns an HTML </text:span><text:span text:style-name="Source_20_Text"><text:span text:style-name="T26">script</text:span></text:span><text:span text:style-name="T18"> tag for each source provided.</text:span></text:p>
          <text:p text:style-name="P16"><text:span text:style-name="T18">If you are using Rails with the </text:span><text:a xlink:type="simple" xlink:href="http://guides.rubyonrails.org/asset_pipeline.html"><text:span text:style-name="T15">Asset Pipeline</text:span></text:a><text:span text:style-name="T18"> enabled, this helper will generate a link to </text:span><text:span text:style-name="Source_20_Text"><text:span text:style-name="T26">/assets/javascripts/</text:span></text:span><text:span text:style-name="T18"> rather than </text:span><text:span text:style-name="Source_20_Text"><text:span text:style-name="T26">public/javascripts</text:span></text:span><text:span text:style-name="T18"> which was used in earlier versions of Rails. This link is then served by the asset pipeline.</text:span></text:p>
          <text:p text:style-name="P16"><text:span text:style-name="T18">A JavaScript file within a Rails application or Rails engine goes in one of three locations: </text:span><text:span text:style-name="Source_20_Text"><text:span text:style-name="T26">app/assets</text:span></text:span><text:span text:style-name="T18">, </text:span><text:span text:style-name="Source_20_Text"><text:span text:style-name="T26">lib/assets</text:span></text:span><text:span text:style-name="T18"> or </text:span><text:span text:style-name="Source_20_Text"><text:span text:style-name="T26">vendor/assets</text:span></text:span><text:span text:style-name="T18">. These locations are explained in detail in the </text:span><text:a xlink:type="simple" xlink:href="http://guides.rubyonrails.org/asset_pipeline.html#asset-organization"><text:span text:style-name="T15">Asset Organization section in the Asset Pipeline Guide</text:span></text:a></text:p>
          <text:p text:style-name="P16"><text:span text:style-name="T18">You can specify a full path relative to the document root, or a URL, if you prefer. For example, to link to a JavaScript file that is inside a directory called </text:span><text:span text:style-name="Source_20_Text"><text:span text:style-name="T26">javascripts</text:span></text:span><text:span text:style-name="T18"> inside of one of </text:span><text:span text:style-name="Source_20_Text"><text:span text:style-name="T26">app/assets</text:span></text:span><text:span text:style-name="T18">, </text:span><text:span text:style-name="Source_20_Text"><text:span text:style-name="T26">lib/assets</text:span></text:span><text:span text:style-name="T18"> or </text:span><text:span text:style-name="Source_20_Text"><text:span text:style-name="T26">vendor/assets</text:span></text:span><text:span text:style-name="T18">, you would do this:</text:span></text:p>
          <text:section text:style-name="Sect6" text:name="highlighter_361287">
            <table:table table:name="Table50" table:style-name="Table50">
              <table:table-column table:style-name="Table50.A"/>
              <table:table-row>
                <table:table-cell table:style-name="Table50.A1" office:value-type="string">
                  <text:p text:style-name="P35"><text:span text:style-name="Source_20_Text"><text:span text:style-name="T31">&lt;%=</text:span></text:span><text:span text:style-name="T35"> </text:span><text:span text:style-name="Source_20_Text"><text:span text:style-name="T31">javascript_include_tag </text:span></text:span><text:span text:style-name="Source_20_Text"><text:span text:style-name="T37">"main"</text:span></text:span><text:span text:style-name="T35"> </text:span><text:span text:style-name="Source_20_Text"><text:span text:style-name="T31">%&gt;</text:span></text:span></text:p>
                </table:table-cell>
              </table:table-row>
            </table:table>
          </text:section>
          <text:p text:style-name="P16"><text:span text:style-name="T19">Rails will then output a </text:span><text:span text:style-name="Source_20_Text"><text:span text:style-name="T27">script</text:span></text:span><text:span text:style-name="T19"> tag such as this:</text:span></text:p>
          <text:section text:style-name="Sect6" text:name="highlighter_665259">
            <table:table table:name="Table51" table:style-name="Table51">
              <table:table-column table:style-name="Table51.A"/>
              <table:table-row>
                <table:table-cell table:style-name="Table51.A1" office:value-type="string">
                  <text:p text:style-name="P35"><text:span text:style-name="Source_20_Text"><text:span text:style-name="T31">&lt;</text:span></text:span><text:span text:style-name="Source_20_Text"><text:span text:style-name="T34">script</text:span></text:span><text:span text:style-name="T35"> </text:span><text:span text:style-name="Source_20_Text"><text:span text:style-name="T40">src</text:span></text:span><text:span text:style-name="Source_20_Text"><text:span text:style-name="T31">=</text:span></text:span><text:span text:style-name="Source_20_Text"><text:span text:style-name="T37">'/assets/main.js'</text:span></text:span><text:span text:style-name="Source_20_Text"><text:span text:style-name="T31">&gt;&lt;/</text:span></text:span><text:span text:style-name="Source_20_Text"><text:span text:style-name="T34">script</text:span></text:span><text:span text:style-name="Source_20_Text"><text:span text:style-name="T31">&gt;</text:span></text:span></text:p>
                </table:table-cell>
              </table:table-row>
            </table:table>
          </text:section>
          <text:p text:style-name="P11">The request to this asset is then served by the Sprockets gem.</text:p>
          <text:p text:style-name="P16"><text:span text:style-name="T18">To include multiple files such as </text:span><text:span text:style-name="Source_20_Text"><text:span text:style-name="T26">app/assets/javascripts/main.js</text:span></text:span><text:span text:style-name="T18"> and </text:span><text:span text:style-name="Source_20_Text"><text:span text:style-name="T26">app/assets/javascripts/columns.js</text:span></text:span><text:span text:style-name="T18"> at the same time:</text:span></text:p>
          <text:section text:style-name="Sect6" text:name="highlighter_205396">
            <table:table table:name="Table52" table:style-name="Table52">
              <table:table-column table:style-name="Table52.A"/>
              <table:table-row>
                <table:table-cell table:style-name="Table52.A1" office:value-type="string">
                  <text:p text:style-name="P35"><text:span text:style-name="Source_20_Text"><text:span text:style-name="T31">&lt;%=</text:span></text:span><text:span text:style-name="T35"> </text:span><text:span text:style-name="Source_20_Text"><text:span text:style-name="T31">javascript_include_tag </text:span></text:span><text:span text:style-name="Source_20_Text"><text:span text:style-name="T37">"main"</text:span></text:span><text:span text:style-name="Source_20_Text"><text:span text:style-name="T31">, </text:span></text:span><text:span text:style-name="Source_20_Text"><text:span text:style-name="T37">"columns"</text:span></text:span><text:span text:style-name="T35"> </text:span><text:span text:style-name="Source_20_Text"><text:span text:style-name="T31">%&gt;</text:span></text:span></text:p>
                </table:table-cell>
              </table:table-row>
            </table:table>
          </text:section>
          <text:p text:style-name="P16"><text:span text:style-name="T19">To include </text:span><text:span text:style-name="Source_20_Text"><text:span text:style-name="T27">app/assets/javascripts/main.js</text:span></text:span><text:span text:style-name="T19"> and </text:span><text:span text:style-name="Source_20_Text"><text:span text:style-name="T27">app/assets/javascripts/photos/columns.js</text:span></text:span><text:span text:style-name="T19">:</text:span></text:p>
          <text:section text:style-name="Sect6" text:name="highlighter_224299">
            <table:table table:name="Table53" table:style-name="Table53">
              <table:table-column table:style-name="Table53.A"/>
              <table:table-row>
                <table:table-cell table:style-name="Table53.A1" office:value-type="string">
                  <text:p text:style-name="P35"><text:span text:style-name="Source_20_Text"><text:span text:style-name="T31">&lt;%=</text:span></text:span><text:span text:style-name="T35"> </text:span><text:span text:style-name="Source_20_Text"><text:span text:style-name="T31">javascript_include_tag </text:span></text:span><text:span text:style-name="Source_20_Text"><text:span text:style-name="T37">"main"</text:span></text:span><text:span text:style-name="Source_20_Text"><text:span text:style-name="T31">, </text:span></text:span><text:span text:style-name="Source_20_Text"><text:span text:style-name="T37">"/photos/columns"</text:span></text:span><text:span text:style-name="T35"> </text:span><text:span text:style-name="Source_20_Text"><text:span text:style-name="T31">%&gt;</text:span></text:span></text:p>
                </table:table-cell>
              </table:table-row>
            </table:table>
          </text:section>
          <text:p text:style-name="P16"><text:span text:style-name="T19">To include </text:span><text:span text:style-name="Source_20_Text"><text:span text:style-name="T27">http://example.com/main.js</text:span></text:span><text:span text:style-name="T19">:</text:span></text:p>
          <text:section text:style-name="Sect6" text:name="highlighter_582958">
            <table:table table:name="Table54" table:style-name="Table54">
              <table:table-column table:style-name="Table54.A"/>
              <text:soft-page-break/>
              <table:table-row>
                <table:table-cell table:style-name="Table54.A1" office:value-type="string">
                  <text:p text:style-name="P35"><text:span text:style-name="Source_20_Text"><text:span text:style-name="T31">&lt;%=</text:span></text:span><text:span text:style-name="T35"> </text:span><text:span text:style-name="Source_20_Text"><text:span text:style-name="T31">javascript_include_tag </text:span></text:span><text:span text:style-name="Source_20_Text"><text:span text:style-name="T37">"</text:span></text:span><text:a xlink:type="simple" xlink:href="http://example.com/main.js"><text:span text:style-name="Source_20_Text"><text:span text:style-name="T17">http://example.com/main.js</text:span></text:span></text:a><text:span text:style-name="Source_20_Text"><text:span text:style-name="T37">"</text:span></text:span><text:span text:style-name="T35"> </text:span><text:span text:style-name="Source_20_Text"><text:span text:style-name="T31">%&gt;</text:span></text:span></text:p>
                </table:table-cell>
              </table:table-row>
            </table:table>
          </text:section>
          <text:h text:style-name="P4" text:outline-level="5"><text:bookmark text:name="linking-to-css-files-with-the-stylesheet-link-tag"/><text:span text:style-name="T19">3.1.3 Linking to CSS Files with the </text:span><text:span text:style-name="Source_20_Text"><text:span text:style-name="T27">stylesheet_link_tag</text:span></text:span></text:h>
          <text:p text:style-name="P16"><text:span text:style-name="T18">The </text:span><text:span text:style-name="Source_20_Text"><text:span text:style-name="T26">stylesheet_link_tag</text:span></text:span><text:span text:style-name="T18"> helper returns an HTML </text:span><text:span text:style-name="Source_20_Text"><text:span text:style-name="T26">&lt;link&gt;</text:span></text:span><text:span text:style-name="T18"> tag for each source provided.</text:span></text:p>
          <text:p text:style-name="P16"><text:span text:style-name="T18">If you are using Rails with the "Asset Pipeline" enabled, this helper will generate a link to </text:span><text:span text:style-name="Source_20_Text"><text:span text:style-name="T26">/assets/stylesheets/</text:span></text:span><text:span text:style-name="T18">. This link is then processed by the Sprockets gem. A stylesheet file can be stored in one of three locations: </text:span><text:span text:style-name="Source_20_Text"><text:span text:style-name="T26">app/assets</text:span></text:span><text:span text:style-name="T18">, </text:span><text:span text:style-name="Source_20_Text"><text:span text:style-name="T26">lib/assets</text:span></text:span><text:span text:style-name="T18"> or </text:span><text:span text:style-name="Source_20_Text"><text:span text:style-name="T26">vendor/assets</text:span></text:span><text:span text:style-name="T18">.</text:span></text:p>
          <text:p text:style-name="P16"><text:span text:style-name="T18">You can specify a full path relative to the document root, or a URL. For example, to link to a stylesheet file that is inside a directory called </text:span><text:span text:style-name="Source_20_Text"><text:span text:style-name="T26">stylesheets</text:span></text:span><text:span text:style-name="T18"> inside of one of </text:span><text:span text:style-name="Source_20_Text"><text:span text:style-name="T26">app/assets</text:span></text:span><text:span text:style-name="T18">, </text:span><text:span text:style-name="Source_20_Text"><text:span text:style-name="T26">lib/assets</text:span></text:span><text:span text:style-name="T18"> or </text:span><text:span text:style-name="Source_20_Text"><text:span text:style-name="T26">vendor/assets</text:span></text:span><text:span text:style-name="T18">, you would do this:</text:span></text:p>
          <text:section text:style-name="Sect6" text:name="highlighter_842867">
            <table:table table:name="Table55" table:style-name="Table55">
              <table:table-column table:style-name="Table55.A"/>
              <table:table-row>
                <table:table-cell table:style-name="Table55.A1" office:value-type="string">
                  <text:p text:style-name="P35"><text:span text:style-name="Source_20_Text"><text:span text:style-name="T31">&lt;%=</text:span></text:span><text:span text:style-name="T35"> </text:span><text:span text:style-name="Source_20_Text"><text:span text:style-name="T31">stylesheet_link_tag </text:span></text:span><text:span text:style-name="Source_20_Text"><text:span text:style-name="T37">"main"</text:span></text:span><text:span text:style-name="T35"> </text:span><text:span text:style-name="Source_20_Text"><text:span text:style-name="T31">%&gt;</text:span></text:span></text:p>
                </table:table-cell>
              </table:table-row>
            </table:table>
          </text:section>
          <text:p text:style-name="P16"><text:span text:style-name="T19">To include </text:span><text:span text:style-name="Source_20_Text"><text:span text:style-name="T27">app/assets/stylesheets/main.css</text:span></text:span><text:span text:style-name="T19"> and </text:span><text:span text:style-name="Source_20_Text"><text:span text:style-name="T27">app/assets/stylesheets/columns.css</text:span></text:span><text:span text:style-name="T19">:</text:span></text:p>
          <text:section text:style-name="Sect6" text:name="highlighter_899493">
            <table:table table:name="Table56" table:style-name="Table56">
              <table:table-column table:style-name="Table56.A"/>
              <table:table-row>
                <table:table-cell table:style-name="Table56.A1" office:value-type="string">
                  <text:p text:style-name="P35"><text:span text:style-name="Source_20_Text"><text:span text:style-name="T31">&lt;%=</text:span></text:span><text:span text:style-name="T35"> </text:span><text:span text:style-name="Source_20_Text"><text:span text:style-name="T31">stylesheet_link_tag </text:span></text:span><text:span text:style-name="Source_20_Text"><text:span text:style-name="T37">"main"</text:span></text:span><text:span text:style-name="Source_20_Text"><text:span text:style-name="T31">, </text:span></text:span><text:span text:style-name="Source_20_Text"><text:span text:style-name="T37">"columns"</text:span></text:span><text:span text:style-name="T35"> </text:span><text:span text:style-name="Source_20_Text"><text:span text:style-name="T31">%&gt;</text:span></text:span></text:p>
                </table:table-cell>
              </table:table-row>
            </table:table>
          </text:section>
          <text:p text:style-name="P16"><text:span text:style-name="T19">To include </text:span><text:span text:style-name="Source_20_Text"><text:span text:style-name="T27">app/assets/stylesheets/main.css</text:span></text:span><text:span text:style-name="T19"> and </text:span><text:span text:style-name="Source_20_Text"><text:span text:style-name="T27">app/assets/stylesheets/photos/columns.css</text:span></text:span><text:span text:style-name="T19">:</text:span></text:p>
          <text:section text:style-name="Sect6" text:name="highlighter_663166">
            <table:table table:name="Table57" table:style-name="Table57">
              <table:table-column table:style-name="Table57.A"/>
              <table:table-row>
                <table:table-cell table:style-name="Table57.A1" office:value-type="string">
                  <text:p text:style-name="P35"><text:span text:style-name="Source_20_Text"><text:span text:style-name="T31">&lt;%=</text:span></text:span><text:span text:style-name="T35"> </text:span><text:span text:style-name="Source_20_Text"><text:span text:style-name="T31">stylesheet_link_tag </text:span></text:span><text:span text:style-name="Source_20_Text"><text:span text:style-name="T37">"main"</text:span></text:span><text:span text:style-name="Source_20_Text"><text:span text:style-name="T31">, </text:span></text:span><text:span text:style-name="Source_20_Text"><text:span text:style-name="T37">"photos/columns"</text:span></text:span><text:span text:style-name="T35"> </text:span><text:span text:style-name="Source_20_Text"><text:span text:style-name="T31">%&gt;</text:span></text:span></text:p>
                </table:table-cell>
              </table:table-row>
            </table:table>
          </text:section>
          <text:p text:style-name="P16"><text:span text:style-name="T19">To include </text:span><text:span text:style-name="Source_20_Text"><text:span text:style-name="T27">http://example.com/main.css</text:span></text:span><text:span text:style-name="T19">:</text:span></text:p>
          <text:section text:style-name="Sect6" text:name="highlighter_435485">
            <table:table table:name="Table58" table:style-name="Table58">
              <table:table-column table:style-name="Table58.A"/>
              <table:table-row>
                <table:table-cell table:style-name="Table58.A1" office:value-type="string">
                  <text:p text:style-name="P35"><text:span text:style-name="Source_20_Text"><text:span text:style-name="T31">&lt;%=</text:span></text:span><text:span text:style-name="T35"> </text:span><text:span text:style-name="Source_20_Text"><text:span text:style-name="T31">stylesheet_link_tag </text:span></text:span><text:span text:style-name="Source_20_Text"><text:span text:style-name="T37">"</text:span></text:span><text:a xlink:type="simple" xlink:href="http://example.com/main.css"><text:span text:style-name="Source_20_Text"><text:span text:style-name="T17">http://example.com/main.css</text:span></text:span></text:a><text:span text:style-name="Source_20_Text"><text:span text:style-name="T37">"</text:span></text:span><text:span text:style-name="T35"> </text:span><text:span text:style-name="Source_20_Text"><text:span text:style-name="T31">%&gt;</text:span></text:span></text:p>
                </table:table-cell>
              </table:table-row>
            </table:table>
          </text:section>
          <text:p text:style-name="P16"><text:span text:style-name="T19">By default, the </text:span><text:span text:style-name="Source_20_Text"><text:span text:style-name="T27">stylesheet_link_tag</text:span></text:span><text:span text:style-name="T19"> creates links with </text:span><text:span text:style-name="Source_20_Text"><text:span text:style-name="T27">media="screen" rel="stylesheet"</text:span></text:span><text:span text:style-name="T19">. You can override any of these defaults by specifying an appropriate option (</text:span><text:span text:style-name="Source_20_Text"><text:span text:style-name="T27">:media</text:span></text:span><text:span text:style-name="T19">, </text:span><text:span text:style-name="Source_20_Text"><text:span text:style-name="T27">:rel</text:span></text:span><text:span text:style-name="T19">):</text:span></text:p>
          <text:section text:style-name="Sect6" text:name="highlighter_382684">
            <table:table table:name="Table59" table:style-name="Table59">
              <table:table-column table:style-name="Table59.A"/>
              <table:table-row>
                <table:table-cell table:style-name="Table59.A1" office:value-type="string">
                  <text:p text:style-name="P35"><text:span text:style-name="Source_20_Text"><text:span text:style-name="T31">&lt;%=</text:span></text:span><text:span text:style-name="T35"> </text:span><text:span text:style-name="Source_20_Text"><text:span text:style-name="T31">stylesheet_link_tag </text:span></text:span><text:span text:style-name="Source_20_Text"><text:span text:style-name="T37">"main_print"</text:span></text:span><text:span text:style-name="Source_20_Text"><text:span text:style-name="T31">, media: </text:span></text:span><text:span text:style-name="Source_20_Text"><text:span text:style-name="T37">"print"</text:span></text:span><text:span text:style-name="T35"> </text:span><text:span text:style-name="Source_20_Text"><text:span text:style-name="T31">%&gt;</text:span></text:span></text:p>
                </table:table-cell>
              </table:table-row>
            </table:table>
          </text:section>
          <text:h text:style-name="P4" text:outline-level="5"><text:bookmark text:name="linking-to-images-with-the-image-tag"/><text:span text:style-name="T19">3.1.4 Linking to Images with the </text:span><text:span text:style-name="Source_20_Text"><text:span text:style-name="T27">image_tag</text:span></text:span></text:h>
          <text:p text:style-name="P16"><text:span text:style-name="T18">The </text:span><text:span text:style-name="Source_20_Text"><text:span text:style-name="T26">image_tag</text:span></text:span><text:span text:style-name="T18"> helper builds an HTML </text:span><text:span text:style-name="Source_20_Text"><text:span text:style-name="T26">&lt;img /&gt;</text:span></text:span><text:span text:style-name="T18"> tag to the specified file. By default, files are loaded from </text:span><text:span text:style-name="Source_20_Text"><text:span text:style-name="T26">public/images</text:span></text:span><text:span text:style-name="T18">.</text:span></text:p>
          <text:p text:style-name="P12">Note that you must specify the extension of the image.</text:p>
          <text:section text:style-name="Sect6" text:name="highlighter_6897">
            <table:table table:name="Table60" table:style-name="Table60">
              <table:table-column table:style-name="Table60.A"/>
              <table:table-row>
                <table:table-cell table:style-name="Table60.A1" office:value-type="string">
                  <text:p text:style-name="P35"><text:span text:style-name="Source_20_Text"><text:span text:style-name="T31">&lt;%=</text:span></text:span><text:span text:style-name="T35"> </text:span><text:span text:style-name="Source_20_Text"><text:span text:style-name="T31">image_tag </text:span></text:span><text:span text:style-name="Source_20_Text"><text:span text:style-name="T37">"header.png"</text:span></text:span><text:span text:style-name="T35"> </text:span><text:span text:style-name="Source_20_Text"><text:span text:style-name="T31">%&gt;</text:span></text:span></text:p>
                </table:table-cell>
              </table:table-row>
            </table:table>
          </text:section>
          <text:p text:style-name="P11">You can supply a path to the image if you like:</text:p>
          <text:section text:style-name="Sect6" text:name="highlighter_438053">
            <table:table table:name="Table61" table:style-name="Table61">
              <table:table-column table:style-name="Table61.A"/>
              <table:table-row>
                <table:table-cell table:style-name="Table61.A1" office:value-type="string">
                  <text:p text:style-name="P35"><text:span text:style-name="Source_20_Text"><text:span text:style-name="T31">&lt;%=</text:span></text:span><text:span text:style-name="T35"> </text:span><text:span text:style-name="Source_20_Text"><text:span text:style-name="T31">image_tag </text:span></text:span><text:span text:style-name="Source_20_Text"><text:span text:style-name="T37">"icons/delete.gif"</text:span></text:span><text:span text:style-name="T35"> </text:span><text:span text:style-name="Source_20_Text"><text:span text:style-name="T31">%&gt;</text:span></text:span></text:p>
                </table:table-cell>
              </table:table-row>
            </table:table>
          </text:section>
          <text:p text:style-name="P11">You can supply a hash of additional HTML options:</text:p>
          <text:section text:style-name="Sect6" text:name="highlighter_599719">
            <table:table table:name="Table62" table:style-name="Table62">
              <table:table-column table:style-name="Table62.A"/>
              <table:table-row>
                <table:table-cell table:style-name="Table62.A1" office:value-type="string">
                  <text:p text:style-name="P35"><text:span text:style-name="Source_20_Text"><text:span text:style-name="T31">&lt;%=</text:span></text:span><text:span text:style-name="T35"> </text:span><text:span text:style-name="Source_20_Text"><text:span text:style-name="T31">image_tag </text:span></text:span><text:span text:style-name="Source_20_Text"><text:span text:style-name="T37">"icons/delete.gif"</text:span></text:span><text:span text:style-name="Source_20_Text"><text:span text:style-name="T31">, {height: </text:span></text:span><text:span text:style-name="Source_20_Text"><text:span text:style-name="T38">45</text:span></text:span><text:span text:style-name="Source_20_Text"><text:span text:style-name="T31">} %&gt;</text:span></text:span></text:p>
                </table:table-cell>
              </table:table-row>
            </table:table>
          </text:section>
          <text:p text:style-name="P11">You can supply alternate text for the image which will be used if the user has images turned off in their browser. If you do not specify an alt text explicitly, it defaults to the file name of the file, capitalized and with no extension. For example, these two image tags would return the same code:</text:p>
          <text:section text:style-name="Sect6" text:name="highlighter_166312">
            <table:table table:name="Table63" table:style-name="Table63">
              <table:table-column table:style-name="Table63.A"/>
              <table:table-row>
                <table:table-cell table:style-name="Table63.A1" office:value-type="string">
                  <text:p text:style-name="P35"><text:span text:style-name="Source_20_Text"><text:span text:style-name="T31">&lt;%=</text:span></text:span><text:span text:style-name="T35"> </text:span><text:span text:style-name="Source_20_Text"><text:span text:style-name="T31">image_tag </text:span></text:span><text:span text:style-name="Source_20_Text"><text:span text:style-name="T37">"home.gif"</text:span></text:span><text:span text:style-name="T35"> </text:span><text:span text:style-name="Source_20_Text"><text:span text:style-name="T31">%&gt;</text:span></text:span></text:p>
                  <text:p text:style-name="P35"><text:span text:style-name="Source_20_Text"><text:span text:style-name="T31">&lt;%=</text:span></text:span><text:span text:style-name="T35"> </text:span><text:span text:style-name="Source_20_Text"><text:span text:style-name="T31">image_tag </text:span></text:span><text:span text:style-name="Source_20_Text"><text:span text:style-name="T37">"home.gif"</text:span></text:span><text:span text:style-name="Source_20_Text"><text:span text:style-name="T31">, alt: </text:span></text:span><text:span text:style-name="Source_20_Text"><text:span text:style-name="T37">"Home"</text:span></text:span><text:span text:style-name="T35"> </text:span><text:span text:style-name="Source_20_Text"><text:span text:style-name="T31">%&gt;</text:span></text:span></text:p>
                </table:table-cell>
              </table:table-row>
            </table:table>
          </text:section>
          <text:p text:style-name="P11">You can also specify a special size tag, in the format "{width}x{height}":</text:p>
          <text:section text:style-name="Sect6" text:name="highlighter_789604">
            <table:table table:name="Table64" table:style-name="Table64">
              <table:table-column table:style-name="Table64.A"/>
              <text:soft-page-break/>
              <table:table-row>
                <table:table-cell table:style-name="Table64.A1" office:value-type="string">
                  <text:p text:style-name="P35"><text:span text:style-name="Source_20_Text"><text:span text:style-name="T31">&lt;%=</text:span></text:span><text:span text:style-name="T35"> </text:span><text:span text:style-name="Source_20_Text"><text:span text:style-name="T31">image_tag </text:span></text:span><text:span text:style-name="Source_20_Text"><text:span text:style-name="T37">"home.gif"</text:span></text:span><text:span text:style-name="Source_20_Text"><text:span text:style-name="T31">, size: </text:span></text:span><text:span text:style-name="Source_20_Text"><text:span text:style-name="T37">"50x20"</text:span></text:span><text:span text:style-name="T35"> </text:span><text:span text:style-name="Source_20_Text"><text:span text:style-name="T31">%&gt;</text:span></text:span></text:p>
                </table:table-cell>
              </table:table-row>
            </table:table>
          </text:section>
          <text:p text:style-name="P16"><text:span text:style-name="T19">In addition to the above special tags, you can supply a final hash of standard HTML options, such as </text:span><text:span text:style-name="Source_20_Text"><text:span text:style-name="T27">:class</text:span></text:span><text:span text:style-name="T19">, </text:span><text:span text:style-name="Source_20_Text"><text:span text:style-name="T27">:id</text:span></text:span><text:span text:style-name="T19"> or </text:span><text:span text:style-name="Source_20_Text"><text:span text:style-name="T27">:name</text:span></text:span><text:span text:style-name="T19">:</text:span></text:p>
          <text:section text:style-name="Sect6" text:name="highlighter_897258">
            <table:table table:name="Table65" table:style-name="Table65">
              <table:table-column table:style-name="Table65.A"/>
              <table:table-row>
                <table:table-cell table:style-name="Table65.A1" office:value-type="string">
                  <text:p text:style-name="P35"><text:span text:style-name="Source_20_Text"><text:span text:style-name="T31">&lt;%=</text:span></text:span><text:span text:style-name="T35"> </text:span><text:span text:style-name="Source_20_Text"><text:span text:style-name="T31">image_tag </text:span></text:span><text:span text:style-name="Source_20_Text"><text:span text:style-name="T37">"home.gif"</text:span></text:span><text:span text:style-name="Source_20_Text"><text:span text:style-name="T31">, alt: </text:span></text:span><text:span text:style-name="Source_20_Text"><text:span text:style-name="T37">"Go Home"</text:span></text:span><text:span text:style-name="Source_20_Text"><text:span text:style-name="T31">,</text:span></text:span></text:p>
                  <text:p text:style-name="P35"><text:span text:style-name="Source_20_Text"><text:span text:style-name="T33">                          </text:span></text:span><text:span text:style-name="Source_20_Text"><text:span text:style-name="T31">id: </text:span></text:span><text:span text:style-name="Source_20_Text"><text:span text:style-name="T37">"HomeImage"</text:span></text:span><text:span text:style-name="Source_20_Text"><text:span text:style-name="T31">,</text:span></text:span></text:p>
                  <text:p text:style-name="P35"><text:span text:style-name="Source_20_Text"><text:span text:style-name="T33">                          </text:span></text:span><text:span text:style-name="Source_20_Text"><text:span text:style-name="T34">class</text:span></text:span><text:span text:style-name="Source_20_Text"><text:span text:style-name="T31">: </text:span></text:span><text:span text:style-name="Source_20_Text"><text:span text:style-name="T37">"nav_bar"</text:span></text:span><text:span text:style-name="T35"> </text:span><text:span text:style-name="Source_20_Text"><text:span text:style-name="T31">%&gt;</text:span></text:span></text:p>
                </table:table-cell>
              </table:table-row>
            </table:table>
          </text:section>
          <text:h text:style-name="P4" text:outline-level="5"><text:bookmark text:name="linking-to-videos-with-the-video-tag"/><text:span text:style-name="T19">3.1.5 Linking to Videos with the </text:span><text:span text:style-name="Source_20_Text"><text:span text:style-name="T27">video_tag</text:span></text:span></text:h>
          <text:p text:style-name="P16"><text:span text:style-name="T18">The </text:span><text:span text:style-name="Source_20_Text"><text:span text:style-name="T26">video_tag</text:span></text:span><text:span text:style-name="T18"> helper builds an HTML 5 </text:span><text:span text:style-name="Source_20_Text"><text:span text:style-name="T26">&lt;video&gt;</text:span></text:span><text:span text:style-name="T18"> tag to the specified file. By default, files are loaded from </text:span><text:span text:style-name="Source_20_Text"><text:span text:style-name="T26">public/videos</text:span></text:span><text:span text:style-name="T18">.</text:span></text:p>
          <text:section text:style-name="Sect6" text:name="highlighter_894458">
            <table:table table:name="Table66" table:style-name="Table66">
              <table:table-column table:style-name="Table66.A"/>
              <table:table-row>
                <table:table-cell table:style-name="Table66.A1" office:value-type="string">
                  <text:p text:style-name="P35"><text:span text:style-name="Source_20_Text"><text:span text:style-name="T31">&lt;%=</text:span></text:span><text:span text:style-name="T35"> </text:span><text:span text:style-name="Source_20_Text"><text:span text:style-name="T31">video_tag </text:span></text:span><text:span text:style-name="Source_20_Text"><text:span text:style-name="T37">"movie.ogg"</text:span></text:span><text:span text:style-name="T35"> </text:span><text:span text:style-name="Source_20_Text"><text:span text:style-name="T31">%&gt;</text:span></text:span></text:p>
                </table:table-cell>
              </table:table-row>
            </table:table>
          </text:section>
          <text:p text:style-name="P11">Produces</text:p>
          <text:section text:style-name="Sect6" text:name="highlighter_387671">
            <table:table table:name="Table67" table:style-name="Table67">
              <table:table-column table:style-name="Table67.A"/>
              <table:table-row>
                <table:table-cell table:style-name="Table67.A1" office:value-type="string">
                  <text:p text:style-name="P35"><text:span text:style-name="Source_20_Text"><text:span text:style-name="T31">&lt;</text:span></text:span><text:span text:style-name="Source_20_Text"><text:span text:style-name="T34">video</text:span></text:span><text:span text:style-name="T35"> </text:span><text:span text:style-name="Source_20_Text"><text:span text:style-name="T40">src</text:span></text:span><text:span text:style-name="Source_20_Text"><text:span text:style-name="T31">=</text:span></text:span><text:span text:style-name="Source_20_Text"><text:span text:style-name="T37">"/videos/movie.ogg"</text:span></text:span><text:span text:style-name="T35"> </text:span><text:span text:style-name="Source_20_Text"><text:span text:style-name="T31">/&gt;</text:span></text:span></text:p>
                </table:table-cell>
              </table:table-row>
            </table:table>
          </text:section>
          <text:p text:style-name="P16"><text:span text:style-name="T19">Like an </text:span><text:span text:style-name="Source_20_Text"><text:span text:style-name="T27">image_tag</text:span></text:span><text:span text:style-name="T19"> you can supply a path, either absolute, or relative to the </text:span><text:span text:style-name="Source_20_Text"><text:span text:style-name="T27">public/videos</text:span></text:span><text:span text:style-name="T19">directory. Additionally you can specify the </text:span><text:span text:style-name="Source_20_Text"><text:span text:style-name="T27">size: "#{width}x#{height}"</text:span></text:span><text:span text:style-name="T19"> option just like an </text:span><text:span text:style-name="Source_20_Text"><text:span text:style-name="T27">image_tag</text:span></text:span><text:span text:style-name="T19">. Video tags can also have any of the HTML options specified at the end (</text:span><text:span text:style-name="Source_20_Text"><text:span text:style-name="T27">id</text:span></text:span><text:span text:style-name="T19">, </text:span><text:span text:style-name="Source_20_Text"><text:span text:style-name="T27">class</text:span></text:span><text:span text:style-name="T19"> et al).</text:span></text:p>
          <text:p text:style-name="P16"><text:span text:style-name="T18">The video tag also supports all of the </text:span><text:span text:style-name="Source_20_Text"><text:span text:style-name="T26">&lt;video&gt;</text:span></text:span><text:span text:style-name="T18"> HTML options through the HTML options hash, including:</text:span></text:p>
          <text:list xml:id="list290176481580932578" text:style-name="L12">
            <text:list-item>
              <text:p text:style-name="P25"><text:span text:style-name="Source_20_Text"><text:span text:style-name="T26">poster: "image_name.png"</text:span></text:span><text:span text:style-name="T18">, provides an image to put in place of the video before it starts playing.</text:span></text:p>
            </text:list-item>
            <text:list-item>
              <text:p text:style-name="P25"><text:span text:style-name="Source_20_Text"><text:span text:style-name="T26">autoplay: true</text:span></text:span><text:span text:style-name="T18">, starts playing the video on page load.</text:span></text:p>
            </text:list-item>
            <text:list-item>
              <text:p text:style-name="P25"><text:span text:style-name="Source_20_Text"><text:span text:style-name="T26">loop: true</text:span></text:span><text:span text:style-name="T18">, loops the video once it gets to the end.</text:span></text:p>
            </text:list-item>
            <text:list-item>
              <text:p text:style-name="P25"><text:span text:style-name="Source_20_Text"><text:span text:style-name="T26">controls: true</text:span></text:span><text:span text:style-name="T18">, provides browser supplied controls for the user to interact with the video.</text:span></text:p>
            </text:list-item>
            <text:list-item>
              <text:p text:style-name="P25"><text:span text:style-name="Source_20_Text"><text:span text:style-name="T26">autobuffer: true</text:span></text:span><text:span text:style-name="T18">, the video will pre load the file for the user on page load.</text:span></text:p>
            </text:list-item>
          </text:list>
          <text:p text:style-name="P16"><text:span text:style-name="T18">You can also specify multiple videos to play by passing an array of videos to the </text:span><text:span text:style-name="Source_20_Text"><text:span text:style-name="T26">video_tag</text:span></text:span><text:span text:style-name="T18">:</text:span></text:p>
          <text:section text:style-name="Sect6" text:name="highlighter_961716">
            <table:table table:name="Table68" table:style-name="Table68">
              <table:table-column table:style-name="Table68.A"/>
              <table:table-row>
                <table:table-cell table:style-name="Table68.A1" office:value-type="string">
                  <text:p text:style-name="P35"><text:span text:style-name="Source_20_Text"><text:span text:style-name="T31">&lt;%=</text:span></text:span><text:span text:style-name="T35"> </text:span><text:span text:style-name="Source_20_Text"><text:span text:style-name="T31">video_tag [</text:span></text:span><text:span text:style-name="Source_20_Text"><text:span text:style-name="T37">"trailer.ogg"</text:span></text:span><text:span text:style-name="Source_20_Text"><text:span text:style-name="T31">, </text:span></text:span><text:span text:style-name="Source_20_Text"><text:span text:style-name="T37">"movie.ogg"</text:span></text:span><text:span text:style-name="Source_20_Text"><text:span text:style-name="T31">] %&gt;</text:span></text:span></text:p>
                </table:table-cell>
              </table:table-row>
            </table:table>
          </text:section>
          <text:p text:style-name="P11">This will produce:</text:p>
          <text:section text:style-name="Sect6" text:name="highlighter_719347">
            <table:table table:name="Table69" table:style-name="Table69">
              <table:table-column table:style-name="Table69.A"/>
              <table:table-row>
                <table:table-cell table:style-name="Table69.A1" office:value-type="string">
                  <text:p text:style-name="P35"><text:span text:style-name="Source_20_Text"><text:span text:style-name="T31">&lt;</text:span></text:span><text:span text:style-name="Source_20_Text"><text:span text:style-name="T34">video</text:span></text:span><text:span text:style-name="Source_20_Text"><text:span text:style-name="T31">&gt;&lt;</text:span></text:span><text:span text:style-name="Source_20_Text"><text:span text:style-name="T34">source</text:span></text:span><text:span text:style-name="T35"> </text:span><text:span text:style-name="Source_20_Text"><text:span text:style-name="T40">src</text:span></text:span><text:span text:style-name="Source_20_Text"><text:span text:style-name="T31">=</text:span></text:span><text:span text:style-name="Source_20_Text"><text:span text:style-name="T37">"trailer.ogg"</text:span></text:span><text:span text:style-name="T35"> </text:span><text:span text:style-name="Source_20_Text"><text:span text:style-name="T31">/&gt;&lt;</text:span></text:span><text:span text:style-name="Source_20_Text"><text:span text:style-name="T34">source</text:span></text:span><text:span text:style-name="T35"> </text:span><text:span text:style-name="Source_20_Text"><text:span text:style-name="T40">src</text:span></text:span><text:span text:style-name="Source_20_Text"><text:span text:style-name="T31">=</text:span></text:span><text:span text:style-name="Source_20_Text"><text:span text:style-name="T37">"movie.ogg"</text:span></text:span><text:span text:style-name="T35"> </text:span><text:span text:style-name="Source_20_Text"><text:span text:style-name="T31">/&gt;&lt;/</text:span></text:span><text:span text:style-name="Source_20_Text"><text:span text:style-name="T34">video</text:span></text:span><text:span text:style-name="Source_20_Text"><text:span text:style-name="T31">&gt;</text:span></text:span></text:p>
                </table:table-cell>
              </table:table-row>
            </table:table>
          </text:section>
          <text:h text:style-name="P4" text:outline-level="5"><text:bookmark text:name="linking-to-audio-files-with-the-audio-tag"/><text:span text:style-name="T19">3.1.6 Linking to Audio Files with the </text:span><text:span text:style-name="Source_20_Text"><text:span text:style-name="T27">audio_tag</text:span></text:span></text:h>
          <text:p text:style-name="P16"><text:span text:style-name="T18">The </text:span><text:span text:style-name="Source_20_Text"><text:span text:style-name="T26">audio_tag</text:span></text:span><text:span text:style-name="T18"> helper builds an HTML 5 </text:span><text:span text:style-name="Source_20_Text"><text:span text:style-name="T26">&lt;audio&gt;</text:span></text:span><text:span text:style-name="T18"> tag to the specified file. By default, files are loaded from </text:span><text:span text:style-name="Source_20_Text"><text:span text:style-name="T26">public/audios</text:span></text:span><text:span text:style-name="T18">.</text:span></text:p>
          <text:section text:style-name="Sect6" text:name="highlighter_803390">
            <table:table table:name="Table70" table:style-name="Table70">
              <table:table-column table:style-name="Table70.A"/>
              <table:table-row>
                <table:table-cell table:style-name="Table70.A1" office:value-type="string">
                  <text:p text:style-name="P35"><text:span text:style-name="Source_20_Text"><text:span text:style-name="T31">&lt;%=</text:span></text:span><text:span text:style-name="T35"> </text:span><text:span text:style-name="Source_20_Text"><text:span text:style-name="T31">audio_tag </text:span></text:span><text:span text:style-name="Source_20_Text"><text:span text:style-name="T37">"music.mp3"</text:span></text:span><text:span text:style-name="T35"> </text:span><text:span text:style-name="Source_20_Text"><text:span text:style-name="T31">%&gt;</text:span></text:span></text:p>
                </table:table-cell>
              </table:table-row>
            </table:table>
          </text:section>
          <text:p text:style-name="P11">You can supply a path to the audio file if you like:</text:p>
          <text:section text:style-name="Sect6" text:name="highlighter_456723">
            <table:table table:name="Table71" table:style-name="Table71">
              <table:table-column table:style-name="Table71.A"/>
              <table:table-row>
                <table:table-cell table:style-name="Table71.A1" office:value-type="string">
                  <text:p text:style-name="P35"><text:span text:style-name="Source_20_Text"><text:span text:style-name="T31">&lt;%=</text:span></text:span><text:span text:style-name="T35"> </text:span><text:span text:style-name="Source_20_Text"><text:span text:style-name="T31">audio_tag </text:span></text:span><text:span text:style-name="Source_20_Text"><text:span text:style-name="T37">"music/first_song.mp3"</text:span></text:span><text:span text:style-name="T35"> </text:span><text:span text:style-name="Source_20_Text"><text:span text:style-name="T31">%&gt;</text:span></text:span></text:p>
                </table:table-cell>
              </table:table-row>
            </table:table>
          </text:section>
          <text:p text:style-name="P16"><text:span text:style-name="T19">You can also supply a hash of additional options, such as </text:span><text:span text:style-name="Source_20_Text"><text:span text:style-name="T27">:id</text:span></text:span><text:span text:style-name="T19">, </text:span><text:span text:style-name="Source_20_Text"><text:span text:style-name="T27">:class</text:span></text:span><text:span text:style-name="T19"> etc.</text:span></text:p>
          <text:p text:style-name="P16"><text:span text:style-name="T18">Like the </text:span><text:span text:style-name="Source_20_Text"><text:span text:style-name="T26">video_tag</text:span></text:span><text:span text:style-name="T18">, the </text:span><text:span text:style-name="Source_20_Text"><text:span text:style-name="T26">audio_tag</text:span></text:span><text:span text:style-name="T18"> has special options:</text:span></text:p>
          <text:list xml:id="list3657697072977303893" text:style-name="L13">
            <text:list-item>
              <text:p text:style-name="P26"><text:span text:style-name="Source_20_Text"><text:span text:style-name="T26">autoplay: true</text:span></text:span><text:span text:style-name="T18">, starts playing the audio on page load</text:span></text:p>
            </text:list-item>
            <text:list-item>
              <text:p text:style-name="P26"><text:soft-page-break/><text:span text:style-name="Source_20_Text"><text:span text:style-name="T26">controls: true</text:span></text:span><text:span text:style-name="T18">, provides browser supplied controls for the user to interact with the audio.</text:span></text:p>
            </text:list-item>
            <text:list-item>
              <text:p text:style-name="P26"><text:span text:style-name="Source_20_Text"><text:span text:style-name="T26">autobuffer: true</text:span></text:span><text:span text:style-name="T18">, the audio will pre load the file for the user on page load.</text:span></text:p>
            </text:list-item>
          </text:list>
          <text:h text:style-name="P46" text:outline-level="4"><text:bookmark text:name="understanding-yield"/><text:span text:style-name="T23">3.2 Understanding </text:span><text:span text:style-name="Source_20_Text"><text:span text:style-name="T30">yield</text:span></text:span></text:h>
          <text:p text:style-name="P16"><text:span text:style-name="T18">Within the context of a layout, </text:span><text:span text:style-name="Source_20_Text"><text:span text:style-name="T26">yield</text:span></text:span><text:span text:style-name="T18"> identifies a section where content from the view should be inserted. The simplest way to use this is to have a single </text:span><text:span text:style-name="Source_20_Text"><text:span text:style-name="T26">yield</text:span></text:span><text:span text:style-name="T18">, into which the entire contents of the view currently being rendered is inserted:</text:span></text:p>
          <text:section text:style-name="Sect6" text:name="highlighter_962808">
            <table:table table:name="Table72" table:style-name="Table72">
              <table:table-column table:style-name="Table72.A"/>
              <table:table-row>
                <table:table-cell table:style-name="Table72.A1" office:value-type="string">
                  <text:p text:style-name="P35"><text:span text:style-name="Source_20_Text"><text:span text:style-name="T31">&lt;html&gt;</text:span></text:span></text:p>
                  <text:p text:style-name="P35"><text:span text:style-name="Source_20_Text"><text:span text:style-name="T33">  </text:span></text:span><text:span text:style-name="Source_20_Text"><text:span text:style-name="T31">&lt;head&gt;</text:span></text:span></text:p>
                  <text:p text:style-name="P35"><text:span text:style-name="Source_20_Text"><text:span text:style-name="T33">  </text:span></text:span><text:span text:style-name="Source_20_Text"><text:span text:style-name="T31">&lt;/head&gt;</text:span></text:span></text:p>
                  <text:p text:style-name="P35"><text:span text:style-name="Source_20_Text"><text:span text:style-name="T33">  </text:span></text:span><text:span text:style-name="Source_20_Text"><text:span text:style-name="T31">&lt;body&gt;</text:span></text:span></text:p>
                  <text:p text:style-name="P35"><text:span text:style-name="Source_20_Text"><text:span text:style-name="T33">  </text:span></text:span><text:span text:style-name="Source_20_Text"><text:span text:style-name="T31">&lt;%= yield %&gt;</text:span></text:span></text:p>
                  <text:p text:style-name="P35"><text:span text:style-name="Source_20_Text"><text:span text:style-name="T33">  </text:span></text:span><text:span text:style-name="Source_20_Text"><text:span text:style-name="T31">&lt;/body&gt;</text:span></text:span></text:p>
                  <text:p text:style-name="P35"><text:span text:style-name="Source_20_Text"><text:span text:style-name="T31">&lt;/html&gt;</text:span></text:span></text:p>
                </table:table-cell>
              </table:table-row>
            </table:table>
          </text:section>
          <text:p text:style-name="P11">You can also create a layout with multiple yielding regions:</text:p>
          <text:section text:style-name="Sect6" text:name="highlighter_326010">
            <table:table table:name="Table73" table:style-name="Table73">
              <table:table-column table:style-name="Table73.A"/>
              <table:table-row>
                <table:table-cell table:style-name="Table73.A1" office:value-type="string">
                  <text:p text:style-name="P35"><text:span text:style-name="Source_20_Text"><text:span text:style-name="T31">&lt;html&gt;</text:span></text:span></text:p>
                  <text:p text:style-name="P35"><text:span text:style-name="Source_20_Text"><text:span text:style-name="T33">  </text:span></text:span><text:span text:style-name="Source_20_Text"><text:span text:style-name="T31">&lt;head&gt;</text:span></text:span></text:p>
                  <text:p text:style-name="P35"><text:span text:style-name="Source_20_Text"><text:span text:style-name="T33">  </text:span></text:span><text:span text:style-name="Source_20_Text"><text:span text:style-name="T31">&lt;%= yield :head %&gt;</text:span></text:span></text:p>
                  <text:p text:style-name="P35"><text:span text:style-name="Source_20_Text"><text:span text:style-name="T33">  </text:span></text:span><text:span text:style-name="Source_20_Text"><text:span text:style-name="T31">&lt;/head&gt;</text:span></text:span></text:p>
                  <text:p text:style-name="P35"><text:span text:style-name="Source_20_Text"><text:span text:style-name="T33">  </text:span></text:span><text:span text:style-name="Source_20_Text"><text:span text:style-name="T31">&lt;body&gt;</text:span></text:span></text:p>
                  <text:p text:style-name="P35"><text:span text:style-name="Source_20_Text"><text:span text:style-name="T33">  </text:span></text:span><text:span text:style-name="Source_20_Text"><text:span text:style-name="T31">&lt;%= yield %&gt;</text:span></text:span></text:p>
                  <text:p text:style-name="P35"><text:span text:style-name="Source_20_Text"><text:span text:style-name="T33">  </text:span></text:span><text:span text:style-name="Source_20_Text"><text:span text:style-name="T31">&lt;/body&gt;</text:span></text:span></text:p>
                  <text:p text:style-name="P35"><text:span text:style-name="Source_20_Text"><text:span text:style-name="T31">&lt;/html&gt;</text:span></text:span></text:p>
                </table:table-cell>
              </table:table-row>
            </table:table>
          </text:section>
          <text:p text:style-name="P16"><text:span text:style-name="T19">The main body of the view will always render into the unnamed </text:span><text:span text:style-name="Source_20_Text"><text:span text:style-name="T27">yield</text:span></text:span><text:span text:style-name="T19">. To render content into a named </text:span><text:span text:style-name="Source_20_Text"><text:span text:style-name="T27">yield</text:span></text:span><text:span text:style-name="T19">, you use the </text:span><text:span text:style-name="Source_20_Text"><text:span text:style-name="T27">content_for</text:span></text:span><text:span text:style-name="T19"> method.</text:span></text:p>
          <text:h text:style-name="P46" text:outline-level="4"><text:bookmark text:name="using-the-content-for-method"/><text:span text:style-name="T23">3.3 Using the </text:span><text:span text:style-name="Source_20_Text"><text:span text:style-name="T30">content_for</text:span></text:span><text:span text:style-name="T23"> Method</text:span></text:h>
          <text:p text:style-name="P16"><text:span text:style-name="T18">The </text:span><text:span text:style-name="Source_20_Text"><text:span text:style-name="T26">content_for</text:span></text:span><text:span text:style-name="T18"> method allows you to insert content into a named </text:span><text:span text:style-name="Source_20_Text"><text:span text:style-name="T26">yield</text:span></text:span><text:span text:style-name="T18"> block in your layout. For example, this view would work with the layout that you just saw:</text:span></text:p>
          <text:section text:style-name="Sect6" text:name="highlighter_44495">
            <table:table table:name="Table74" table:style-name="Table74">
              <table:table-column table:style-name="Table74.A"/>
              <table:table-row>
                <table:table-cell table:style-name="Table74.A1" office:value-type="string">
                  <text:p text:style-name="P35"><text:span text:style-name="Source_20_Text"><text:span text:style-name="T31">&lt;% content_for :head do %&gt;</text:span></text:span></text:p>
                  <text:p text:style-name="P35"><text:span text:style-name="Source_20_Text"><text:span text:style-name="T33">  </text:span></text:span><text:span text:style-name="Source_20_Text"><text:span text:style-name="T31">&lt;title&gt;A simple page&lt;/title&gt;</text:span></text:span></text:p>
                  <text:p text:style-name="P35"><text:span text:style-name="Source_20_Text"><text:span text:style-name="T31">&lt;% end %&gt;</text:span></text:span></text:p>
                  <text:p text:style-name="P36"> </text:p>
                  <text:p text:style-name="P35"><text:span text:style-name="Source_20_Text"><text:span text:style-name="T31">&lt;p&gt;Hello, Rails!&lt;/p&gt;</text:span></text:span></text:p>
                </table:table-cell>
              </table:table-row>
            </table:table>
          </text:section>
          <text:p text:style-name="P11">The result of rendering this page into the supplied layout would be this HTML:</text:p>
          <text:section text:style-name="Sect6" text:name="highlighter_583637">
            <table:table table:name="Table75" table:style-name="Table75">
              <table:table-column table:style-name="Table75.A"/>
              <table:table-row>
                <table:table-cell table:style-name="Table75.A1" office:value-type="string">
                  <text:p text:style-name="P35"><text:span text:style-name="Source_20_Text"><text:span text:style-name="T31">&lt;html&gt;</text:span></text:span></text:p>
                  <text:p text:style-name="P35"><text:span text:style-name="Source_20_Text"><text:span text:style-name="T33">  </text:span></text:span><text:span text:style-name="Source_20_Text"><text:span text:style-name="T31">&lt;head&gt;</text:span></text:span></text:p>
                  <text:p text:style-name="P35"><text:span text:style-name="Source_20_Text"><text:span text:style-name="T33">  </text:span></text:span><text:span text:style-name="Source_20_Text"><text:span text:style-name="T31">&lt;title&gt;A simple page&lt;/title&gt;</text:span></text:span></text:p>
                  <text:p text:style-name="P35"><text:span text:style-name="Source_20_Text"><text:span text:style-name="T33">  </text:span></text:span><text:span text:style-name="Source_20_Text"><text:span text:style-name="T31">&lt;/head&gt;</text:span></text:span></text:p>
                  <text:p text:style-name="P35"><text:span text:style-name="Source_20_Text"><text:span text:style-name="T33">  </text:span></text:span><text:span text:style-name="Source_20_Text"><text:span text:style-name="T31">&lt;body&gt;</text:span></text:span></text:p>
                  <text:p text:style-name="P35"><text:span text:style-name="Source_20_Text"><text:span text:style-name="T33">  </text:span></text:span><text:span text:style-name="Source_20_Text"><text:span text:style-name="T31">&lt;p&gt;Hello, Rails!&lt;/p&gt;</text:span></text:span></text:p>
                  <text:p text:style-name="P35"><text:span text:style-name="Source_20_Text"><text:span text:style-name="T33">  </text:span></text:span><text:span text:style-name="Source_20_Text"><text:span text:style-name="T31">&lt;/body&gt;</text:span></text:span></text:p>
                  <text:p text:style-name="P35"><text:span text:style-name="Source_20_Text"><text:span text:style-name="T31">&lt;/html&gt;</text:span></text:span></text:p>
                </table:table-cell>
              </table:table-row>
            </table:table>
          </text:section>
          <text:p text:style-name="P16"><text:span text:style-name="T19">The </text:span><text:span text:style-name="Source_20_Text"><text:span text:style-name="T27">content_for</text:span></text:span><text:span text:style-name="T19"> method is very helpful when your layout contains distinct regions such as sidebars and footers that should get their own blocks of content inserted. It's also useful for inserting tags that load page-specific JavaScript or css files into the header of an otherwise generic layout.</text:span></text:p>
          <text:h text:style-name="P45" text:outline-level="4"><text:bookmark text:name="using-partials"/><text:soft-page-break/>3.4 Using Partials</text:h>
          <text:p text:style-name="P9">Partial templates - usually just called "partials" - are another device for breaking the rendering process into more manageable chunks. With a partial, you can move the code for rendering a particular piece of a response to its own file.</text:p>
          <text:h text:style-name="P2" text:outline-level="5"><text:bookmark text:name="naming-partials"/>3.4.1 Naming Partials</text:h>
          <text:p text:style-name="P16"><text:span text:style-name="T18">To render a partial as part of a view, you use the </text:span><text:span text:style-name="Source_20_Text"><text:span text:style-name="T26">render</text:span></text:span><text:span text:style-name="T18"> method within the view:</text:span></text:p>
          <text:section text:style-name="Sect6" text:name="highlighter_479180">
            <table:table table:name="Table76" table:style-name="Table76">
              <table:table-column table:style-name="Table76.A"/>
              <table:table-row>
                <table:table-cell table:style-name="Table76.A1" office:value-type="string">
                  <text:p text:style-name="P35"><text:span text:style-name="Source_20_Text"><text:span text:style-name="T31">&lt;%= render </text:span></text:span><text:span text:style-name="Source_20_Text"><text:span text:style-name="T37">"menu"</text:span></text:span><text:span text:style-name="T35"> </text:span><text:span text:style-name="Source_20_Text"><text:span text:style-name="T31">%&gt;</text:span></text:span></text:p>
                </table:table-cell>
              </table:table-row>
            </table:table>
          </text:section>
          <text:p text:style-name="P16"><text:span text:style-name="T19">This will render a file named </text:span><text:span text:style-name="Source_20_Text"><text:span text:style-name="T27">_menu.html.erb</text:span></text:span><text:span text:style-name="T19"> at that point within the view being rendered. Note the leading underscore character: partials are named with a leading underscore to distinguish them from regular views, even though they are referred to without the underscore. This holds true even when you're pulling in a partial from another folder:</text:span></text:p>
          <text:section text:style-name="Sect6" text:name="highlighter_609056">
            <table:table table:name="Table77" table:style-name="Table77">
              <table:table-column table:style-name="Table77.A"/>
              <table:table-row>
                <table:table-cell table:style-name="Table77.A1" office:value-type="string">
                  <text:p text:style-name="P35"><text:span text:style-name="Source_20_Text"><text:span text:style-name="T31">&lt;%= render </text:span></text:span><text:span text:style-name="Source_20_Text"><text:span text:style-name="T37">"shared/menu"</text:span></text:span><text:span text:style-name="T35"> </text:span><text:span text:style-name="Source_20_Text"><text:span text:style-name="T31">%&gt;</text:span></text:span></text:p>
                </table:table-cell>
              </table:table-row>
            </table:table>
          </text:section>
          <text:p text:style-name="P16"><text:span text:style-name="T19">That code will pull in the partial from </text:span><text:span text:style-name="Source_20_Text"><text:span text:style-name="T27">app/views/shared/_menu.html.erb</text:span></text:span><text:span text:style-name="T19">.</text:span></text:p>
          <text:h text:style-name="P2" text:outline-level="5"><text:bookmark text:name="using-partials-to-simplify-views"/>3.4.2 Using Partials to Simplify Views</text:h>
          <text:p text:style-name="P9">One way to use partials is to treat them as the equivalent of subroutines: as a way to move details out of a view so that you can grasp what's going on more easily. For example, you might have a view that looked like this:</text:p>
          <text:section text:style-name="Sect6" text:name="highlighter_539182">
            <table:table table:name="Table78" table:style-name="Table78">
              <table:table-column table:style-name="Table78.A"/>
              <table:table-row>
                <table:table-cell table:style-name="Table78.A1" office:value-type="string">
                  <text:p text:style-name="P35"><text:span text:style-name="Source_20_Text"><text:span text:style-name="T31">&lt;%=</text:span></text:span><text:span text:style-name="T35"> </text:span><text:span text:style-name="Source_20_Text"><text:span text:style-name="T31">render </text:span></text:span><text:span text:style-name="Source_20_Text"><text:span text:style-name="T37">"shared/ad_banner"</text:span></text:span><text:span text:style-name="T35"> </text:span><text:span text:style-name="Source_20_Text"><text:span text:style-name="T31">%&gt;</text:span></text:span></text:p>
                  <text:p text:style-name="P36"> </text:p>
                  <text:p text:style-name="P35"><text:span text:style-name="Source_20_Text"><text:span text:style-name="T31">&lt;</text:span></text:span><text:span text:style-name="Source_20_Text"><text:span text:style-name="T34">h1</text:span></text:span><text:span text:style-name="Source_20_Text"><text:span text:style-name="T31">&gt;Products&lt;/</text:span></text:span><text:span text:style-name="Source_20_Text"><text:span text:style-name="T34">h1</text:span></text:span><text:span text:style-name="Source_20_Text"><text:span text:style-name="T31">&gt;</text:span></text:span></text:p>
                  <text:p text:style-name="P36"> </text:p>
                  <text:p text:style-name="P35"><text:span text:style-name="Source_20_Text"><text:span text:style-name="T31">&lt;</text:span></text:span><text:span text:style-name="Source_20_Text"><text:span text:style-name="T34">p</text:span></text:span><text:span text:style-name="Source_20_Text"><text:span text:style-name="T31">&gt;Here are a few of our fine products:&lt;/</text:span></text:span><text:span text:style-name="Source_20_Text"><text:span text:style-name="T34">p</text:span></text:span><text:span text:style-name="Source_20_Text"><text:span text:style-name="T31">&gt;</text:span></text:span></text:p>
                  <text:p text:style-name="P35"><text:span text:style-name="Source_20_Text"><text:span text:style-name="T31">...</text:span></text:span></text:p>
                  <text:p text:style-name="P36"> </text:p>
                  <text:p text:style-name="P35"><text:span text:style-name="Source_20_Text"><text:span text:style-name="T31">&lt;%=</text:span></text:span><text:span text:style-name="T35"> </text:span><text:span text:style-name="Source_20_Text"><text:span text:style-name="T31">render </text:span></text:span><text:span text:style-name="Source_20_Text"><text:span text:style-name="T37">"shared/footer"</text:span></text:span><text:span text:style-name="T35"> </text:span><text:span text:style-name="Source_20_Text"><text:span text:style-name="T31">%&gt;</text:span></text:span></text:p>
                </table:table-cell>
              </table:table-row>
            </table:table>
          </text:section>
          <text:p text:style-name="P16"><text:span text:style-name="T19">Here, the </text:span><text:span text:style-name="Source_20_Text"><text:span text:style-name="T27">_ad_banner.html.erb</text:span></text:span><text:span text:style-name="T19"> and </text:span><text:span text:style-name="Source_20_Text"><text:span text:style-name="T27">_footer.html.erb</text:span></text:span><text:span text:style-name="T19"> partials could contain content that is shared among many pages in your application. You don't need to see the details of these sections when you're concentrating on a particular page.</text:span></text:p>
          <text:p text:style-name="P13">For content that is shared among all pages in your application, you can use partials directly from layouts.</text:p>
          <text:h text:style-name="P2" text:outline-level="5"><text:bookmark text:name="partial-layouts"/>3.4.3 Partial Layouts</text:h>
          <text:p text:style-name="P9">A partial can use its own layout file, just as a view can use a layout. For example, you might call a partial like this:</text:p>
          <text:section text:style-name="Sect6" text:name="highlighter_353012">
            <table:table table:name="Table79" table:style-name="Table79">
              <table:table-column table:style-name="Table79.A"/>
              <table:table-row>
                <table:table-cell table:style-name="Table79.A1" office:value-type="string">
                  <text:p text:style-name="P35"><text:span text:style-name="Source_20_Text"><text:span text:style-name="T31">&lt;%=</text:span></text:span><text:span text:style-name="T35"> </text:span><text:span text:style-name="Source_20_Text"><text:span text:style-name="T31">render partial: </text:span></text:span><text:span text:style-name="Source_20_Text"><text:span text:style-name="T37">"link_area"</text:span></text:span><text:span text:style-name="Source_20_Text"><text:span text:style-name="T31">, layout: </text:span></text:span><text:span text:style-name="Source_20_Text"><text:span text:style-name="T37">"graybar"</text:span></text:span><text:span text:style-name="T35"> </text:span><text:span text:style-name="Source_20_Text"><text:span text:style-name="T31">%&gt;</text:span></text:span></text:p>
                </table:table-cell>
              </table:table-row>
            </table:table>
          </text:section>
          <text:p text:style-name="P16"><text:span text:style-name="T19">This would look for a partial named </text:span><text:span text:style-name="Source_20_Text"><text:span text:style-name="T27">_link_area.html.erb</text:span></text:span><text:span text:style-name="T19"> and render it using the layout </text:span><text:span text:style-name="Source_20_Text"><text:span text:style-name="T27">_graybar.html.erb</text:span></text:span><text:span text:style-name="T19">. Note that layouts for partials follow the same leading-underscore naming as regular partials, and are placed in the same folder with the partial that they belong to (not in the master </text:span><text:span text:style-name="Source_20_Text"><text:span text:style-name="T27">layouts</text:span></text:span><text:span text:style-name="T19"> folder).</text:span></text:p>
          <text:p text:style-name="P16"><text:span text:style-name="T18">Also note that explicitly specifying </text:span><text:span text:style-name="Source_20_Text"><text:span text:style-name="T26">:partial</text:span></text:span><text:span text:style-name="T18"> is required when passing additional options such as </text:span><text:span text:style-name="Source_20_Text"><text:span text:style-name="T26">:layout</text:span></text:span><text:span text:style-name="T18">.</text:span></text:p>
          <text:h text:style-name="P2" text:outline-level="5"><text:bookmark text:name="passing-local-variables"/>3.4.4 Passing Local Variables</text:h>
          <text:p text:style-name="P9">You can also pass local variables into partials, making them even more powerful and flexible. For example, you can use this technique to reduce duplication between new and edit pages, while still <text:soft-page-break/>keeping a bit of distinct content:</text:p>
          <text:list xml:id="list2891188448675562718" text:style-name="L14">
            <text:list-item>
              <text:p text:style-name="P27"><text:span text:style-name="Source_20_Text"><text:span text:style-name="T26">new.html.erb</text:span></text:span></text:p>
            </text:list-item>
          </text:list>
          <text:section text:style-name="Sect6" text:name="highlighter_71973">
            <table:table table:name="Table80" table:style-name="Table80">
              <table:table-column table:style-name="Table80.A"/>
              <table:table-row>
                <table:table-cell table:style-name="Table80.A1" office:value-type="string">
                  <text:p text:style-name="P35"><text:span text:style-name="Source_20_Text"><text:span text:style-name="T31">&lt;h1&gt;New zone&lt;/h1&gt;</text:span></text:span></text:p>
                  <text:p text:style-name="P35"><text:span text:style-name="Source_20_Text"><text:span text:style-name="T31">&lt;%= error_messages_for :zone %&gt;</text:span></text:span></text:p>
                  <text:p text:style-name="P35"><text:span text:style-name="Source_20_Text"><text:span text:style-name="T31">&lt;%= render partial: "form", locals: {zone: @zone} %&gt;</text:span></text:span></text:p>
                </table:table-cell>
              </table:table-row>
            </table:table>
          </text:section>
          <text:list xml:id="list181725303667225" text:continue-numbering="true" text:style-name="L14">
            <text:list-item>
              <text:p text:style-name="P27"><text:span text:style-name="Source_20_Text"><text:span text:style-name="T27">edit.html.erb</text:span></text:span></text:p>
            </text:list-item>
          </text:list>
          <text:section text:style-name="Sect6" text:name="highlighter_195254">
            <table:table table:name="Table81" table:style-name="Table81">
              <table:table-column table:style-name="Table81.A"/>
              <table:table-row>
                <table:table-cell table:style-name="Table81.A1" office:value-type="string">
                  <text:p text:style-name="P35"><text:span text:style-name="Source_20_Text"><text:span text:style-name="T31">&lt;h1&gt;Editing zone&lt;/h1&gt;</text:span></text:span></text:p>
                  <text:p text:style-name="P35"><text:span text:style-name="Source_20_Text"><text:span text:style-name="T31">&lt;%= error_messages_for :zone %&gt;</text:span></text:span></text:p>
                  <text:p text:style-name="P35"><text:span text:style-name="Source_20_Text"><text:span text:style-name="T31">&lt;%= render partial: "form", locals: {zone: @zone} %&gt;</text:span></text:span></text:p>
                </table:table-cell>
              </table:table-row>
            </table:table>
          </text:section>
          <text:list xml:id="list181725091903381" text:continue-numbering="true" text:style-name="L14">
            <text:list-item>
              <text:p text:style-name="P27"><text:span text:style-name="Source_20_Text"><text:span text:style-name="T27">_form.html.erb</text:span></text:span></text:p>
            </text:list-item>
          </text:list>
          <text:section text:style-name="Sect6" text:name="highlighter_641000">
            <table:table table:name="Table82" table:style-name="Table82">
              <table:table-column table:style-name="Table82.A"/>
              <table:table-row>
                <table:table-cell table:style-name="Table82.A1" office:value-type="string">
                  <text:p text:style-name="P35"><text:span text:style-name="Source_20_Text"><text:span text:style-name="T31">&lt;%= form_for(zone) do |f| %&gt;</text:span></text:span></text:p>
                  <text:p text:style-name="P35"><text:span text:style-name="Source_20_Text"><text:span text:style-name="T33">  </text:span></text:span><text:span text:style-name="Source_20_Text"><text:span text:style-name="T31">&lt;p&gt;</text:span></text:span></text:p>
                  <text:p text:style-name="P35"><text:span text:style-name="Source_20_Text"><text:span text:style-name="T33">    </text:span></text:span><text:span text:style-name="Source_20_Text"><text:span text:style-name="T31">&lt;b&gt;Zone name&lt;/b&gt;&lt;br /&gt;</text:span></text:span></text:p>
                  <text:p text:style-name="P35"><text:span text:style-name="Source_20_Text"><text:span text:style-name="T33">    </text:span></text:span><text:span text:style-name="Source_20_Text"><text:span text:style-name="T31">&lt;%= f.text_field :name %&gt;</text:span></text:span></text:p>
                  <text:p text:style-name="P35"><text:span text:style-name="Source_20_Text"><text:span text:style-name="T33">  </text:span></text:span><text:span text:style-name="Source_20_Text"><text:span text:style-name="T31">&lt;/p&gt;</text:span></text:span></text:p>
                  <text:p text:style-name="P35"><text:span text:style-name="Source_20_Text"><text:span text:style-name="T33">  </text:span></text:span><text:span text:style-name="Source_20_Text"><text:span text:style-name="T31">&lt;p&gt;</text:span></text:span></text:p>
                  <text:p text:style-name="P35"><text:span text:style-name="Source_20_Text"><text:span text:style-name="T33">    </text:span></text:span><text:span text:style-name="Source_20_Text"><text:span text:style-name="T31">&lt;%= f.submit %&gt;</text:span></text:span></text:p>
                  <text:p text:style-name="P35"><text:span text:style-name="Source_20_Text"><text:span text:style-name="T33">  </text:span></text:span><text:span text:style-name="Source_20_Text"><text:span text:style-name="T31">&lt;/p&gt;</text:span></text:span></text:p>
                  <text:p text:style-name="P38"><text:span text:style-name="Source_20_Text"><text:span text:style-name="T31">&lt;% end %&gt;</text:span></text:span></text:p>
                </table:table-cell>
              </table:table-row>
            </table:table>
          </text:section>
          <text:p text:style-name="P11">Although the same partial will be rendered into both views, Action View's submit helper will return "Create Zone" for the new action and "Update Zone" for the edit action.</text:p>
          <text:p text:style-name="P16"><text:span text:style-name="T18">Every partial also has a local variable with the same name as the partial (minus the underscore). You can pass an object in to this local variable via the </text:span><text:span text:style-name="Source_20_Text"><text:span text:style-name="T26">:object</text:span></text:span><text:span text:style-name="T18"> option:</text:span></text:p>
          <text:section text:style-name="Sect6" text:name="highlighter_620090">
            <table:table table:name="Table83" table:style-name="Table83">
              <table:table-column table:style-name="Table83.A"/>
              <table:table-row>
                <table:table-cell table:style-name="Table83.A1" office:value-type="string">
                  <text:p text:style-name="P35"><text:span text:style-name="Source_20_Text"><text:span text:style-name="T31">&lt;%=</text:span></text:span><text:span text:style-name="T35"> </text:span><text:span text:style-name="Source_20_Text"><text:span text:style-name="T31">render partial: </text:span></text:span><text:span text:style-name="Source_20_Text"><text:span text:style-name="T37">"customer"</text:span></text:span><text:span text:style-name="Source_20_Text"><text:span text:style-name="T31">, object: </text:span></text:span><text:span text:style-name="Source_20_Text"><text:span text:style-name="T32">@new_customer</text:span></text:span><text:span text:style-name="T35"> </text:span><text:span text:style-name="Source_20_Text"><text:span text:style-name="T31">%&gt;</text:span></text:span></text:p>
                </table:table-cell>
              </table:table-row>
            </table:table>
          </text:section>
          <text:p text:style-name="P16"><text:span text:style-name="T19">Within the </text:span><text:span text:style-name="Source_20_Text"><text:span text:style-name="T27">customer</text:span></text:span><text:span text:style-name="T19"> partial, the </text:span><text:span text:style-name="Source_20_Text"><text:span text:style-name="T27">customer</text:span></text:span><text:span text:style-name="T19"> variable will refer to </text:span><text:span text:style-name="Source_20_Text"><text:span text:style-name="T27">@new_customer</text:span></text:span><text:span text:style-name="T19"> from the parent view.</text:span></text:p>
          <text:p text:style-name="P9">If you have an instance of a model to render into a partial, you can use a shorthand syntax:</text:p>
          <text:section text:style-name="Sect6" text:name="highlighter_34518">
            <table:table table:name="Table84" table:style-name="Table84">
              <table:table-column table:style-name="Table84.A"/>
              <table:table-row>
                <table:table-cell table:style-name="Table84.A1" office:value-type="string">
                  <text:p text:style-name="P35"><text:span text:style-name="Source_20_Text"><text:span text:style-name="T31">&lt;%=</text:span></text:span><text:span text:style-name="T35"> </text:span><text:span text:style-name="Source_20_Text"><text:span text:style-name="T31">render </text:span></text:span><text:span text:style-name="Source_20_Text"><text:span text:style-name="T32">@customer</text:span></text:span><text:span text:style-name="T35"> </text:span><text:span text:style-name="Source_20_Text"><text:span text:style-name="T31">%&gt;</text:span></text:span></text:p>
                </table:table-cell>
              </table:table-row>
            </table:table>
          </text:section>
          <text:p text:style-name="P16"><text:span text:style-name="T19">Assuming that the </text:span><text:span text:style-name="Source_20_Text"><text:span text:style-name="T27">@customer</text:span></text:span><text:span text:style-name="T19"> instance variable contains an instance of the </text:span><text:span text:style-name="Source_20_Text"><text:span text:style-name="T27">Customer</text:span></text:span><text:span text:style-name="T19"> model, this will use </text:span><text:span text:style-name="Source_20_Text"><text:span text:style-name="T27">_customer.html.erb</text:span></text:span><text:span text:style-name="T19"> to render it and will pass the local variable </text:span><text:span text:style-name="Source_20_Text"><text:span text:style-name="T27">customer</text:span></text:span><text:span text:style-name="T19"> into the partial which will refer to the </text:span><text:span text:style-name="Source_20_Text"><text:span text:style-name="T27">@customer</text:span></text:span><text:span text:style-name="T19"> instance variable in the parent view.</text:span></text:p>
          <text:h text:style-name="P2" text:outline-level="5"><text:bookmark text:name="rendering-collections"/>3.4.5 Rendering Collections</text:h>
          <text:p text:style-name="P16"><text:span text:style-name="T18">Partials are very useful in rendering collections. When you pass a collection to a partial via the </text:span><text:span text:style-name="Source_20_Text"><text:span text:style-name="T26">:collection</text:span></text:span><text:span text:style-name="T18"> option, the partial will be inserted once for each member in the collection:</text:span></text:p>
          <text:list xml:id="list6562875264179275168" text:style-name="L15">
            <text:list-item>
              <text:p text:style-name="P28"><text:span text:style-name="Source_20_Text"><text:span text:style-name="T26">index.html.erb</text:span></text:span></text:p>
            </text:list-item>
          </text:list>
          <text:section text:style-name="Sect6" text:name="highlighter_245122">
            <table:table table:name="Table85" table:style-name="Table85">
              <table:table-column table:style-name="Table85.A"/>
              <table:table-row>
                <table:table-cell table:style-name="Table85.A1" office:value-type="string">
                  <text:p text:style-name="P35"><text:span text:style-name="Source_20_Text"><text:span text:style-name="T31">&lt;h1&gt;Products&lt;/h1&gt;</text:span></text:span></text:p>
                  <text:p text:style-name="P35"><text:span text:style-name="Source_20_Text"><text:span text:style-name="T31">&lt;%= render partial: "product", collection: @products %&gt;</text:span></text:span></text:p>
                </table:table-cell>
              </table:table-row>
            </table:table>
          </text:section>
          <text:list xml:id="list181724783415980" text:continue-numbering="true" text:style-name="L15">
            <text:list-item>
              <text:p text:style-name="P28"><text:span text:style-name="Source_20_Text"><text:span text:style-name="T27">_product.html.erb</text:span></text:span></text:p>
            </text:list-item>
          </text:list>
          <text:section text:style-name="Sect6" text:name="highlighter_548051">
            <table:table table:name="Table86" table:style-name="Table86">
              <table:table-column table:style-name="Table86.A"/>
              <table:table-row>
                <table:table-cell table:style-name="Table86.A1" office:value-type="string">
                  <text:p text:style-name="P38"><text:span text:style-name="Source_20_Text"><text:span text:style-name="T31">&lt;p&gt;Product Name: &lt;%= product.name %&gt;&lt;/p&gt;</text:span></text:span></text:p>
                </table:table-cell>
              </table:table-row>
            </table:table>
          </text:section>
          <text:p text:style-name="P16"><text:span text:style-name="T19">When a partial is called with a pluralized collection, then the individual instances of the partial have </text:span><text:soft-page-break/><text:span text:style-name="T19">access to the member of the collection being rendered via a variable named after the partial. In this case, the partial is </text:span><text:span text:style-name="Source_20_Text"><text:span text:style-name="T27">_product</text:span></text:span><text:span text:style-name="T19">, and within the </text:span><text:span text:style-name="Source_20_Text"><text:span text:style-name="T27">_product</text:span></text:span><text:span text:style-name="T19"> partial, you can refer to </text:span><text:span text:style-name="Source_20_Text"><text:span text:style-name="T27">product</text:span></text:span><text:span text:style-name="T19"> to get the instance that is being rendered.</text:span></text:p>
          <text:p text:style-name="P16"><text:span text:style-name="T18">There is also a shorthand for this. Assuming </text:span><text:span text:style-name="Source_20_Text"><text:span text:style-name="T26">@products</text:span></text:span><text:span text:style-name="T18"> is a collection of </text:span><text:span text:style-name="Source_20_Text"><text:span text:style-name="T26">product</text:span></text:span><text:span text:style-name="T18"> instances, you can simply write this in the </text:span><text:span text:style-name="Source_20_Text"><text:span text:style-name="T26">index.html.erb</text:span></text:span><text:span text:style-name="T18"> to produce the same result:</text:span></text:p>
          <text:section text:style-name="Sect6" text:name="highlighter_875560">
            <table:table table:name="Table87" table:style-name="Table87">
              <table:table-column table:style-name="Table87.A"/>
              <table:table-row>
                <table:table-cell table:style-name="Table87.A1" office:value-type="string">
                  <text:p text:style-name="P35"><text:span text:style-name="Source_20_Text"><text:span text:style-name="T31">&lt;h1&gt;Products&lt;/h1&gt;</text:span></text:span></text:p>
                  <text:p text:style-name="P35"><text:span text:style-name="Source_20_Text"><text:span text:style-name="T31">&lt;%= render @products %&gt;</text:span></text:span></text:p>
                </table:table-cell>
              </table:table-row>
            </table:table>
          </text:section>
          <text:p text:style-name="P11">Rails determines the name of the partial to use by looking at the model name in the collection. In fact, you can even create a heterogeneous collection and render it this way, and Rails will choose the proper partial for each member of the collection:</text:p>
          <text:list xml:id="list7086253153674858156" text:style-name="L16">
            <text:list-item>
              <text:p text:style-name="P29"><text:span text:style-name="Source_20_Text"><text:span text:style-name="T26">index.html.erb</text:span></text:span></text:p>
            </text:list-item>
          </text:list>
          <text:section text:style-name="Sect6" text:name="highlighter_827559">
            <table:table table:name="Table88" table:style-name="Table88">
              <table:table-column table:style-name="Table88.A"/>
              <table:table-row>
                <table:table-cell table:style-name="Table88.A1" office:value-type="string">
                  <text:p text:style-name="P35"><text:span text:style-name="Source_20_Text"><text:span text:style-name="T31">&lt;h1&gt;Contacts&lt;/h1&gt;</text:span></text:span></text:p>
                  <text:p text:style-name="P35"><text:span text:style-name="Source_20_Text"><text:span text:style-name="T31">&lt;%= render [customer1, employee1, customer2, employee2] %&gt;</text:span></text:span></text:p>
                </table:table-cell>
              </table:table-row>
            </table:table>
          </text:section>
          <text:list xml:id="list181724969587418" text:continue-numbering="true" text:style-name="L16">
            <text:list-item>
              <text:p text:style-name="P29"><text:span text:style-name="Source_20_Text"><text:span text:style-name="T27">customers/_customer.html.erb</text:span></text:span></text:p>
            </text:list-item>
          </text:list>
          <text:section text:style-name="Sect6" text:name="highlighter_599612">
            <table:table table:name="Table89" table:style-name="Table89">
              <table:table-column table:style-name="Table89.A"/>
              <table:table-row>
                <table:table-cell table:style-name="Table89.A1" office:value-type="string">
                  <text:p text:style-name="P35"><text:span text:style-name="Source_20_Text"><text:span text:style-name="T31">&lt;p&gt;Customer: &lt;%= customer.name %&gt;&lt;/p&gt;</text:span></text:span></text:p>
                </table:table-cell>
              </table:table-row>
            </table:table>
          </text:section>
          <text:list xml:id="list181724460950806" text:continue-numbering="true" text:style-name="L16">
            <text:list-item>
              <text:p text:style-name="P29"><text:span text:style-name="Source_20_Text"><text:span text:style-name="T27">employees/_employee.html.erb</text:span></text:span></text:p>
            </text:list-item>
          </text:list>
          <text:section text:style-name="Sect6" text:name="highlighter_695787">
            <table:table table:name="Table90" table:style-name="Table90">
              <table:table-column table:style-name="Table90.A"/>
              <table:table-row>
                <table:table-cell table:style-name="Table90.A1" office:value-type="string">
                  <text:p text:style-name="P38"><text:span text:style-name="Source_20_Text"><text:span text:style-name="T31">&lt;p&gt;Employee: &lt;%= employee.name %&gt;&lt;/p&gt;</text:span></text:span></text:p>
                </table:table-cell>
              </table:table-row>
            </table:table>
          </text:section>
          <text:p text:style-name="P11">In this case, Rails will use the customer or employee partials as appropriate for each member of the collection.</text:p>
          <text:p text:style-name="P16"><text:span text:style-name="T18">In the event that the collection is empty, </text:span><text:span text:style-name="Source_20_Text"><text:span text:style-name="T26">render</text:span></text:span><text:span text:style-name="T18"> will return nil, so it should be fairly simple to provide alternative content.</text:span></text:p>
          <text:section text:style-name="Sect6" text:name="highlighter_546969">
            <table:table table:name="Table91" table:style-name="Table91">
              <table:table-column table:style-name="Table91.A"/>
              <table:table-row>
                <table:table-cell table:style-name="Table91.A1" office:value-type="string">
                  <text:p text:style-name="P35"><text:span text:style-name="Source_20_Text"><text:span text:style-name="T31">&lt;h1&gt;Products&lt;/h1&gt;</text:span></text:span></text:p>
                  <text:p text:style-name="P35"><text:span text:style-name="Source_20_Text"><text:span text:style-name="T31">&lt;%= render(@products) || "There are no products available." %&gt;</text:span></text:span></text:p>
                </table:table-cell>
              </table:table-row>
            </table:table>
          </text:section>
          <text:h text:style-name="P3" text:outline-level="5"><text:bookmark text:name="local-variables"/>3.4.6 Local Variables</text:h>
          <text:p text:style-name="P16"><text:span text:style-name="T18">To use a custom local variable name within the partial, specify the </text:span><text:span text:style-name="Source_20_Text"><text:span text:style-name="T26">:as</text:span></text:span><text:span text:style-name="T18"> option in the call to the partial:</text:span></text:p>
          <text:section text:style-name="Sect6" text:name="highlighter_228843">
            <table:table table:name="Table92" table:style-name="Table92">
              <table:table-column table:style-name="Table92.A"/>
              <table:table-row>
                <table:table-cell table:style-name="Table92.A1" office:value-type="string">
                  <text:p text:style-name="P35"><text:span text:style-name="Source_20_Text"><text:span text:style-name="T31">&lt;%=</text:span></text:span><text:span text:style-name="T35"> </text:span><text:span text:style-name="Source_20_Text"><text:span text:style-name="T31">render partial: </text:span></text:span><text:span text:style-name="Source_20_Text"><text:span text:style-name="T37">"product"</text:span></text:span><text:span text:style-name="Source_20_Text"><text:span text:style-name="T31">, collection: </text:span></text:span><text:span text:style-name="Source_20_Text"><text:span text:style-name="T32">@products</text:span></text:span><text:span text:style-name="Source_20_Text"><text:span text:style-name="T31">, as: </text:span></text:span><text:span text:style-name="Source_20_Text"><text:span text:style-name="T32">:item</text:span></text:span><text:span text:style-name="T35"> </text:span><text:span text:style-name="Source_20_Text"><text:span text:style-name="T31">%&gt;</text:span></text:span></text:p>
                </table:table-cell>
              </table:table-row>
            </table:table>
          </text:section>
          <text:p text:style-name="P16"><text:span text:style-name="T19">With this change, you can access an instance of the </text:span><text:span text:style-name="Source_20_Text"><text:span text:style-name="T27">@products</text:span></text:span><text:span text:style-name="T19"> collection as the </text:span><text:span text:style-name="Source_20_Text"><text:span text:style-name="T27">item</text:span></text:span><text:span text:style-name="T19"> local variable within the partial.</text:span></text:p>
          <text:p text:style-name="P16"><text:span text:style-name="T18">You can also pass in arbitrary local variables to any partial you are rendering with the </text:span><text:span text:style-name="Source_20_Text"><text:span text:style-name="T26">locals: {}</text:span></text:span><text:span text:style-name="T18">option:</text:span></text:p>
          <text:section text:style-name="Sect6" text:name="highlighter_185906">
            <table:table table:name="Table93" table:style-name="Table93">
              <table:table-column table:style-name="Table93.A"/>
              <table:table-row>
                <table:table-cell table:style-name="Table93.A1" office:value-type="string">
                  <text:p text:style-name="P35"><text:span text:style-name="Source_20_Text"><text:span text:style-name="T31">&lt;%=</text:span></text:span><text:span text:style-name="T35"> </text:span><text:span text:style-name="Source_20_Text"><text:span text:style-name="T31">render partial: </text:span></text:span><text:span text:style-name="Source_20_Text"><text:span text:style-name="T37">"products"</text:span></text:span><text:span text:style-name="Source_20_Text"><text:span text:style-name="T31">, collection: </text:span></text:span><text:span text:style-name="Source_20_Text"><text:span text:style-name="T32">@products</text:span></text:span><text:span text:style-name="Source_20_Text"><text:span text:style-name="T31">,</text:span></text:span></text:p>
                  <text:p text:style-name="P35"><text:span text:style-name="Source_20_Text"><text:span text:style-name="T33">           </text:span></text:span><text:span text:style-name="Source_20_Text"><text:span text:style-name="T31">as: </text:span></text:span><text:span text:style-name="Source_20_Text"><text:span text:style-name="T32">:item</text:span></text:span><text:span text:style-name="Source_20_Text"><text:span text:style-name="T31">, locals: {title: </text:span></text:span><text:span text:style-name="Source_20_Text"><text:span text:style-name="T37">"Products Page"</text:span></text:span><text:span text:style-name="Source_20_Text"><text:span text:style-name="T31">} %&gt;</text:span></text:span></text:p>
                </table:table-cell>
              </table:table-row>
            </table:table>
          </text:section>
          <text:p text:style-name="P16"><text:span text:style-name="T19">Would render a partial </text:span><text:span text:style-name="Source_20_Text"><text:span text:style-name="T27">_products.html.erb</text:span></text:span><text:span text:style-name="T19"> once for each instance of </text:span><text:span text:style-name="Source_20_Text"><text:span text:style-name="T27">product</text:span></text:span><text:span text:style-name="T19"> in the </text:span><text:span text:style-name="Source_20_Text"><text:span text:style-name="T27">@products</text:span></text:span><text:span text:style-name="T19">instance variable passing the instance to the partial as a local variable called </text:span><text:span text:style-name="Source_20_Text"><text:span text:style-name="T27">item</text:span></text:span><text:span text:style-name="T19"> and to each partial, make the local variable </text:span><text:span text:style-name="Source_20_Text"><text:span text:style-name="T27">title</text:span></text:span><text:span text:style-name="T19"> available with the value </text:span><text:span text:style-name="Source_20_Text"><text:span text:style-name="T27">Products Page</text:span></text:span><text:span text:style-name="T19">.</text:span></text:p>
          <text:p text:style-name="P16"><text:span text:style-name="T21">Rails also makes a counter variable available within a partial called by the collection, named after the member of the collection followed by </text:span><text:span text:style-name="Source_20_Text"><text:span text:style-name="T29">_counter</text:span></text:span><text:span text:style-name="T21">. For example, if you're rendering </text:span><text:span text:style-name="Source_20_Text"><text:span text:style-name="T29">@products</text:span></text:span><text:span text:style-name="T21">, within the partial you can refer to </text:span><text:span text:style-name="Source_20_Text"><text:span text:style-name="T29">product_counter</text:span></text:span><text:span text:style-name="T21"> to tell you how many times the partial has been rendered. This does not work in conjunction with the</text:span><text:span text:style-name="Source_20_Text"><text:span text:style-name="T29">as: :value</text:span></text:span><text:span text:style-name="T21"> option.</text:span></text:p>
          <text:p text:style-name="P16"><text:span text:style-name="T18">You can also specify a second partial to be rendered between instances of the main partial by using </text:span><text:soft-page-break/><text:span text:style-name="T18">the </text:span><text:span text:style-name="Source_20_Text"><text:span text:style-name="T26">:spacer_template</text:span></text:span><text:span text:style-name="T18"> option:</text:span></text:p>
          <text:h text:style-name="P2" text:outline-level="5"><text:bookmark text:name="spacer-templates"/>3.4.7 Spacer Templates</text:h>
          <text:section text:style-name="Sect6" text:name="highlighter_347481">
            <table:table table:name="Table94" table:style-name="Table94">
              <table:table-column table:style-name="Table94.A"/>
              <table:table-row>
                <table:table-cell table:style-name="Table94.A1" office:value-type="string">
                  <text:p text:style-name="P35"><text:span text:style-name="Source_20_Text"><text:span text:style-name="T31">&lt;%=</text:span></text:span><text:span text:style-name="T35"> </text:span><text:span text:style-name="Source_20_Text"><text:span text:style-name="T31">render partial: </text:span></text:span><text:span text:style-name="Source_20_Text"><text:span text:style-name="T32">@products</text:span></text:span><text:span text:style-name="Source_20_Text"><text:span text:style-name="T31">, spacer_template: </text:span></text:span><text:span text:style-name="Source_20_Text"><text:span text:style-name="T37">"product_ruler"</text:span></text:span><text:span text:style-name="T35"> </text:span><text:span text:style-name="Source_20_Text"><text:span text:style-name="T31">%&gt;</text:span></text:span></text:p>
                </table:table-cell>
              </table:table-row>
            </table:table>
          </text:section>
          <text:p text:style-name="P16"><text:span text:style-name="T19">Rails will render the </text:span><text:span text:style-name="Source_20_Text"><text:span text:style-name="T27">_product_ruler</text:span></text:span><text:span text:style-name="T19"> partial (with no data passed in to it) between each pair of </text:span><text:span text:style-name="Source_20_Text"><text:span text:style-name="T27">_product</text:span></text:span><text:span text:style-name="T19"> partials.</text:span></text:p>
          <text:h text:style-name="P2" text:outline-level="5"><text:bookmark text:name="collection-partial-layouts"/>3.4.8 Collection Partial Layouts</text:h>
          <text:p text:style-name="P16"><text:span text:style-name="T18">When rendering collections it is also possible to use the </text:span><text:span text:style-name="Source_20_Text"><text:span text:style-name="T26">:layout</text:span></text:span><text:span text:style-name="T18"> option:</text:span></text:p>
          <text:section text:style-name="Sect6" text:name="highlighter_551264">
            <table:table table:name="Table95" table:style-name="Table95">
              <table:table-column table:style-name="Table95.A"/>
              <table:table-row>
                <table:table-cell table:style-name="Table95.A1" office:value-type="string">
                  <text:p text:style-name="P35"><text:span text:style-name="Source_20_Text"><text:span text:style-name="T31">&lt;%=</text:span></text:span><text:span text:style-name="T35"> </text:span><text:span text:style-name="Source_20_Text"><text:span text:style-name="T31">render partial: </text:span></text:span><text:span text:style-name="Source_20_Text"><text:span text:style-name="T37">"product"</text:span></text:span><text:span text:style-name="Source_20_Text"><text:span text:style-name="T31">, collection: </text:span></text:span><text:span text:style-name="Source_20_Text"><text:span text:style-name="T32">@products</text:span></text:span><text:span text:style-name="Source_20_Text"><text:span text:style-name="T31">, layout: </text:span></text:span><text:span text:style-name="Source_20_Text"><text:span text:style-name="T37">"special_layout"</text:span></text:span><text:span text:style-name="T35"> </text:span><text:span text:style-name="Source_20_Text"><text:span text:style-name="T31">%&gt;</text:span></text:span></text:p>
                </table:table-cell>
              </table:table-row>
            </table:table>
          </text:section>
          <text:p text:style-name="P11">The layout will be rendered together with the partial for each item in the collection. The current object and object_counter variables will be available in the layout as well, the same way they do within the partial.</text:p>
          <text:h text:style-name="P45" text:outline-level="4"><text:bookmark text:name="using-nested-layouts"/>3.5 Using Nested Layouts</text:h>
          <text:p text:style-name="P9">You may find that your application requires a layout that differs slightly from your regular application layout to support one particular controller. Rather than repeating the main layout and editing it, you can accomplish this by using nested layouts (sometimes called sub-templates). Here's an example:</text:p>
          <text:p text:style-name="P16"><text:span text:style-name="T18">Suppose you have the following </text:span><text:span text:style-name="Source_20_Text"><text:span text:style-name="T26">ApplicationController</text:span></text:span><text:span text:style-name="T18"> layout:</text:span></text:p>
          <text:list xml:id="list3787143050045547663" text:style-name="L17">
            <text:list-item>
              <text:p text:style-name="P30"><text:span text:style-name="Source_20_Text"><text:span text:style-name="T26">app/views/layouts/application.html.erb</text:span></text:span></text:p>
            </text:list-item>
          </text:list>
          <text:section text:style-name="Sect6" text:name="highlighter_317684">
            <table:table table:name="Table96" table:style-name="Table96">
              <table:table-column table:style-name="Table96.A"/>
              <table:table-row>
                <table:table-cell table:style-name="Table96.A1" office:value-type="string">
                  <text:p text:style-name="P35"><text:span text:style-name="Source_20_Text"><text:span text:style-name="T31">&lt;html&gt;</text:span></text:span></text:p>
                  <text:p text:style-name="P35"><text:span text:style-name="Source_20_Text"><text:span text:style-name="T31">&lt;head&gt;</text:span></text:span></text:p>
                  <text:p text:style-name="P35"><text:span text:style-name="Source_20_Text"><text:span text:style-name="T33">  </text:span></text:span><text:span text:style-name="Source_20_Text"><text:span text:style-name="T31">&lt;title&gt;&lt;%= @page_title or "Page Title" %&gt;&lt;/title&gt;</text:span></text:span></text:p>
                  <text:p text:style-name="P35"><text:span text:style-name="Source_20_Text"><text:span text:style-name="T33">  </text:span></text:span><text:span text:style-name="Source_20_Text"><text:span text:style-name="T31">&lt;%= stylesheet_link_tag "layout" %&gt;</text:span></text:span></text:p>
                  <text:p text:style-name="P35"><text:span text:style-name="Source_20_Text"><text:span text:style-name="T33">  </text:span></text:span><text:span text:style-name="Source_20_Text"><text:span text:style-name="T31">&lt;style&gt;&lt;%= yield :stylesheets %&gt;&lt;/style&gt;</text:span></text:span></text:p>
                  <text:p text:style-name="P35"><text:span text:style-name="Source_20_Text"><text:span text:style-name="T31">&lt;/head&gt;</text:span></text:span></text:p>
                  <text:p text:style-name="P35"><text:span text:style-name="Source_20_Text"><text:span text:style-name="T31">&lt;body&gt;</text:span></text:span></text:p>
                  <text:p text:style-name="P35"><text:span text:style-name="Source_20_Text"><text:span text:style-name="T33">  </text:span></text:span><text:span text:style-name="Source_20_Text"><text:span text:style-name="T31">&lt;div id="top_menu"&gt;Top menu items here&lt;/div&gt;</text:span></text:span></text:p>
                  <text:p text:style-name="P35"><text:span text:style-name="Source_20_Text"><text:span text:style-name="T33">  </text:span></text:span><text:span text:style-name="Source_20_Text"><text:span text:style-name="T31">&lt;div id="menu"&gt;Menu items here&lt;/div&gt;</text:span></text:span></text:p>
                  <text:p text:style-name="P35"><text:span text:style-name="Source_20_Text"><text:span text:style-name="T33">  </text:span></text:span><text:span text:style-name="Source_20_Text"><text:span text:style-name="T31">&lt;div id="content"&gt;&lt;%= content_for?(:content) ? yield(:content) : yield %&gt;&lt;/div&gt;</text:span></text:span></text:p>
                  <text:p text:style-name="P35"><text:span text:style-name="Source_20_Text"><text:span text:style-name="T31">&lt;/body&gt;</text:span></text:span></text:p>
                  <text:p text:style-name="P38"><text:span text:style-name="Source_20_Text"><text:span text:style-name="T31">&lt;/html&gt;</text:span></text:span></text:p>
                </table:table-cell>
              </table:table-row>
            </table:table>
          </text:section>
          <text:p text:style-name="P16"><text:span text:style-name="T19">On pages generated by </text:span><text:span text:style-name="Source_20_Text"><text:span text:style-name="T27">NewsController</text:span></text:span><text:span text:style-name="T19">, you want to hide the top menu and add a right menu:</text:span></text:p>
          <text:list xml:id="list1786319646786296934" text:style-name="L18">
            <text:list-item>
              <text:p text:style-name="P31"><text:span text:style-name="Source_20_Text"><text:span text:style-name="T26">app/views/layouts/news.html.erb</text:span></text:span></text:p>
            </text:list-item>
          </text:list>
          <text:section text:style-name="Sect6" text:name="highlighter_458702">
            <table:table table:name="Table97" table:style-name="Table97">
              <table:table-column table:style-name="Table97.A"/>
              <table:table-row>
                <table:table-cell table:style-name="Table97.A1" office:value-type="string">
                  <text:p text:style-name="P35"><text:span text:style-name="Source_20_Text"><text:span text:style-name="T31">&lt;% content_for :stylesheets do %&gt;</text:span></text:span></text:p>
                  <text:p text:style-name="P35"><text:span text:style-name="Source_20_Text"><text:span text:style-name="T33">  </text:span></text:span><text:span text:style-name="Source_20_Text"><text:span text:style-name="T31">#top_menu {display: none}</text:span></text:span></text:p>
                  <text:p text:style-name="P35"><text:span text:style-name="Source_20_Text"><text:span text:style-name="T33">  </text:span></text:span><text:span text:style-name="Source_20_Text"><text:span text:style-name="T31">#right_menu {float: right; background-color: yellow; color: black}</text:span></text:span></text:p>
                  <text:p text:style-name="P35"><text:span text:style-name="Source_20_Text"><text:span text:style-name="T31">&lt;% end %&gt;</text:span></text:span></text:p>
                  <text:p text:style-name="P35"><text:span text:style-name="Source_20_Text"><text:span text:style-name="T31">&lt;% content_for :content do %&gt;</text:span></text:span></text:p>
                  <text:p text:style-name="P35"><text:span text:style-name="Source_20_Text"><text:span text:style-name="T33">  </text:span></text:span><text:span text:style-name="Source_20_Text"><text:span text:style-name="T31">&lt;div id="right_menu"&gt;Right menu items here&lt;/div&gt;</text:span></text:span></text:p>
                  <text:p text:style-name="P35"><text:span text:style-name="Source_20_Text"><text:span text:style-name="T33">  </text:span></text:span><text:span text:style-name="Source_20_Text"><text:span text:style-name="T31">&lt;%= content_for?(:news_content) ? yield(:news_content) : yield %&gt;</text:span></text:span></text:p>
                  <text:p text:style-name="P35"><text:span text:style-name="Source_20_Text"><text:span text:style-name="T31">&lt;% end %&gt;</text:span></text:span></text:p>
                  <text:p text:style-name="P38"><text:span text:style-name="Source_20_Text"><text:span text:style-name="T31">&lt;%= render template: "layouts/application" %&gt;</text:span></text:span></text:p>
                </table:table-cell>
              </table:table-row>
            </table:table>
          </text:section>
          <text:p text:style-name="P11">That's it. The News views will use the new layout, hiding the top menu and adding a new right menu inside the "content" div.</text:p>
          <text:p text:style-name="P16"><text:span text:style-name="T18">There are several ways of getting similar results with different sub-templating schemes using this </text:span><text:soft-page-break/><text:span text:style-name="T18">technique. Note that there is no limit in nesting levels. One can use the </text:span><text:span text:style-name="Source_20_Text"><text:span text:style-name="T26">ActionView::render</text:span></text:span><text:span text:style-name="T18">method via </text:span><text:span text:style-name="Source_20_Text"><text:span text:style-name="T26">render template: 'layouts/news'</text:span></text:span><text:span text:style-name="T18"> to base a new layout on the News layout. If you are sure you will not subtemplate the </text:span><text:span text:style-name="Source_20_Text"><text:span text:style-name="T26">News</text:span></text:span><text:span text:style-name="T18"> layout, you can replace the </text:span><text:span text:style-name="Source_20_Text"><text:span text:style-name="T26">content_for?(:news_content) ? yield(:news_content) : yield</text:span></text:span><text:span text:style-name="T18"> with simply </text:span><text:span text:style-name="Source_20_Text"><text:span text:style-name="T26">yield</text:span></text:span><text:span text:style-name="T18">.</text:span></text:p>
          <text:h text:style-name="P43" text:outline-level="3">Feedback</text:h>
          <text:p text:style-name="P9">You're encouraged to help improve the quality of this guide.</text:p>
          <text:p text:style-name="P5"><text:span text:style-name="T18">Please contribute if you see any typos or factual errors. To get started, you can read our</text:span><text:a xlink:type="simple" xlink:href="http://edgeguides.rubyonrails.org/contributing_to_ruby_on_rails.html#contributing-to-the-rails-documentation"><text:span text:style-name="T15">documentation contributions</text:span></text:a><text:span text:style-name="T18"> section.</text:span></text:p>
          <text:p text:style-name="P5"><text:span text:style-name="T18">You may also find incomplete content, or stuff that is not up to date. Please do add any missing documentation for master. Make sure to check </text:span><text:a xlink:type="simple" xlink:href="http://edgeguides.rubyonrails.org/"><text:span text:style-name="T15">Edge Guides</text:span></text:a><text:span text:style-name="T18"> first to verify if the issues are already fixed or not on the master branch. Check the </text:span><text:a xlink:type="simple" xlink:href="http://guides.rubyonrails.org/ruby_on_rails_guides_guidelines.html"><text:span text:style-name="T15">Ruby on Rails Guides Guidelines</text:span></text:a><text:span text:style-name="T18"> for style and conventions.</text:span></text:p>
          <text:p text:style-name="P5"><text:span text:style-name="T18">If for whatever reason you spot something to fix but cannot patch it yourself, please </text:span><text:a xlink:type="simple" xlink:href="https://github.com/rails/rails/issues"><text:span text:style-name="T15">open an issue</text:span></text:a><text:span text:style-name="T18">.</text:span></text:p>
          <text:p text:style-name="P5"><text:span text:style-name="T18">And last but not least, any kind of discussion regarding Ruby on Rails documentation is very welcome in the </text:span><text:a xlink:type="simple" xlink:href="http://groups.google.com/group/rubyonrails-docs"><text:span text:style-name="T15">rubyonrails-docs mailing list</text:span></text:a><text:span text:style-name="T18">.</text:span></text:p>
        </text:section>
      </text:section>
      <text:section text:style-name="Sect1" text:name="footer">
        <text:p text:style-name="P5"><text:span text:style-name="T5">This work is licensed under a </text:span><text:a xlink:type="simple" xlink:href="http://creativecommons.org/licenses/by-sa/3.0/"><text:span text:style-name="T11">Creative Commons Attribution-Share Alike 3.0</text:span></text:a><text:span text:style-name="T5"> License</text:span></text:p>
        <text:p text:style-name="P15">"Rails", "Ruby on Rails", and the Rails logo are trademarks of David Heinemeier Hansson. All rights reserve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nonymous Pro" svg:font-family="'Anonymous Pro', Inconsolata, Menlo, Consolas, 'Bitstream Vera Sans Mono', 'Courier New', monospace"/>
    <style:font-face style:name="Consolas" svg:font-family="Consolas, 'Bitstream Vera Sans Mono', 'Courier New', Courier, monospace"/>
    <style:font-face style:name="Helvetica" svg:font-family="Helvetica, Arial, sans-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ur </meta:initial-creator>
    <meta:creation-date>2014-01-30T18:16:48.219371240</meta:creation-date>
    <dc:date>2014-01-30T18:17:23.174972433</dc:date>
    <dc:creator>Nur </dc:creator>
    <meta:editing-duration>P0D</meta:editing-duration>
    <meta:editing-cycles>1</meta:editing-cycles>
    <meta:document-statistic meta:table-count="97" meta:image-count="1" meta:object-count="0" meta:page-count="23" meta:paragraph-count="761" meta:word-count="6569" meta:character-count="42467" meta:non-whitespace-character-count="36312"/>
    <meta:generator>LibreOffice/4.1.3.2$Linux_X86_64 LibreOffice_project/410m0$Build-2</meta:generator>
  </office:meta>
</office:document-meta>
</file>